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0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lt;1" style:apply-style-name="Good" style:base-cell-address="Sheet1.H2"/>
      <style:map style:condition="cell-content-is-between(1,1.25)" style:apply-style-name="Warning" style:base-cell-address="Sheet1.H2"/>
      <style:map style:condition="cell-content()&gt;1.25" style:apply-style-name="Bad" style:base-cell-address="Sheet1.H2"/>
    </style:style>
    <style:style style:name="ce5" style:family="table-cell" style:parent-style-name="Default">
      <style:map style:condition="cell-content()&lt;1" style:apply-style-name="Good" style:base-cell-address="Sheet1.L2"/>
      <style:map style:condition="cell-content-is-between(1,1.25)" style:apply-style-name="Warning" style:base-cell-address="Sheet1.L2"/>
      <style:map style:condition="cell-content()&gt;1.25" style:apply-style-name="Bad" style:base-cell-address="Sheet1.L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ce5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baseline_a</text:p>
          </table:table-cell>
          <table:table-cell office:value-type="string" calcext:value-type="string">
            <text:p>baseline_b</text:p>
          </table:table-cell>
          <table:table-cell office:value-type="string" calcext:value-type="string">
            <text:p>baseline_avg</text:p>
          </table:table-cell>
          <table:table-cell office:value-type="string" calcext:value-type="string">
            <text:p>master_a</text:p>
          </table:table-cell>
          <table:table-cell office:value-type="string" calcext:value-type="string">
            <text:p>master_b</text:p>
          </table:table-cell>
          <table:table-cell office:value-type="string" calcext:value-type="string">
            <text:p>master_avg</text:p>
          </table:table-cell>
          <table:table-cell table:style-name="Default" office:value-type="string" calcext:value-type="string">
            <text:p>baseline vs. Master</text:p>
          </table:table-cell>
          <table:table-cell office:value-type="string" calcext:value-type="string">
            <text:p>master_with_2384_a</text:p>
          </table:table-cell>
          <table:table-cell office:value-type="string" calcext:value-type="string">
            <text:p>master_with_2384_b</text:p>
          </table:table-cell>
          <table:table-cell/>
          <table:table-cell table:style-name="Default" office:value-type="string" calcext:value-type="string">
            <text:p>baseline vs. master_with_2384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152" calcext:value-type="float">
            <text:p>0.4152</text:p>
          </table:table-cell>
          <table:table-cell table:formula="of:=([.B2]+[.C2])/2" office:value-type="float" office:value="0.3969" calcext:value-type="float">
            <text:p>0.396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89" calcext:value-type="float">
            <text:p>0.3989</text:p>
          </table:table-cell>
          <table:table-cell table:formula="of:=([.E2]+[.F2])/2" office:value-type="float" office:value="0.39295" calcext:value-type="float">
            <text:p>0.39295</text:p>
          </table:table-cell>
          <table:table-cell table:formula="of:=[.G2]/[.D2]" office:value-type="float" office:value="0.990047871000252" calcext:value-type="float">
            <text:p>0.990047871000252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24" calcext:value-type="float">
            <text:p>0.424</text:p>
          </table:table-cell>
          <table:table-cell table:formula="of:=([.I2]+[.J2])/2" office:value-type="float" office:value="0.40475" calcext:value-type="float">
            <text:p>0.40475</text:p>
          </table:table-cell>
          <table:table-cell table:formula="of:=[.K2]/[.D2]" office:value-type="float" office:value="1.01977828168304" calcext:value-type="float">
            <text:p>1.01977828168304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6835" calcext:value-type="float">
            <text:p>0.6835</text:p>
          </table:table-cell>
          <table:table-cell table:formula="of:=([.B3]+[.C3])/2" office:value-type="float" office:value="0.6742" calcext:value-type="float">
            <text:p>0.674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027" calcext:value-type="float">
            <text:p>0.7027</text:p>
          </table:table-cell>
          <table:table-cell table:formula="of:=([.E3]+[.F3])/2" office:value-type="float" office:value="0.7063" calcext:value-type="float">
            <text:p>0.7063</text:p>
          </table:table-cell>
          <table:table-cell table:formula="of:=[.G3]/[.D3]" office:value-type="float" office:value="1.04761198457431" calcext:value-type="float">
            <text:p>1.0476119845743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44" calcext:value-type="float">
            <text:p>0.0444</text:p>
          </table:table-cell>
          <table:table-cell table:formula="of:=([.I3]+[.J3])/2" office:value-type="float" office:value="0.04475" calcext:value-type="float">
            <text:p>0.04475</text:p>
          </table:table-cell>
          <table:table-cell table:formula="of:=[.K3]/[.D3]" office:value-type="float" office:value="0.0663749629190151" calcext:value-type="float">
            <text:p>0.066374962919015</text:p>
          </table:table-cell>
        </table:table-row>
        <table:table-row table:style-name="ro1">
          <table:table-cell table:style-name="ce1" office:value-type="string" calcext:value-type="string">
            <text:p>AddEmptyString</text:p>
          </table:table-cell>
          <table:table-cell table:style-name="ce1" office:value-type="float" office:value="0.0325" calcext:value-type="float">
            <text:p>0.0325</text:p>
          </table:table-cell>
          <table:table-cell table:style-name="ce1" office:value-type="float" office:value="0.0359" calcext:value-type="float">
            <text:p>0.0359</text:p>
          </table:table-cell>
          <table:table-cell table:style-name="ce1" table:formula="of:=([.B4]+[.C4])/2" office:value-type="float" office:value="0.0342" calcext:value-type="float">
            <text:p>0.0342</text:p>
          </table:table-cell>
          <table:table-cell table:style-name="ce1" office:value-type="float" office:value="0.0754" calcext:value-type="float">
            <text:p>0.0754</text:p>
          </table:table-cell>
          <table:table-cell table:style-name="ce1" office:value-type="float" office:value="0.0357" calcext:value-type="float">
            <text:p>0.0357</text:p>
          </table:table-cell>
          <table:table-cell table:style-name="ce1" table:formula="of:=([.E4]+[.F4])/2" office:value-type="float" office:value="0.05555" calcext:value-type="float">
            <text:p>0.05555</text:p>
          </table:table-cell>
          <table:table-cell table:formula="of:=[.G4]/[.D4]" office:value-type="float" office:value="1.62426900584795" calcext:value-type="float">
            <text:p>1.62426900584795</text:p>
          </table:table-cell>
          <table:table-cell table:number-columns-repeated="2" office:value-type="float" office:value="0.0337" calcext:value-type="float">
            <text:p>0.0337</text:p>
          </table:table-cell>
          <table:table-cell table:formula="of:=([.I4]+[.J4])/2" office:value-type="float" office:value="0.0337" calcext:value-type="float">
            <text:p>0.0337</text:p>
          </table:table-cell>
          <table:table-cell table:formula="of:=[.K4]/[.D4]" office:value-type="float" office:value="0.985380116959064" calcext:value-type="float">
            <text:p>0.98538011695906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2303" calcext:value-type="float">
            <text:p>0.2303</text:p>
          </table:table-cell>
          <table:table-cell table:formula="of:=([.B5]+[.C5])/2" office:value-type="float" office:value="0.24275" calcext:value-type="float">
            <text:p>0.2427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363" calcext:value-type="float">
            <text:p>0.2363</text:p>
          </table:table-cell>
          <table:table-cell table:formula="of:=([.E5]+[.F5])/2" office:value-type="float" office:value="0.235" calcext:value-type="float">
            <text:p>0.235</text:p>
          </table:table-cell>
          <table:table-cell table:formula="of:=[.G5]/[.D5]" office:value-type="float" office:value="0.968074150360453" calcext:value-type="float">
            <text:p>0.968074150360453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283" calcext:value-type="float">
            <text:p>0.2283</text:p>
          </table:table-cell>
          <table:table-cell table:formula="of:=([.I5]+[.J5])/2" office:value-type="float" office:value="0.231" calcext:value-type="float">
            <text:p>0.231</text:p>
          </table:table-cell>
          <table:table-cell table:formula="of:=[.K5]/[.D5]" office:value-type="float" office:value="0.951596292481977" calcext:value-type="float">
            <text:p>0.951596292481977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64" calcext:value-type="float">
            <text:p>0.3864</text:p>
          </table:table-cell>
          <table:table-cell table:formula="of:=([.B6]+[.C6])/2" office:value-type="float" office:value="0.3827" calcext:value-type="float">
            <text:p>0.3827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947" calcext:value-type="float">
            <text:p>0.3947</text:p>
          </table:table-cell>
          <table:table-cell table:formula="of:=([.E6]+[.F6])/2" office:value-type="float" office:value="0.39925" calcext:value-type="float">
            <text:p>0.39925</text:p>
          </table:table-cell>
          <table:table-cell table:formula="of:=[.G6]/[.D6]" office:value-type="float" office:value="1.04324536190227" calcext:value-type="float">
            <text:p>1.04324536190227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886" calcext:value-type="float">
            <text:p>0.3886</text:p>
          </table:table-cell>
          <table:table-cell table:formula="of:=([.I6]+[.J6])/2" office:value-type="float" office:value="0.38705" calcext:value-type="float">
            <text:p>0.38705</text:p>
          </table:table-cell>
          <table:table-cell table:formula="of:=[.K6]/[.D6]" office:value-type="float" office:value="1.01136660569637" calcext:value-type="float">
            <text:p>1.0113666056963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2739" calcext:value-type="float">
            <text:p>0.2739</text:p>
          </table:table-cell>
          <table:table-cell table:formula="of:=([.B7]+[.C7])/2" office:value-type="float" office:value="0.28015" calcext:value-type="float">
            <text:p>0.28015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796" calcext:value-type="float">
            <text:p>0.2796</text:p>
          </table:table-cell>
          <table:table-cell table:formula="of:=([.E7]+[.F7])/2" office:value-type="float" office:value="0.27625" calcext:value-type="float">
            <text:p>0.27625</text:p>
          </table:table-cell>
          <table:table-cell table:formula="of:=[.G7]/[.D7]" office:value-type="float" office:value="0.986078886310905" calcext:value-type="float">
            <text:p>0.9860788863109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15" calcext:value-type="float">
            <text:p>0.2715</text:p>
          </table:table-cell>
          <table:table-cell table:formula="of:=([.I7]+[.J7])/2" office:value-type="float" office:value="0.27375" calcext:value-type="float">
            <text:p>0.27375</text:p>
          </table:table-cell>
          <table:table-cell table:formula="of:=[.K7]/[.D7]" office:value-type="float" office:value="0.977155095484562" calcext:value-type="float">
            <text:p>0.977155095484562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351" calcext:value-type="float">
            <text:p>0.2351</text:p>
          </table:table-cell>
          <table:table-cell table:formula="of:=([.B8]+[.C8])/2" office:value-type="float" office:value="0.233" calcext:value-type="float">
            <text:p>0.233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357" calcext:value-type="float">
            <text:p>0.2357</text:p>
          </table:table-cell>
          <table:table-cell table:formula="of:=([.E8]+[.F8])/2" office:value-type="float" office:value="0.24645" calcext:value-type="float">
            <text:p>0.24645</text:p>
          </table:table-cell>
          <table:table-cell table:formula="of:=[.G8]/[.D8]" office:value-type="float" office:value="1.05772532188841" calcext:value-type="float">
            <text:p>1.05772532188841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2333" calcext:value-type="float">
            <text:p>0.2333</text:p>
          </table:table-cell>
          <table:table-cell table:formula="of:=([.I8]+[.J8])/2" office:value-type="float" office:value="0.23325" calcext:value-type="float">
            <text:p>0.23325</text:p>
          </table:table-cell>
          <table:table-cell table:formula="of:=[.K8]/[.D8]" office:value-type="float" office:value="1.00107296137339" calcext:value-type="float">
            <text:p>1.00107296137339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2" calcext:value-type="float">
            <text:p>0.62</text:p>
          </table:table-cell>
          <table:table-cell table:formula="of:=([.B9]+[.C9])/2" office:value-type="float" office:value="0.6181" calcext:value-type="float">
            <text:p>0.6181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6661" calcext:value-type="float">
            <text:p>0.6661</text:p>
          </table:table-cell>
          <table:table-cell table:formula="of:=([.E9]+[.F9])/2" office:value-type="float" office:value="0.64215" calcext:value-type="float">
            <text:p>0.64215</text:p>
          </table:table-cell>
          <table:table-cell table:formula="of:=[.G9]/[.D9]" office:value-type="float" office:value="1.03890956155962" calcext:value-type="float">
            <text:p>1.03890956155962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6178" calcext:value-type="float">
            <text:p>0.6178</text:p>
          </table:table-cell>
          <table:table-cell table:formula="of:=([.I9]+[.J9])/2" office:value-type="float" office:value="0.616" calcext:value-type="float">
            <text:p>0.616</text:p>
          </table:table-cell>
          <table:table-cell table:formula="of:=[.K9]/[.D9]" office:value-type="float" office:value="0.996602491506229" calcext:value-type="float">
            <text:p>0.996602491506229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1582" calcext:value-type="float">
            <text:p>2.1582</text:p>
          </table:table-cell>
          <table:table-cell office:value-type="float" office:value="2.3433" calcext:value-type="float">
            <text:p>2.3433</text:p>
          </table:table-cell>
          <table:table-cell table:formula="of:=([.B10]+[.C10])/2" office:value-type="float" office:value="2.25075" calcext:value-type="float">
            <text:p>2.25075</text:p>
          </table:table-cell>
          <table:table-cell office:value-type="float" office:value="2.2266" calcext:value-type="float">
            <text:p>2.2266</text:p>
          </table:table-cell>
          <table:table-cell office:value-type="float" office:value="2.3828" calcext:value-type="float">
            <text:p>2.3828</text:p>
          </table:table-cell>
          <table:table-cell table:formula="of:=([.E10]+[.F10])/2" office:value-type="float" office:value="2.3047" calcext:value-type="float">
            <text:p>2.3047</text:p>
          </table:table-cell>
          <table:table-cell table:formula="of:=[.G10]/[.D10]" office:value-type="float" office:value="1.0239697878485" calcext:value-type="float">
            <text:p>1.0239697878485</text:p>
          </table:table-cell>
          <table:table-cell office:value-type="float" office:value="2.2462" calcext:value-type="float">
            <text:p>2.2462</text:p>
          </table:table-cell>
          <table:table-cell office:value-type="float" office:value="2.15" calcext:value-type="float">
            <text:p>2.15</text:p>
          </table:table-cell>
          <table:table-cell table:formula="of:=([.I10]+[.J10])/2" office:value-type="float" office:value="2.1981" calcext:value-type="float">
            <text:p>2.1981</text:p>
          </table:table-cell>
          <table:table-cell table:formula="of:=[.K10]/[.D10]" office:value-type="float" office:value="0.976607797400866" calcext:value-type="float">
            <text:p>0.976607797400866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273" calcext:value-type="float">
            <text:p>0.2273</text:p>
          </table:table-cell>
          <table:table-cell table:formula="of:=([.B11]+[.C11])/2" office:value-type="float" office:value="0.221" calcext:value-type="float">
            <text:p>0.22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91" calcext:value-type="float">
            <text:p>0.2491</text:p>
          </table:table-cell>
          <table:table-cell table:formula="of:=([.E11]+[.F11])/2" office:value-type="float" office:value="0.2445" calcext:value-type="float">
            <text:p>0.2445</text:p>
          </table:table-cell>
          <table:table-cell table:formula="of:=[.G11]/[.D11]" office:value-type="float" office:value="1.10633484162896" calcext:value-type="float">
            <text:p>1.1063348416289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449" calcext:value-type="float">
            <text:p>0.2449</text:p>
          </table:table-cell>
          <table:table-cell table:formula="of:=([.I11]+[.J11])/2" office:value-type="float" office:value="0.22865" calcext:value-type="float">
            <text:p>0.22865</text:p>
          </table:table-cell>
          <table:table-cell table:formula="of:=[.K11]/[.D11]" office:value-type="float" office:value="1.03461538461538" calcext:value-type="float">
            <text:p>1.03461538461538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406" calcext:value-type="float">
            <text:p>0.2406</text:p>
          </table:table-cell>
          <table:table-cell table:formula="of:=([.B12]+[.C12])/2" office:value-type="float" office:value="0.22185" calcext:value-type="float">
            <text:p>0.2218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463" calcext:value-type="float">
            <text:p>0.2463</text:p>
          </table:table-cell>
          <table:table-cell table:formula="of:=([.E12]+[.F12])/2" office:value-type="float" office:value="0.24145" calcext:value-type="float">
            <text:p>0.24145</text:p>
          </table:table-cell>
          <table:table-cell table:formula="of:=[.G12]/[.D12]" office:value-type="float" office:value="1.08834798287131" calcext:value-type="float">
            <text:p>1.088347982871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52" calcext:value-type="float">
            <text:p>0.2352</text:p>
          </table:table-cell>
          <table:table-cell table:formula="of:=([.I12]+[.J12])/2" office:value-type="float" office:value="0.2206" calcext:value-type="float">
            <text:p>0.2206</text:p>
          </table:table-cell>
          <table:table-cell table:formula="of:=[.K12]/[.D12]" office:value-type="float" office:value="0.994365562316881" calcext:value-type="float">
            <text:p>0.994365562316881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9" calcext:value-type="float">
            <text:p>0.0159</text:p>
          </table:table-cell>
          <table:table-cell table:formula="of:=([.B13]+[.C13])/2" office:value-type="float" office:value="0.01595" calcext:value-type="float">
            <text:p>0.0159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9" calcext:value-type="float">
            <text:p>0.0159</text:p>
          </table:table-cell>
          <table:table-cell table:formula="of:=([.E13]+[.F13])/2" office:value-type="float" office:value="0.01585" calcext:value-type="float">
            <text:p>0.01585</text:p>
          </table:table-cell>
          <table:table-cell table:formula="of:=[.G13]/[.D13]" office:value-type="float" office:value="0.993730407523511" calcext:value-type="float">
            <text:p>0.993730407523511</text:p>
          </table:table-cell>
          <table:table-cell table:number-columns-repeated="2" office:value-type="float" office:value="0.0148" calcext:value-type="float">
            <text:p>0.0148</text:p>
          </table:table-cell>
          <table:table-cell table:formula="of:=([.I13]+[.J13])/2" office:value-type="float" office:value="0.0148" calcext:value-type="float">
            <text:p>0.0148</text:p>
          </table:table-cell>
          <table:table-cell table:formula="of:=[.K13]/[.D13]" office:value-type="float" office:value="0.927899686520376" calcext:value-type="float">
            <text:p>0.927899686520376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2969" calcext:value-type="float">
            <text:p>0.2969</text:p>
          </table:table-cell>
          <table:table-cell table:formula="of:=([.B14]+[.C14])/2" office:value-type="float" office:value="0.2939" calcext:value-type="float">
            <text:p>0.2939</text:p>
          </table:table-cell>
          <table:table-cell table:number-columns-repeated="2" office:value-type="float" office:value="0.2955" calcext:value-type="float">
            <text:p>0.2955</text:p>
          </table:table-cell>
          <table:table-cell table:formula="of:=([.E14]+[.F14])/2" office:value-type="float" office:value="0.2955" calcext:value-type="float">
            <text:p>0.2955</text:p>
          </table:table-cell>
          <table:table-cell table:formula="of:=[.G14]/[.D14]" office:value-type="float" office:value="1.00544402858115" calcext:value-type="float">
            <text:p>1.0054440285811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101" calcext:value-type="float">
            <text:p>0.3101</text:p>
          </table:table-cell>
          <table:table-cell table:formula="of:=([.I14]+[.J14])/2" office:value-type="float" office:value="0.2993" calcext:value-type="float">
            <text:p>0.2993</text:p>
          </table:table-cell>
          <table:table-cell table:formula="of:=[.K14]/[.D14]" office:value-type="float" office:value="1.01837359646138" calcext:value-type="float">
            <text:p>1.01837359646138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91" calcext:value-type="float">
            <text:p>0.0691</text:p>
          </table:table-cell>
          <table:table-cell table:formula="of:=([.B15]+[.C15])/2" office:value-type="float" office:value="0.04555" calcext:value-type="float">
            <text:p>0.0455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" calcext:value-type="float">
            <text:p>0.024</text:p>
          </table:table-cell>
          <table:table-cell table:formula="of:=([.E15]+[.F15])/2" office:value-type="float" office:value="0.0238" calcext:value-type="float">
            <text:p>0.0238</text:p>
          </table:table-cell>
          <table:table-cell table:formula="of:=[.G15]/[.D15]" office:value-type="float" office:value="0.522502744237102" calcext:value-type="float">
            <text:p>0.52250274423710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8" calcext:value-type="float">
            <text:p>0.0218</text:p>
          </table:table-cell>
          <table:table-cell table:formula="of:=([.I15]+[.J15])/2" office:value-type="float" office:value="0.02185" calcext:value-type="float">
            <text:p>0.02185</text:p>
          </table:table-cell>
          <table:table-cell table:formula="of:=[.K15]/[.D15]" office:value-type="float" office:value="0.479692645444566" calcext:value-type="float">
            <text:p>0.47969264544456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4" calcext:value-type="float">
            <text:p>0.0134</text:p>
          </table:table-cell>
          <table:table-cell table:formula="of:=([.B16]+[.C16])/2" office:value-type="float" office:value="0.01225" calcext:value-type="float">
            <text:p>0.0122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26" calcext:value-type="float">
            <text:p>0.0126</text:p>
          </table:table-cell>
          <table:table-cell table:formula="of:=([.E16]+[.F16])/2" office:value-type="float" office:value="0.0121" calcext:value-type="float">
            <text:p>0.0121</text:p>
          </table:table-cell>
          <table:table-cell table:formula="of:=[.G16]/[.D16]" office:value-type="float" office:value="0.987755102040816" calcext:value-type="float">
            <text:p>0.98775510204081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4" calcext:value-type="float">
            <text:p>0.0114</text:p>
          </table:table-cell>
          <table:table-cell table:formula="of:=([.I16]+[.J16])/2" office:value-type="float" office:value="0.01135" calcext:value-type="float">
            <text:p>0.01135</text:p>
          </table:table-cell>
          <table:table-cell table:formula="of:=[.K16]/[.D16]" office:value-type="float" office:value="0.926530612244898" calcext:value-type="float">
            <text:p>0.926530612244898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508" calcext:value-type="float">
            <text:p>0.2508</text:p>
          </table:table-cell>
          <table:table-cell table:formula="of:=([.B17]+[.C17])/2" office:value-type="float" office:value="0.2357" calcext:value-type="float">
            <text:p>0.235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289" calcext:value-type="float">
            <text:p>0.2289</text:p>
          </table:table-cell>
          <table:table-cell table:formula="of:=([.E17]+[.F17])/2" office:value-type="float" office:value="0.24725" calcext:value-type="float">
            <text:p>0.24725</text:p>
          </table:table-cell>
          <table:table-cell table:formula="of:=[.G17]/[.D17]" office:value-type="float" office:value="1.04900296987696" calcext:value-type="float">
            <text:p>1.04900296987696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525" calcext:value-type="float">
            <text:p>0.2525</text:p>
          </table:table-cell>
          <table:table-cell table:formula="of:=([.I17]+[.J17])/2" office:value-type="float" office:value="0.2371" calcext:value-type="float">
            <text:p>0.2371</text:p>
          </table:table-cell>
          <table:table-cell table:formula="of:=[.K17]/[.D17]" office:value-type="float" office:value="1.00593975392448" calcext:value-type="float">
            <text:p>1.00593975392448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31" calcext:value-type="float">
            <text:p>0.0631</text:p>
          </table:table-cell>
          <table:table-cell table:formula="of:=([.B18]+[.C18])/2" office:value-type="float" office:value="0.0614" calcext:value-type="float">
            <text:p>0.0614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49" calcext:value-type="float">
            <text:p>0.0649</text:p>
          </table:table-cell>
          <table:table-cell table:formula="of:=([.E18]+[.F18])/2" office:value-type="float" office:value="0.0639" calcext:value-type="float">
            <text:p>0.0639</text:p>
          </table:table-cell>
          <table:table-cell table:formula="of:=[.G18]/[.D18]" office:value-type="float" office:value="1.04071661237785" calcext:value-type="float">
            <text:p>1.0407166123778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01" calcext:value-type="float">
            <text:p>0.0601</text:p>
          </table:table-cell>
          <table:table-cell table:formula="of:=([.I18]+[.J18])/2" office:value-type="float" office:value="0.07055" calcext:value-type="float">
            <text:p>0.07055</text:p>
          </table:table-cell>
          <table:table-cell table:formula="of:=[.K18]/[.D18]" office:value-type="float" office:value="1.14902280130293" calcext:value-type="float">
            <text:p>1.14902280130293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09" calcext:value-type="float">
            <text:p>0.2609</text:p>
          </table:table-cell>
          <table:table-cell table:formula="of:=([.B19]+[.C19])/2" office:value-type="float" office:value="0.24745" calcext:value-type="float">
            <text:p>0.24745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241" calcext:value-type="float">
            <text:p>0.2241</text:p>
          </table:table-cell>
          <table:table-cell table:formula="of:=([.E19]+[.F19])/2" office:value-type="float" office:value="0.23945" calcext:value-type="float">
            <text:p>0.23945</text:p>
          </table:table-cell>
          <table:table-cell table:formula="of:=[.G19]/[.D19]" office:value-type="float" office:value="0.967670236411396" calcext:value-type="float">
            <text:p>0.967670236411396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162" calcext:value-type="float">
            <text:p>0.2162</text:p>
          </table:table-cell>
          <table:table-cell table:formula="of:=([.I19]+[.J19])/2" office:value-type="float" office:value="0.2184" calcext:value-type="float">
            <text:p>0.2184</text:p>
          </table:table-cell>
          <table:table-cell table:formula="of:=[.K19]/[.D19]" office:value-type="float" office:value="0.882602545968883" calcext:value-type="float">
            <text:p>0.882602545968883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786" calcext:value-type="float">
            <text:p>0.2786</text:p>
          </table:table-cell>
          <table:table-cell table:formula="of:=([.B20]+[.C20])/2" office:value-type="float" office:value="0.2915" calcext:value-type="float">
            <text:p>0.291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461" calcext:value-type="float">
            <text:p>0.2461</text:p>
          </table:table-cell>
          <table:table-cell table:formula="of:=([.E20]+[.F20])/2" office:value-type="float" office:value="0.2471" calcext:value-type="float">
            <text:p>0.2471</text:p>
          </table:table-cell>
          <table:table-cell table:formula="of:=[.G20]/[.D20]" office:value-type="float" office:value="0.847684391080617" calcext:value-type="float">
            <text:p>0.847684391080617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54" calcext:value-type="float">
            <text:p>0.2654</text:p>
          </table:table-cell>
          <table:table-cell table:formula="of:=([.I20]+[.J20])/2" office:value-type="float" office:value="0.2549" calcext:value-type="float">
            <text:p>0.2549</text:p>
          </table:table-cell>
          <table:table-cell table:formula="of:=[.K20]/[.D20]" office:value-type="float" office:value="0.874442538593482" calcext:value-type="float">
            <text:p>0.874442538593482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39" calcext:value-type="float">
            <text:p>0.3339</text:p>
          </table:table-cell>
          <table:table-cell table:formula="of:=([.B21]+[.C21])/2" office:value-type="float" office:value="0.33595" calcext:value-type="float">
            <text:p>0.3359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2" calcext:value-type="float">
            <text:p>0.3792</text:p>
          </table:table-cell>
          <table:table-cell table:formula="of:=([.E21]+[.F21])/2" office:value-type="float" office:value="0.3682" calcext:value-type="float">
            <text:p>0.3682</text:p>
          </table:table-cell>
          <table:table-cell table:formula="of:=[.G21]/[.D21]" office:value-type="float" office:value="1.09599642803989" calcext:value-type="float">
            <text:p>1.09599642803989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384" calcext:value-type="float">
            <text:p>0.3384</text:p>
          </table:table-cell>
          <table:table-cell table:formula="of:=([.I21]+[.J21])/2" office:value-type="float" office:value="0.3389" calcext:value-type="float">
            <text:p>0.3389</text:p>
          </table:table-cell>
          <table:table-cell table:formula="of:=[.K21]/[.D21]" office:value-type="float" office:value="1.0087810686114" calcext:value-type="float">
            <text:p>1.0087810686114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62" calcext:value-type="float">
            <text:p>0.2262</text:p>
          </table:table-cell>
          <table:table-cell table:formula="of:=([.B22]+[.C22])/2" office:value-type="float" office:value="0.2106" calcext:value-type="float">
            <text:p>0.2106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066" calcext:value-type="float">
            <text:p>0.2066</text:p>
          </table:table-cell>
          <table:table-cell table:formula="of:=([.E22]+[.F22])/2" office:value-type="float" office:value="0.2155" calcext:value-type="float">
            <text:p>0.2155</text:p>
          </table:table-cell>
          <table:table-cell table:formula="of:=[.G22]/[.D22]" office:value-type="float" office:value="1.02326685660019" calcext:value-type="float">
            <text:p>1.02326685660019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938" calcext:value-type="float">
            <text:p>0.1938</text:p>
          </table:table-cell>
          <table:table-cell table:formula="of:=([.I22]+[.J22])/2" office:value-type="float" office:value="0.1956" calcext:value-type="float">
            <text:p>0.1956</text:p>
          </table:table-cell>
          <table:table-cell table:formula="of:=[.K22]/[.D22]" office:value-type="float" office:value="0.928774928774929" calcext:value-type="float">
            <text:p>0.928774928774929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627" calcext:value-type="float">
            <text:p>0.2627</text:p>
          </table:table-cell>
          <table:table-cell table:formula="of:=([.B23]+[.C23])/2" office:value-type="float" office:value="0.26275" calcext:value-type="float">
            <text:p>0.26275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2654" calcext:value-type="float">
            <text:p>0.2654</text:p>
          </table:table-cell>
          <table:table-cell table:formula="of:=([.E23]+[.F23])/2" office:value-type="float" office:value="0.26615" calcext:value-type="float">
            <text:p>0.26615</text:p>
          </table:table-cell>
          <table:table-cell table:formula="of:=[.G23]/[.D23]" office:value-type="float" office:value="1.01294005708849" calcext:value-type="float">
            <text:p>1.01294005708849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613" calcext:value-type="float">
            <text:p>0.2613</text:p>
          </table:table-cell>
          <table:table-cell table:formula="of:=([.I23]+[.J23])/2" office:value-type="float" office:value="0.2632" calcext:value-type="float">
            <text:p>0.2632</text:p>
          </table:table-cell>
          <table:table-cell table:formula="of:=[.K23]/[.D23]" office:value-type="float" office:value="1.00171265461465" calcext:value-type="float">
            <text:p>1.0017126546146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465" calcext:value-type="float">
            <text:p>0.2465</text:p>
          </table:table-cell>
          <table:table-cell table:formula="of:=([.B24]+[.C24])/2" office:value-type="float" office:value="0.232" calcext:value-type="float">
            <text:p>0.232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2222" calcext:value-type="float">
            <text:p>0.2222</text:p>
          </table:table-cell>
          <table:table-cell table:formula="of:=([.E24]+[.F24])/2" office:value-type="float" office:value="0.22325" calcext:value-type="float">
            <text:p>0.22325</text:p>
          </table:table-cell>
          <table:table-cell table:formula="of:=[.G24]/[.D24]" office:value-type="float" office:value="0.962284482758621" calcext:value-type="float">
            <text:p>0.962284482758621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172" calcext:value-type="float">
            <text:p>0.2172</text:p>
          </table:table-cell>
          <table:table-cell table:formula="of:=([.I24]+[.J24])/2" office:value-type="float" office:value="0.21875" calcext:value-type="float">
            <text:p>0.21875</text:p>
          </table:table-cell>
          <table:table-cell table:formula="of:=[.K24]/[.D24]" office:value-type="float" office:value="0.942887931034483" calcext:value-type="float">
            <text:p>0.942887931034483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3367" calcext:value-type="float">
            <text:p>0.3367</text:p>
          </table:table-cell>
          <table:table-cell table:formula="of:=([.B25]+[.C25])/2" office:value-type="float" office:value="0.32765" calcext:value-type="float">
            <text:p>0.3276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4006" calcext:value-type="float">
            <text:p>0.4006</text:p>
          </table:table-cell>
          <table:table-cell table:formula="of:=([.E25]+[.F25])/2" office:value-type="float" office:value="0.3725" calcext:value-type="float">
            <text:p>0.3725</text:p>
          </table:table-cell>
          <table:table-cell table:formula="of:=[.G25]/[.D25]" office:value-type="float" office:value="1.13688386998321" calcext:value-type="float">
            <text:p>1.13688386998321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509" calcext:value-type="float">
            <text:p>0.3509</text:p>
          </table:table-cell>
          <table:table-cell table:formula="of:=([.I25]+[.J25])/2" office:value-type="float" office:value="0.3397" calcext:value-type="float">
            <text:p>0.3397</text:p>
          </table:table-cell>
          <table:table-cell table:formula="of:=[.K25]/[.D25]" office:value-type="float" office:value="1.03677704867999" calcext:value-type="float">
            <text:p>1.03677704867999</text:p>
          </table:table-cell>
        </table:table-row>
        <table:table-row table:style-name="ro1">
          <table:table-cell table:style-name="ce2" office:value-type="string" calcext:value-type="string">
            <text:p>AvoidInstanceofChecksInCatchClause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9" calcext:value-type="float">
            <text:p>0.0289</text:p>
          </table:table-cell>
          <table:table-cell table:formula="of:=([.B26]+[.C26])/2" office:value-type="float" office:value="0.02855" calcext:value-type="float">
            <text:p>0.0285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7" calcext:value-type="float">
            <text:p>0.0287</text:p>
          </table:table-cell>
          <table:table-cell table:formula="of:=([.E26]+[.F26])/2" office:value-type="float" office:value="0.0283" calcext:value-type="float">
            <text:p>0.0283</text:p>
          </table:table-cell>
          <table:table-cell table:formula="of:=[.G26]/[.D26]" office:value-type="float" office:value="0.991243432574431" calcext:value-type="float">
            <text:p>0.99124343257443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85" calcext:value-type="float">
            <text:p>0.0285</text:p>
          </table:table-cell>
          <table:table-cell table:formula="of:=([.I26]+[.J26])/2" office:value-type="float" office:value="0.052" calcext:value-type="float">
            <text:p>0.052</text:p>
          </table:table-cell>
          <table:table-cell table:formula="of:=[.K26]/[.D26]" office:value-type="float" office:value="1.82136602451839" calcext:value-type="float">
            <text:p>1.82136602451839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155" calcext:value-type="float">
            <text:p>0.2155</text:p>
          </table:table-cell>
          <table:table-cell table:formula="of:=([.B27]+[.C27])/2" office:value-type="float" office:value="0.235" calcext:value-type="float">
            <text:p>0.23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194" calcext:value-type="float">
            <text:p>0.2194</text:p>
          </table:table-cell>
          <table:table-cell table:formula="of:=([.E27]+[.F27])/2" office:value-type="float" office:value="0.22645" calcext:value-type="float">
            <text:p>0.22645</text:p>
          </table:table-cell>
          <table:table-cell table:formula="of:=[.G27]/[.D27]" office:value-type="float" office:value="0.963617021276596" calcext:value-type="float">
            <text:p>0.9636170212765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1" calcext:value-type="float">
            <text:p>0.2311</text:p>
          </table:table-cell>
          <table:table-cell table:formula="of:=([.I27]+[.J27])/2" office:value-type="float" office:value="0.22505" calcext:value-type="float">
            <text:p>0.22505</text:p>
          </table:table-cell>
          <table:table-cell table:formula="of:=[.K27]/[.D27]" office:value-type="float" office:value="0.957659574468085" calcext:value-type="float">
            <text:p>0.95765957446808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756" calcext:value-type="float">
            <text:p>0.9756</text:p>
          </table:table-cell>
          <table:table-cell table:formula="of:=([.B28]+[.C28])/2" office:value-type="float" office:value="0.97315" calcext:value-type="float">
            <text:p>0.973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64" calcext:value-type="float">
            <text:p>0.1664</text:p>
          </table:table-cell>
          <table:table-cell table:formula="of:=([.E28]+[.F28])/2" office:value-type="float" office:value="0.16215" calcext:value-type="float">
            <text:p>0.16215</text:p>
          </table:table-cell>
          <table:table-cell table:formula="of:=[.G28]/[.D28]" office:value-type="float" office:value="0.166623850382778" calcext:value-type="float">
            <text:p>0.16662385038277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739" calcext:value-type="float">
            <text:p>0.1739</text:p>
          </table:table-cell>
          <table:table-cell table:formula="of:=([.I28]+[.J28])/2" office:value-type="float" office:value="0.1657" calcext:value-type="float">
            <text:p>0.1657</text:p>
          </table:table-cell>
          <table:table-cell table:formula="of:=[.K28]/[.D28]" office:value-type="float" office:value="0.170271797770128" calcext:value-type="float">
            <text:p>0.170271797770128</text:p>
          </table:table-cell>
        </table:table-row>
        <table:table-row table:style-name="ro1">
          <table:table-cell table:style-name="ce2" office:value-type="string" calcext:value-type="string">
            <text:p>AvoidLosingExceptionInformation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84" calcext:value-type="float">
            <text:p>0.0384</text:p>
          </table:table-cell>
          <table:table-cell table:formula="of:=([.B29]+[.C29])/2" office:value-type="float" office:value="0.03825" calcext:value-type="float">
            <text:p>0.0382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05" calcext:value-type="float">
            <text:p>0.0405</text:p>
          </table:table-cell>
          <table:table-cell table:formula="of:=([.E29]+[.F29])/2" office:value-type="float" office:value="0.0409" calcext:value-type="float">
            <text:p>0.0409</text:p>
          </table:table-cell>
          <table:table-cell table:formula="of:=[.G29]/[.D29]" office:value-type="float" office:value="1.06928104575163" calcext:value-type="float">
            <text:p>1.06928104575163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394" calcext:value-type="float">
            <text:p>0.0394</text:p>
          </table:table-cell>
          <table:table-cell table:formula="of:=([.I29]+[.J29])/2" office:value-type="float" office:value="0.0534" calcext:value-type="float">
            <text:p>0.0534</text:p>
          </table:table-cell>
          <table:table-cell table:formula="of:=[.K29]/[.D29]" office:value-type="float" office:value="1.39607843137255" calcext:value-type="float">
            <text:p>1.39607843137255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1662" calcext:value-type="float">
            <text:p>2.1662</text:p>
          </table:table-cell>
          <table:table-cell office:value-type="float" office:value="2.0896" calcext:value-type="float">
            <text:p>2.0896</text:p>
          </table:table-cell>
          <table:table-cell table:formula="of:=([.B30]+[.C30])/2" office:value-type="float" office:value="2.1279" calcext:value-type="float">
            <text:p>2.1279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7557" calcext:value-type="float">
            <text:p>0.7557</text:p>
          </table:table-cell>
          <table:table-cell table:formula="of:=([.E30]+[.F30])/2" office:value-type="float" office:value="0.7738" calcext:value-type="float">
            <text:p>0.7738</text:p>
          </table:table-cell>
          <table:table-cell table:formula="of:=[.G30]/[.D30]" office:value-type="float" office:value="0.363644908125382" calcext:value-type="float">
            <text:p>0.363644908125382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31" calcext:value-type="float">
            <text:p>0.831</text:p>
          </table:table-cell>
          <table:table-cell table:formula="of:=([.I30]+[.J30])/2" office:value-type="float" office:value="0.8462" calcext:value-type="float">
            <text:p>0.8462</text:p>
          </table:table-cell>
          <table:table-cell table:formula="of:=[.K30]/[.D30]" office:value-type="float" office:value="0.397669063395836" calcext:value-type="float">
            <text:p>0.397669063395836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9" calcext:value-type="float">
            <text:p>0.0089</text:p>
          </table:table-cell>
          <table:table-cell table:formula="of:=([.B31]+[.C31])/2" office:value-type="float" office:value="0.008" calcext:value-type="float">
            <text:p>0.00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4" calcext:value-type="float">
            <text:p>0.0074</text:p>
          </table:table-cell>
          <table:table-cell table:formula="of:=([.E31]+[.F31])/2" office:value-type="float" office:value="0.00715" calcext:value-type="float">
            <text:p>0.00715</text:p>
          </table:table-cell>
          <table:table-cell table:formula="of:=[.G31]/[.D31]" office:value-type="float" office:value="0.89375" calcext:value-type="float">
            <text:p>0.8937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" calcext:value-type="float">
            <text:p>0.007</text:p>
          </table:table-cell>
          <table:table-cell table:formula="of:=([.I31]+[.J31])/2" office:value-type="float" office:value="0.00705" calcext:value-type="float">
            <text:p>0.00705</text:p>
          </table:table-cell>
          <table:table-cell table:formula="of:=[.K31]/[.D31]" office:value-type="float" office:value="0.88125" calcext:value-type="float">
            <text:p>0.8812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87" calcext:value-type="float">
            <text:p>0.8587</text:p>
          </table:table-cell>
          <table:table-cell table:formula="of:=([.B32]+[.C32])/2" office:value-type="float" office:value="0.8561" calcext:value-type="float">
            <text:p>0.8561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547" calcext:value-type="float">
            <text:p>0.7547</text:p>
          </table:table-cell>
          <table:table-cell table:formula="of:=([.E32]+[.F32])/2" office:value-type="float" office:value="0.77375" calcext:value-type="float">
            <text:p>0.77375</text:p>
          </table:table-cell>
          <table:table-cell table:formula="of:=[.G32]/[.D32]" office:value-type="float" office:value="0.90380796635907" calcext:value-type="float">
            <text:p>0.90380796635907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135" calcext:value-type="float">
            <text:p>0.7135</text:p>
          </table:table-cell>
          <table:table-cell table:formula="of:=([.I32]+[.J32])/2" office:value-type="float" office:value="0.7406" calcext:value-type="float">
            <text:p>0.7406</text:p>
          </table:table-cell>
          <table:table-cell table:formula="of:=[.K32]/[.D32]" office:value-type="float" office:value="0.865085854456255" calcext:value-type="float">
            <text:p>0.86508585445625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4" calcext:value-type="float">
            <text:p>0.0454</text:p>
          </table:table-cell>
          <table:table-cell table:formula="of:=([.B33]+[.C33])/2" office:value-type="float" office:value="0.04395" calcext:value-type="float">
            <text:p>0.043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82" calcext:value-type="float">
            <text:p>0.0482</text:p>
          </table:table-cell>
          <table:table-cell table:formula="of:=([.E33]+[.F33])/2" office:value-type="float" office:value="0.0481" calcext:value-type="float">
            <text:p>0.0481</text:p>
          </table:table-cell>
          <table:table-cell table:formula="of:=[.G33]/[.D33]" office:value-type="float" office:value="1.09442548350398" calcext:value-type="float">
            <text:p>1.0944254835039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9" calcext:value-type="float">
            <text:p>0.0449</text:p>
          </table:table-cell>
          <table:table-cell table:formula="of:=([.I33]+[.J33])/2" office:value-type="float" office:value="0.0454" calcext:value-type="float">
            <text:p>0.0454</text:p>
          </table:table-cell>
          <table:table-cell table:formula="of:=[.K33]/[.D33]" office:value-type="float" office:value="1.03299203640501" calcext:value-type="float">
            <text:p>1.03299203640501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624" calcext:value-type="float">
            <text:p>0.0624</text:p>
          </table:table-cell>
          <table:table-cell table:formula="of:=([.B34]+[.C34])/2" office:value-type="float" office:value="0.04775" calcext:value-type="float">
            <text:p>0.047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4" calcext:value-type="float">
            <text:p>0.0344</text:p>
          </table:table-cell>
          <table:table-cell table:formula="of:=([.E34]+[.F34])/2" office:value-type="float" office:value="0.0352" calcext:value-type="float">
            <text:p>0.0352</text:p>
          </table:table-cell>
          <table:table-cell table:formula="of:=[.G34]/[.D34]" office:value-type="float" office:value="0.73717277486911" calcext:value-type="float">
            <text:p>0.7371727748691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46" calcext:value-type="float">
            <text:p>0.0346</text:p>
          </table:table-cell>
          <table:table-cell table:formula="of:=([.I34]+[.J34])/2" office:value-type="float" office:value="0.03435" calcext:value-type="float">
            <text:p>0.03435</text:p>
          </table:table-cell>
          <table:table-cell table:formula="of:=[.K34]/[.D34]" office:value-type="float" office:value="0.719371727748691" calcext:value-type="float">
            <text:p>0.719371727748691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607" calcext:value-type="float">
            <text:p>0.1607</text:p>
          </table:table-cell>
          <table:table-cell table:formula="of:=([.B35]+[.C35])/2" office:value-type="float" office:value="0.1304" calcext:value-type="float">
            <text:p>0.130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998" calcext:value-type="float">
            <text:p>0.0998</text:p>
          </table:table-cell>
          <table:table-cell table:formula="of:=([.E35]+[.F35])/2" office:value-type="float" office:value="0.1153" calcext:value-type="float">
            <text:p>0.1153</text:p>
          </table:table-cell>
          <table:table-cell table:formula="of:=[.G35]/[.D35]" office:value-type="float" office:value="0.88420245398773" calcext:value-type="float">
            <text:p>0.88420245398773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975" calcext:value-type="float">
            <text:p>0.0975</text:p>
          </table:table-cell>
          <table:table-cell table:formula="of:=([.I35]+[.J35])/2" office:value-type="float" office:value="0.09755" calcext:value-type="float">
            <text:p>0.09755</text:p>
          </table:table-cell>
          <table:table-cell table:formula="of:=[.K35]/[.D35]" office:value-type="float" office:value="0.748082822085889" calcext:value-type="float">
            <text:p>0.74808282208588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911" calcext:value-type="float">
            <text:p>0.3911</text:p>
          </table:table-cell>
          <table:table-cell table:formula="of:=([.B36]+[.C36])/2" office:value-type="float" office:value="0.37015" calcext:value-type="float">
            <text:p>0.37015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479" calcext:value-type="float">
            <text:p>0.3479</text:p>
          </table:table-cell>
          <table:table-cell table:formula="of:=([.E36]+[.F36])/2" office:value-type="float" office:value="0.34575" calcext:value-type="float">
            <text:p>0.34575</text:p>
          </table:table-cell>
          <table:table-cell table:formula="of:=[.G36]/[.D36]" office:value-type="float" office:value="0.934080778062948" calcext:value-type="float">
            <text:p>0.93408077806294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52" calcext:value-type="float">
            <text:p>0.352</text:p>
          </table:table-cell>
          <table:table-cell table:formula="of:=([.I36]+[.J36])/2" office:value-type="float" office:value="0.3502" calcext:value-type="float">
            <text:p>0.3502</text:p>
          </table:table-cell>
          <table:table-cell table:formula="of:=[.K36]/[.D36]" office:value-type="float" office:value="0.946102931244091" calcext:value-type="float">
            <text:p>0.94610293124409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66" calcext:value-type="float">
            <text:p>0.0166</text:p>
          </table:table-cell>
          <table:table-cell table:formula="of:=([.B37]+[.C37])/2" office:value-type="float" office:value="0.0159" calcext:value-type="float">
            <text:p>0.015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73" calcext:value-type="float">
            <text:p>0.0173</text:p>
          </table:table-cell>
          <table:table-cell table:formula="of:=([.E37]+[.F37])/2" office:value-type="float" office:value="0.017" calcext:value-type="float">
            <text:p>0.017</text:p>
          </table:table-cell>
          <table:table-cell table:formula="of:=[.G37]/[.D37]" office:value-type="float" office:value="1.06918238993711" calcext:value-type="float">
            <text:p>1.0691823899371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2" calcext:value-type="float">
            <text:p>0.0152</text:p>
          </table:table-cell>
          <table:table-cell table:formula="of:=([.I37]+[.J37])/2" office:value-type="float" office:value="0.01555" calcext:value-type="float">
            <text:p>0.01555</text:p>
          </table:table-cell>
          <table:table-cell table:formula="of:=[.K37]/[.D37]" office:value-type="float" office:value="0.977987421383648" calcext:value-type="float">
            <text:p>0.977987421383648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69" calcext:value-type="float">
            <text:p>0.0569</text:p>
          </table:table-cell>
          <table:table-cell table:formula="of:=([.B38]+[.C38])/2" office:value-type="float" office:value="0.05535" calcext:value-type="float">
            <text:p>0.0553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69" calcext:value-type="float">
            <text:p>0.0569</text:p>
          </table:table-cell>
          <table:table-cell table:formula="of:=([.E38]+[.F38])/2" office:value-type="float" office:value="0.05635" calcext:value-type="float">
            <text:p>0.05635</text:p>
          </table:table-cell>
          <table:table-cell table:formula="of:=[.G38]/[.D38]" office:value-type="float" office:value="1.01806684733514" calcext:value-type="float">
            <text:p>1.01806684733514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51" calcext:value-type="float">
            <text:p>0.0551</text:p>
          </table:table-cell>
          <table:table-cell table:formula="of:=([.I38]+[.J38])/2" office:value-type="float" office:value="0.0549" calcext:value-type="float">
            <text:p>0.0549</text:p>
          </table:table-cell>
          <table:table-cell table:formula="of:=[.K38]/[.D38]" office:value-type="float" office:value="0.991869918699187" calcext:value-type="float">
            <text:p>0.991869918699187</text:p>
          </table:table-cell>
        </table:table-row>
        <table:table-row table:style-name="ro1">
          <table:table-cell table:style-name="ce2" office:value-type="string" calcext:value-type="string">
            <text:p>AvoidSynchronizedAtMethodLevel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6" calcext:value-type="float">
            <text:p>0.126</text:p>
          </table:table-cell>
          <table:table-cell table:formula="of:=([.B39]+[.C39])/2" office:value-type="float" office:value="0.12395" calcext:value-type="float">
            <text:p>0.12395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288" calcext:value-type="float">
            <text:p>0.1288</text:p>
          </table:table-cell>
          <table:table-cell table:formula="of:=([.E39]+[.F39])/2" office:value-type="float" office:value="0.1472" calcext:value-type="float">
            <text:p>0.1472</text:p>
          </table:table-cell>
          <table:table-cell table:formula="of:=[.G39]/[.D39]" office:value-type="float" office:value="1.18757563533683" calcext:value-type="float">
            <text:p>1.18757563533683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551" calcext:value-type="float">
            <text:p>0.1551</text:p>
          </table:table-cell>
          <table:table-cell table:formula="of:=([.I39]+[.J39])/2" office:value-type="float" office:value="0.15615" calcext:value-type="float">
            <text:p>0.15615</text:p>
          </table:table-cell>
          <table:table-cell table:formula="of:=[.K39]/[.D39]" office:value-type="float" office:value="1.25978217022993" calcext:value-type="float">
            <text:p>1.25978217022993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1" calcext:value-type="float">
            <text:p>0.41</text:p>
          </table:table-cell>
          <table:table-cell table:formula="of:=([.B40]+[.C40])/2" office:value-type="float" office:value="0.41885" calcext:value-type="float">
            <text:p>0.41885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419" calcext:value-type="float">
            <text:p>0.419</text:p>
          </table:table-cell>
          <table:table-cell table:formula="of:=([.E40]+[.F40])/2" office:value-type="float" office:value="0.42505" calcext:value-type="float">
            <text:p>0.42505</text:p>
          </table:table-cell>
          <table:table-cell table:formula="of:=[.G40]/[.D40]" office:value-type="float" office:value="1.01480243523935" calcext:value-type="float">
            <text:p>1.01480243523935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3903" calcext:value-type="float">
            <text:p>0.3903</text:p>
          </table:table-cell>
          <table:table-cell table:formula="of:=([.I40]+[.J40])/2" office:value-type="float" office:value="0.39235" calcext:value-type="float">
            <text:p>0.39235</text:p>
          </table:table-cell>
          <table:table-cell table:formula="of:=[.K40]/[.D40]" office:value-type="float" office:value="0.93673152679957" calcext:value-type="float">
            <text:p>0.93673152679957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48" calcext:value-type="float">
            <text:p>0.0148</text:p>
          </table:table-cell>
          <table:table-cell table:formula="of:=([.B41]+[.C41])/2" office:value-type="float" office:value="0.01405" calcext:value-type="float">
            <text:p>0.0140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3" calcext:value-type="float">
            <text:p>0.0153</text:p>
          </table:table-cell>
          <table:table-cell table:formula="of:=([.E41]+[.F41])/2" office:value-type="float" office:value="0.0149" calcext:value-type="float">
            <text:p>0.0149</text:p>
          </table:table-cell>
          <table:table-cell table:formula="of:=[.G41]/[.D41]" office:value-type="float" office:value="1.06049822064057" calcext:value-type="float">
            <text:p>1.06049822064057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" calcext:value-type="float">
            <text:p>0.0138</text:p>
          </table:table-cell>
          <table:table-cell table:formula="of:=([.I41]+[.J41])/2" office:value-type="float" office:value="0.01385" calcext:value-type="float">
            <text:p>0.01385</text:p>
          </table:table-cell>
          <table:table-cell table:formula="of:=[.K41]/[.D41]" office:value-type="float" office:value="0.98576512455516" calcext:value-type="float">
            <text:p>0.98576512455516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21" calcext:value-type="float">
            <text:p>0.0621</text:p>
          </table:table-cell>
          <table:table-cell table:formula="of:=([.B42]+[.C42])/2" office:value-type="float" office:value="0.0609" calcext:value-type="float">
            <text:p>0.0609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08" calcext:value-type="float">
            <text:p>0.0608</text:p>
          </table:table-cell>
          <table:table-cell table:formula="of:=([.E42]+[.F42])/2" office:value-type="float" office:value="0.06425" calcext:value-type="float">
            <text:p>0.06425</text:p>
          </table:table-cell>
          <table:table-cell table:formula="of:=[.G42]/[.D42]" office:value-type="float" office:value="1.05500821018062" calcext:value-type="float">
            <text:p>1.0550082101806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69" calcext:value-type="float">
            <text:p>0.0569</text:p>
          </table:table-cell>
          <table:table-cell table:formula="of:=([.I42]+[.J42])/2" office:value-type="float" office:value="0.05765" calcext:value-type="float">
            <text:p>0.05765</text:p>
          </table:table-cell>
          <table:table-cell table:formula="of:=[.K42]/[.D42]" office:value-type="float" office:value="0.946633825944171" calcext:value-type="float">
            <text:p>0.946633825944171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2" calcext:value-type="float">
            <text:p>0.0432</text:p>
          </table:table-cell>
          <table:table-cell table:formula="of:=([.B43]+[.C43])/2" office:value-type="float" office:value="0.0421" calcext:value-type="float">
            <text:p>0.042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7" calcext:value-type="float">
            <text:p>0.0437</text:p>
          </table:table-cell>
          <table:table-cell table:formula="of:=([.E43]+[.F43])/2" office:value-type="float" office:value="0.04285" calcext:value-type="float">
            <text:p>0.04285</text:p>
          </table:table-cell>
          <table:table-cell table:formula="of:=[.G43]/[.D43]" office:value-type="float" office:value="1.01781472684086" calcext:value-type="float">
            <text:p>1.01781472684086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07" calcext:value-type="float">
            <text:p>0.0407</text:p>
          </table:table-cell>
          <table:table-cell table:formula="of:=([.I43]+[.J43])/2" office:value-type="float" office:value="0.04115" calcext:value-type="float">
            <text:p>0.04115</text:p>
          </table:table-cell>
          <table:table-cell table:formula="of:=[.K43]/[.D43]" office:value-type="float" office:value="0.977434679334917" calcext:value-type="float">
            <text:p>0.977434679334917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662" calcext:value-type="float">
            <text:p>0.0662</text:p>
          </table:table-cell>
          <table:table-cell table:formula="of:=([.B44]+[.C44])/2" office:value-type="float" office:value="0.0825" calcext:value-type="float">
            <text:p>0.0825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78" calcext:value-type="float">
            <text:p>0.0678</text:p>
          </table:table-cell>
          <table:table-cell table:formula="of:=([.E44]+[.F44])/2" office:value-type="float" office:value="0.06755" calcext:value-type="float">
            <text:p>0.06755</text:p>
          </table:table-cell>
          <table:table-cell table:formula="of:=[.G44]/[.D44]" office:value-type="float" office:value="0.818787878787879" calcext:value-type="float">
            <text:p>0.818787878787879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46" calcext:value-type="float">
            <text:p>0.0646</text:p>
          </table:table-cell>
          <table:table-cell table:formula="of:=([.I44]+[.J44])/2" office:value-type="float" office:value="0.0657" calcext:value-type="float">
            <text:p>0.0657</text:p>
          </table:table-cell>
          <table:table-cell table:formula="of:=[.K44]/[.D44]" office:value-type="float" office:value="0.796363636363636" calcext:value-type="float">
            <text:p>0.796363636363636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17" calcext:value-type="float">
            <text:p>0.0517</text:p>
          </table:table-cell>
          <table:table-cell table:formula="of:=([.B45]+[.C45])/2" office:value-type="float" office:value="0.0499" calcext:value-type="float">
            <text:p>0.0499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18" calcext:value-type="float">
            <text:p>0.0518</text:p>
          </table:table-cell>
          <table:table-cell table:formula="of:=([.E45]+[.F45])/2" office:value-type="float" office:value="0.05355" calcext:value-type="float">
            <text:p>0.05355</text:p>
          </table:table-cell>
          <table:table-cell table:formula="of:=[.G45]/[.D45]" office:value-type="float" office:value="1.07314629258517" calcext:value-type="float">
            <text:p>1.073146292585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03" calcext:value-type="float">
            <text:p>0.0503</text:p>
          </table:table-cell>
          <table:table-cell table:formula="of:=([.I45]+[.J45])/2" office:value-type="float" office:value="0.05425" calcext:value-type="float">
            <text:p>0.05425</text:p>
          </table:table-cell>
          <table:table-cell table:formula="of:=[.K45]/[.D45]" office:value-type="float" office:value="1.08717434869739" calcext:value-type="float">
            <text:p>1.0871743486973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5405" calcext:value-type="float">
            <text:p>0.5405</text:p>
          </table:table-cell>
          <table:table-cell table:formula="of:=([.B46]+[.C46])/2" office:value-type="float" office:value="0.51005" calcext:value-type="float">
            <text:p>0.5100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548" calcext:value-type="float">
            <text:p>0.5548</text:p>
          </table:table-cell>
          <table:table-cell table:formula="of:=([.E46]+[.F46])/2" office:value-type="float" office:value="0.5438" calcext:value-type="float">
            <text:p>0.5438</text:p>
          </table:table-cell>
          <table:table-cell table:formula="of:=[.G46]/[.D46]" office:value-type="float" office:value="1.06616998333497" calcext:value-type="float">
            <text:p>1.0661699833349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4787" calcext:value-type="float">
            <text:p>0.4787</text:p>
          </table:table-cell>
          <table:table-cell table:formula="of:=([.I46]+[.J46])/2" office:value-type="float" office:value="0.47855" calcext:value-type="float">
            <text:p>0.47855</text:p>
          </table:table-cell>
          <table:table-cell table:formula="of:=[.K46]/[.D46]" office:value-type="float" office:value="0.938241348887364" calcext:value-type="float">
            <text:p>0.938241348887364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2663" calcext:value-type="float">
            <text:p>0.2663</text:p>
          </table:table-cell>
          <table:table-cell table:formula="of:=([.B47]+[.C47])/2" office:value-type="float" office:value="0.26395" calcext:value-type="float">
            <text:p>0.2639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472" calcext:value-type="float">
            <text:p>0.2472</text:p>
          </table:table-cell>
          <table:table-cell table:formula="of:=([.E47]+[.F47])/2" office:value-type="float" office:value="0.24615" calcext:value-type="float">
            <text:p>0.24615</text:p>
          </table:table-cell>
          <table:table-cell table:formula="of:=[.G47]/[.D47]" office:value-type="float" office:value="0.932562985413904" calcext:value-type="float">
            <text:p>0.932562985413904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393" calcext:value-type="float">
            <text:p>0.2393</text:p>
          </table:table-cell>
          <table:table-cell table:formula="of:=([.I47]+[.J47])/2" office:value-type="float" office:value="0.2406" calcext:value-type="float">
            <text:p>0.2406</text:p>
          </table:table-cell>
          <table:table-cell table:formula="of:=[.K47]/[.D47]" office:value-type="float" office:value="0.911536275809812" calcext:value-type="float">
            <text:p>0.91153627580981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351" calcext:value-type="float">
            <text:p>0.3351</text:p>
          </table:table-cell>
          <table:table-cell table:formula="of:=([.B48]+[.C48])/2" office:value-type="float" office:value="0.31495" calcext:value-type="float">
            <text:p>0.3149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67" calcext:value-type="float">
            <text:p>0.3267</text:p>
          </table:table-cell>
          <table:table-cell table:formula="of:=([.E48]+[.F48])/2" office:value-type="float" office:value="0.32285" calcext:value-type="float">
            <text:p>0.32285</text:p>
          </table:table-cell>
          <table:table-cell table:formula="of:=[.G48]/[.D48]" office:value-type="float" office:value="1.02508334656295" calcext:value-type="float">
            <text:p>1.0250833465629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02" calcext:value-type="float">
            <text:p>0.302</text:p>
          </table:table-cell>
          <table:table-cell table:formula="of:=([.I48]+[.J48])/2" office:value-type="float" office:value="0.30475" calcext:value-type="float">
            <text:p>0.30475</text:p>
          </table:table-cell>
          <table:table-cell table:formula="of:=[.K48]/[.D48]" office:value-type="float" office:value="0.96761390696936" calcext:value-type="float">
            <text:p>0.96761390696936</text:p>
          </table:table-cell>
        </table:table-row>
        <table:table-row table:style-name="ro1">
          <table:table-cell table:style-name="ce2" office:value-type="string" calcext:value-type="string">
            <text:p>AvoidUsingVolatile</text:p>
          </table:table-cell>
          <table:table-cell table:style-name="ce1" office:value-type="float" office:value="0.0436" calcext:value-type="float">
            <text:p>0.0436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table:formula="of:=([.B49]+[.C49])/2" office:value-type="float" office:value="0.0473" calcext:value-type="float">
            <text:p>0.0473</text:p>
          </table:table-cell>
          <table:table-cell table:style-name="ce1" office:value-type="float" office:value="0.0765" calcext:value-type="float">
            <text:p>0.0765</text:p>
          </table:table-cell>
          <table:table-cell table:style-name="ce1" office:value-type="float" office:value="0.0459" calcext:value-type="float">
            <text:p>0.0459</text:p>
          </table:table-cell>
          <table:table-cell table:style-name="ce1" table:formula="of:=([.E49]+[.F49])/2" office:value-type="float" office:value="0.0612" calcext:value-type="float">
            <text:p>0.0612</text:p>
          </table:table-cell>
          <table:table-cell table:formula="of:=[.G49]/[.D49]" office:value-type="float" office:value="1.2938689217759" calcext:value-type="float">
            <text:p>1.293868921775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3" calcext:value-type="float">
            <text:p>0.0433</text:p>
          </table:table-cell>
          <table:table-cell table:formula="of:=([.I49]+[.J49])/2" office:value-type="float" office:value="0.04355" calcext:value-type="float">
            <text:p>0.04355</text:p>
          </table:table-cell>
          <table:table-cell table:formula="of:=[.K49]/[.D49]" office:value-type="float" office:value="0.920718816067653" calcext:value-type="float">
            <text:p>0.920718816067653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406" calcext:value-type="float">
            <text:p>0.0406</text:p>
          </table:table-cell>
          <table:table-cell table:formula="of:=([.B50]+[.C50])/2" office:value-type="float" office:value="0.05185" calcext:value-type="float">
            <text:p>0.0518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33" calcext:value-type="float">
            <text:p>0.0433</text:p>
          </table:table-cell>
          <table:table-cell table:formula="of:=([.E50]+[.F50])/2" office:value-type="float" office:value="0.0432" calcext:value-type="float">
            <text:p>0.0432</text:p>
          </table:table-cell>
          <table:table-cell table:formula="of:=[.G50]/[.D50]" office:value-type="float" office:value="0.833172613307618" calcext:value-type="float">
            <text:p>0.83317261330761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02" calcext:value-type="float">
            <text:p>0.0402</text:p>
          </table:table-cell>
          <table:table-cell table:formula="of:=([.I50]+[.J50])/2" office:value-type="float" office:value="0.0404" calcext:value-type="float">
            <text:p>0.0404</text:p>
          </table:table-cell>
          <table:table-cell table:formula="of:=[.K50]/[.D50]" office:value-type="float" office:value="0.77917068466731" calcext:value-type="float">
            <text:p>0.77917068466731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2602" calcext:value-type="float">
            <text:p>1.2602</text:p>
          </table:table-cell>
          <table:table-cell office:value-type="float" office:value="1.2876" calcext:value-type="float">
            <text:p>1.2876</text:p>
          </table:table-cell>
          <table:table-cell table:formula="of:=([.B51]+[.C51])/2" office:value-type="float" office:value="1.2739" calcext:value-type="float">
            <text:p>1.2739</text:p>
          </table:table-cell>
          <table:table-cell office:value-type="float" office:value="1.2752" calcext:value-type="float">
            <text:p>1.2752</text:p>
          </table:table-cell>
          <table:table-cell office:value-type="float" office:value="1.2784" calcext:value-type="float">
            <text:p>1.2784</text:p>
          </table:table-cell>
          <table:table-cell table:formula="of:=([.E51]+[.F51])/2" office:value-type="float" office:value="1.2768" calcext:value-type="float">
            <text:p>1.2768</text:p>
          </table:table-cell>
          <table:table-cell table:formula="of:=[.G51]/[.D51]" office:value-type="float" office:value="1.00227647382055" calcext:value-type="float">
            <text:p>1.00227647382055</text:p>
          </table:table-cell>
          <table:table-cell office:value-type="float" office:value="1.2418" calcext:value-type="float">
            <text:p>1.2418</text:p>
          </table:table-cell>
          <table:table-cell office:value-type="float" office:value="1.2499" calcext:value-type="float">
            <text:p>1.2499</text:p>
          </table:table-cell>
          <table:table-cell table:formula="of:=([.I51]+[.J51])/2" office:value-type="float" office:value="1.24585" calcext:value-type="float">
            <text:p>1.24585</text:p>
          </table:table-cell>
          <table:table-cell table:formula="of:=[.K51]/[.D51]" office:value-type="float" office:value="0.977981003218463" calcext:value-type="float">
            <text:p>0.977981003218463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493" calcext:value-type="float">
            <text:p>0.2493</text:p>
          </table:table-cell>
          <table:table-cell table:formula="of:=([.B52]+[.C52])/2" office:value-type="float" office:value="0.2502" calcext:value-type="float">
            <text:p>0.2502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05" calcext:value-type="float">
            <text:p>0.2405</text:p>
          </table:table-cell>
          <table:table-cell table:formula="of:=([.E52]+[.F52])/2" office:value-type="float" office:value="0.2408" calcext:value-type="float">
            <text:p>0.2408</text:p>
          </table:table-cell>
          <table:table-cell table:formula="of:=[.G52]/[.D52]" office:value-type="float" office:value="0.962430055955236" calcext:value-type="float">
            <text:p>0.96243005595523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3" calcext:value-type="float">
            <text:p>0.233</text:p>
          </table:table-cell>
          <table:table-cell table:formula="of:=([.I52]+[.J52])/2" office:value-type="float" office:value="0.23475" calcext:value-type="float">
            <text:p>0.23475</text:p>
          </table:table-cell>
          <table:table-cell table:formula="of:=[.K52]/[.D52]" office:value-type="float" office:value="0.938249400479617" calcext:value-type="float">
            <text:p>0.938249400479617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865" calcext:value-type="float">
            <text:p>0.1865</text:p>
          </table:table-cell>
          <table:table-cell table:formula="of:=([.B53]+[.C53])/2" office:value-type="float" office:value="0.18405" calcext:value-type="float">
            <text:p>0.18405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1873" calcext:value-type="float">
            <text:p>0.1873</text:p>
          </table:table-cell>
          <table:table-cell table:formula="of:=([.E53]+[.F53])/2" office:value-type="float" office:value="0.1877" calcext:value-type="float">
            <text:p>0.1877</text:p>
          </table:table-cell>
          <table:table-cell table:formula="of:=[.G53]/[.D53]" office:value-type="float" office:value="1.01983156750883" calcext:value-type="float">
            <text:p>1.01983156750883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1778" calcext:value-type="float">
            <text:p>0.1778</text:p>
          </table:table-cell>
          <table:table-cell table:formula="of:=([.I53]+[.J53])/2" office:value-type="float" office:value="0.1925" calcext:value-type="float">
            <text:p>0.1925</text:p>
          </table:table-cell>
          <table:table-cell table:formula="of:=[.K53]/[.D53]" office:value-type="float" office:value="1.04591143710948" calcext:value-type="float">
            <text:p>1.04591143710948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578" calcext:value-type="float">
            <text:p>0.2578</text:p>
          </table:table-cell>
          <table:table-cell table:formula="of:=([.B54]+[.C54])/2" office:value-type="float" office:value="0.2542" calcext:value-type="float">
            <text:p>0.2542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2627" calcext:value-type="float">
            <text:p>0.2627</text:p>
          </table:table-cell>
          <table:table-cell table:formula="of:=([.E54]+[.F54])/2" office:value-type="float" office:value="0.26145" calcext:value-type="float">
            <text:p>0.26145</text:p>
          </table:table-cell>
          <table:table-cell table:formula="of:=[.G54]/[.D54]" office:value-type="float" office:value="1.02852084972463" calcext:value-type="float">
            <text:p>1.02852084972463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687" calcext:value-type="float">
            <text:p>0.2687</text:p>
          </table:table-cell>
          <table:table-cell table:formula="of:=([.I54]+[.J54])/2" office:value-type="float" office:value="0.2636" calcext:value-type="float">
            <text:p>0.2636</text:p>
          </table:table-cell>
          <table:table-cell table:formula="of:=[.K54]/[.D54]" office:value-type="float" office:value="1.03697875688434" calcext:value-type="float">
            <text:p>1.03697875688434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817" calcext:value-type="float">
            <text:p>0.2817</text:p>
          </table:table-cell>
          <table:table-cell table:formula="of:=([.B55]+[.C55])/2" office:value-type="float" office:value="0.26645" calcext:value-type="float">
            <text:p>0.26645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618" calcext:value-type="float">
            <text:p>0.2618</text:p>
          </table:table-cell>
          <table:table-cell table:formula="of:=([.E55]+[.F55])/2" office:value-type="float" office:value="0.2598" calcext:value-type="float">
            <text:p>0.2598</text:p>
          </table:table-cell>
          <table:table-cell table:formula="of:=[.G55]/[.D55]" office:value-type="float" office:value="0.975042221805217" calcext:value-type="float">
            <text:p>0.97504222180521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834" calcext:value-type="float">
            <text:p>0.2834</text:p>
          </table:table-cell>
          <table:table-cell table:formula="of:=([.I55]+[.J55])/2" office:value-type="float" office:value="0.2686" calcext:value-type="float">
            <text:p>0.2686</text:p>
          </table:table-cell>
          <table:table-cell table:formula="of:=[.K55]/[.D55]" office:value-type="float" office:value="1.00806905610809" calcext:value-type="float">
            <text:p>1.00806905610809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22" calcext:value-type="float">
            <text:p>0.0522</text:p>
          </table:table-cell>
          <table:table-cell table:formula="of:=([.B56]+[.C56])/2" office:value-type="float" office:value="0.0515" calcext:value-type="float">
            <text:p>0.0515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44" calcext:value-type="float">
            <text:p>0.0544</text:p>
          </table:table-cell>
          <table:table-cell table:formula="of:=([.E56]+[.F56])/2" office:value-type="float" office:value="0.05435" calcext:value-type="float">
            <text:p>0.05435</text:p>
          </table:table-cell>
          <table:table-cell table:formula="of:=[.G56]/[.D56]" office:value-type="float" office:value="1.05533980582524" calcext:value-type="float">
            <text:p>1.0553398058252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1" calcext:value-type="float">
            <text:p>0.051</text:p>
          </table:table-cell>
          <table:table-cell table:formula="of:=([.I56]+[.J56])/2" office:value-type="float" office:value="0.0509" calcext:value-type="float">
            <text:p>0.0509</text:p>
          </table:table-cell>
          <table:table-cell table:formula="of:=[.K56]/[.D56]" office:value-type="float" office:value="0.988349514563107" calcext:value-type="float">
            <text:p>0.988349514563107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8602" calcext:value-type="float">
            <text:p>0.8602</text:p>
          </table:table-cell>
          <table:table-cell table:formula="of:=([.B57]+[.C57])/2" office:value-type="float" office:value="0.84275" calcext:value-type="float">
            <text:p>0.84275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73" calcext:value-type="float">
            <text:p>0.8673</text:p>
          </table:table-cell>
          <table:table-cell table:formula="of:=([.E57]+[.F57])/2" office:value-type="float" office:value="0.8691" calcext:value-type="float">
            <text:p>0.8691</text:p>
          </table:table-cell>
          <table:table-cell table:formula="of:=[.G57]/[.D57]" office:value-type="float" office:value="1.03126668644319" calcext:value-type="float">
            <text:p>1.03126668644319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371" calcext:value-type="float">
            <text:p>0.8371</text:p>
          </table:table-cell>
          <table:table-cell table:formula="of:=([.I57]+[.J57])/2" office:value-type="float" office:value="0.84495" calcext:value-type="float">
            <text:p>0.84495</text:p>
          </table:table-cell>
          <table:table-cell table:formula="of:=[.K57]/[.D57]" office:value-type="float" office:value="1.00261050133492" calcext:value-type="float">
            <text:p>1.0026105013349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979" calcext:value-type="float">
            <text:p>0.0979</text:p>
          </table:table-cell>
          <table:table-cell table:formula="of:=([.B58]+[.C58])/2" office:value-type="float" office:value="0.10435" calcext:value-type="float">
            <text:p>0.104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71" calcext:value-type="float">
            <text:p>0.0671</text:p>
          </table:table-cell>
          <table:table-cell table:formula="of:=([.E58]+[.F58])/2" office:value-type="float" office:value="0.06585" calcext:value-type="float">
            <text:p>0.06585</text:p>
          </table:table-cell>
          <table:table-cell table:formula="of:=[.G58]/[.D58]" office:value-type="float" office:value="0.631049353138476" calcext:value-type="float">
            <text:p>0.63104935313847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34" calcext:value-type="float">
            <text:p>0.0634</text:p>
          </table:table-cell>
          <table:table-cell table:formula="of:=([.I58]+[.J58])/2" office:value-type="float" office:value="0.06435" calcext:value-type="float">
            <text:p>0.06435</text:p>
          </table:table-cell>
          <table:table-cell table:formula="of:=[.K58]/[.D58]" office:value-type="float" office:value="0.616674652611404" calcext:value-type="float">
            <text:p>0.616674652611404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431" calcext:value-type="float">
            <text:p>0.6431</text:p>
          </table:table-cell>
          <table:table-cell table:formula="of:=([.B59]+[.C59])/2" office:value-type="float" office:value="0.63975" calcext:value-type="float">
            <text:p>0.63975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516" calcext:value-type="float">
            <text:p>0.6516</text:p>
          </table:table-cell>
          <table:table-cell table:formula="of:=([.E59]+[.F59])/2" office:value-type="float" office:value="0.67315" calcext:value-type="float">
            <text:p>0.67315</text:p>
          </table:table-cell>
          <table:table-cell table:formula="of:=[.G59]/[.D59]" office:value-type="float" office:value="1.05220789370848" calcext:value-type="float">
            <text:p>1.05220789370848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526" calcext:value-type="float">
            <text:p>0.6526</text:p>
          </table:table-cell>
          <table:table-cell table:formula="of:=([.I59]+[.J59])/2" office:value-type="float" office:value="0.647" calcext:value-type="float">
            <text:p>0.647</text:p>
          </table:table-cell>
          <table:table-cell table:formula="of:=[.K59]/[.D59]" office:value-type="float" office:value="1.01133255177804" calcext:value-type="float">
            <text:p>1.01133255177804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" calcext:value-type="float">
            <text:p>0.29</text:p>
          </table:table-cell>
          <table:table-cell office:value-type="float" office:value="0.2989" calcext:value-type="float">
            <text:p>0.2989</text:p>
          </table:table-cell>
          <table:table-cell table:formula="of:=([.B60]+[.C60])/2" office:value-type="float" office:value="0.29445" calcext:value-type="float">
            <text:p>0.2944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943" calcext:value-type="float">
            <text:p>0.2943</text:p>
          </table:table-cell>
          <table:table-cell table:formula="of:=([.E60]+[.F60])/2" office:value-type="float" office:value="0.2915" calcext:value-type="float">
            <text:p>0.2915</text:p>
          </table:table-cell>
          <table:table-cell table:formula="of:=[.G60]/[.D60]" office:value-type="float" office:value="0.989981321107149" calcext:value-type="float">
            <text:p>0.989981321107149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872" calcext:value-type="float">
            <text:p>0.2872</text:p>
          </table:table-cell>
          <table:table-cell table:formula="of:=([.I60]+[.J60])/2" office:value-type="float" office:value="0.28875" calcext:value-type="float">
            <text:p>0.28875</text:p>
          </table:table-cell>
          <table:table-cell table:formula="of:=[.K60]/[.D60]" office:value-type="float" office:value="0.98064187468161" calcext:value-type="float">
            <text:p>0.98064187468161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58" calcext:value-type="float">
            <text:p>0.258</text:p>
          </table:table-cell>
          <table:table-cell table:formula="of:=([.B61]+[.C61])/2" office:value-type="float" office:value="0.2529" calcext:value-type="float">
            <text:p>0.2529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531" calcext:value-type="float">
            <text:p>0.2531</text:p>
          </table:table-cell>
          <table:table-cell table:formula="of:=([.E61]+[.F61])/2" office:value-type="float" office:value="0.26795" calcext:value-type="float">
            <text:p>0.26795</text:p>
          </table:table-cell>
          <table:table-cell table:formula="of:=[.G61]/[.D61]" office:value-type="float" office:value="1.05950968762357" calcext:value-type="float">
            <text:p>1.0595096876235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046" calcext:value-type="float">
            <text:p>0.3046</text:p>
          </table:table-cell>
          <table:table-cell table:formula="of:=([.I61]+[.J61])/2" office:value-type="float" office:value="0.2782" calcext:value-type="float">
            <text:p>0.2782</text:p>
          </table:table-cell>
          <table:table-cell table:formula="of:=[.K61]/[.D61]" office:value-type="float" office:value="1.10003954132068" calcext:value-type="float">
            <text:p>1.10003954132068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29" calcext:value-type="float">
            <text:p>0.0329</text:p>
          </table:table-cell>
          <table:table-cell table:formula="of:=([.B62]+[.C62])/2" office:value-type="float" office:value="0.03225" calcext:value-type="float">
            <text:p>0.03225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47" calcext:value-type="float">
            <text:p>0.0347</text:p>
          </table:table-cell>
          <table:table-cell table:formula="of:=([.E62]+[.F62])/2" office:value-type="float" office:value="0.03395" calcext:value-type="float">
            <text:p>0.03395</text:p>
          </table:table-cell>
          <table:table-cell table:formula="of:=[.G62]/[.D62]" office:value-type="float" office:value="1.05271317829457" calcext:value-type="float">
            <text:p>1.0527131782945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3" calcext:value-type="float">
            <text:p>0.0313</text:p>
          </table:table-cell>
          <table:table-cell table:formula="of:=([.I62]+[.J62])/2" office:value-type="float" office:value="0.03265" calcext:value-type="float">
            <text:p>0.03265</text:p>
          </table:table-cell>
          <table:table-cell table:formula="of:=[.K62]/[.D62]" office:value-type="float" office:value="1.01240310077519" calcext:value-type="float">
            <text:p>1.0124031007751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45" calcext:value-type="float">
            <text:p>0.0545</text:p>
          </table:table-cell>
          <table:table-cell table:formula="of:=([.B63]+[.C63])/2" office:value-type="float" office:value="0.0556" calcext:value-type="float">
            <text:p>0.0556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47" calcext:value-type="float">
            <text:p>0.0547</text:p>
          </table:table-cell>
          <table:table-cell table:formula="of:=([.E63]+[.F63])/2" office:value-type="float" office:value="0.055" calcext:value-type="float">
            <text:p>0.055</text:p>
          </table:table-cell>
          <table:table-cell table:formula="of:=[.G63]/[.D63]" office:value-type="float" office:value="0.989208633093525" calcext:value-type="float">
            <text:p>0.98920863309352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31" calcext:value-type="float">
            <text:p>0.0531</text:p>
          </table:table-cell>
          <table:table-cell table:formula="of:=([.I63]+[.J63])/2" office:value-type="float" office:value="0.05325" calcext:value-type="float">
            <text:p>0.05325</text:p>
          </table:table-cell>
          <table:table-cell table:formula="of:=[.K63]/[.D63]" office:value-type="float" office:value="0.95773381294964" calcext:value-type="float">
            <text:p>0.95773381294964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177" calcext:value-type="float">
            <text:p>0.1177</text:p>
          </table:table-cell>
          <table:table-cell table:formula="of:=([.B64]+[.C64])/2" office:value-type="float" office:value="0.11355" calcext:value-type="float">
            <text:p>0.1135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141" calcext:value-type="float">
            <text:p>0.1141</text:p>
          </table:table-cell>
          <table:table-cell table:formula="of:=([.E64]+[.F64])/2" office:value-type="float" office:value="0.1128" calcext:value-type="float">
            <text:p>0.1128</text:p>
          </table:table-cell>
          <table:table-cell table:formula="of:=[.G64]/[.D64]" office:value-type="float" office:value="0.993394980184941" calcext:value-type="float">
            <text:p>0.993394980184941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1096" calcext:value-type="float">
            <text:p>0.1096</text:p>
          </table:table-cell>
          <table:table-cell table:formula="of:=([.I64]+[.J64])/2" office:value-type="float" office:value="0.10845" calcext:value-type="float">
            <text:p>0.10845</text:p>
          </table:table-cell>
          <table:table-cell table:formula="of:=[.K64]/[.D64]" office:value-type="float" office:value="0.955085865257596" calcext:value-type="float">
            <text:p>0.955085865257596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675" calcext:value-type="float">
            <text:p>0.1675</text:p>
          </table:table-cell>
          <table:table-cell table:formula="of:=([.B65]+[.C65])/2" office:value-type="float" office:value="0.1557" calcext:value-type="float">
            <text:p>0.1557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1787" calcext:value-type="float">
            <text:p>0.1787</text:p>
          </table:table-cell>
          <table:table-cell table:formula="of:=([.E65]+[.F65])/2" office:value-type="float" office:value="0.1648" calcext:value-type="float">
            <text:p>0.1648</text:p>
          </table:table-cell>
          <table:table-cell table:formula="of:=[.G65]/[.D65]" office:value-type="float" office:value="1.05844572896596" calcext:value-type="float">
            <text:p>1.0584457289659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449" calcext:value-type="float">
            <text:p>0.1449</text:p>
          </table:table-cell>
          <table:table-cell table:formula="of:=([.I65]+[.J65])/2" office:value-type="float" office:value="0.1464" calcext:value-type="float">
            <text:p>0.1464</text:p>
          </table:table-cell>
          <table:table-cell table:formula="of:=[.K65]/[.D65]" office:value-type="float" office:value="0.940269749518304" calcext:value-type="float">
            <text:p>0.940269749518304</text:p>
          </table:table-cell>
        </table:table-row>
        <table:table-row table:style-name="ro1">
          <table:table-cell table:style-name="ce1" office:value-type="string" calcext:value-type="string">
            <text:p>CloneMethodMustImplementCloneable</text:p>
          </table:table-cell>
          <table:table-cell table:style-name="ce1" office:value-type="float" office:value="0.0516" calcext:value-type="float">
            <text:p>0.0516</text:p>
          </table:table-cell>
          <table:table-cell table:style-name="ce1" office:value-type="float" office:value="0.0532" calcext:value-type="float">
            <text:p>0.0532</text:p>
          </table:table-cell>
          <table:table-cell table:style-name="ce1" table:formula="of:=([.B66]+[.C66])/2" office:value-type="float" office:value="0.0524" calcext:value-type="float">
            <text:p>0.0524</text:p>
          </table:table-cell>
          <table:table-cell table:style-name="ce1" office:value-type="float" office:value="0.0539" calcext:value-type="float">
            <text:p>0.0539</text:p>
          </table:table-cell>
          <table:table-cell table:style-name="ce1" office:value-type="float" office:value="0.0832" calcext:value-type="float">
            <text:p>0.0832</text:p>
          </table:table-cell>
          <table:table-cell table:style-name="ce1" table:formula="of:=([.E66]+[.F66])/2" office:value-type="float" office:value="0.06855" calcext:value-type="float">
            <text:p>0.06855</text:p>
          </table:table-cell>
          <table:table-cell table:formula="of:=[.G66]/[.D66]" office:value-type="float" office:value="1.30820610687023" calcext:value-type="float">
            <text:p>1.3082061068702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17" calcext:value-type="float">
            <text:p>0.0517</text:p>
          </table:table-cell>
          <table:table-cell table:formula="of:=([.I66]+[.J66])/2" office:value-type="float" office:value="0.0522" calcext:value-type="float">
            <text:p>0.0522</text:p>
          </table:table-cell>
          <table:table-cell table:formula="of:=[.K66]/[.D66]" office:value-type="float" office:value="0.99618320610687" calcext:value-type="float">
            <text:p>0.99618320610687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16" calcext:value-type="float">
            <text:p>0.1616</text:p>
          </table:table-cell>
          <table:table-cell table:formula="of:=([.B67]+[.C67])/2" office:value-type="float" office:value="0.1416" calcext:value-type="float">
            <text:p>0.1416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281" calcext:value-type="float">
            <text:p>0.1281</text:p>
          </table:table-cell>
          <table:table-cell table:formula="of:=([.E67]+[.F67])/2" office:value-type="float" office:value="0.13895" calcext:value-type="float">
            <text:p>0.13895</text:p>
          </table:table-cell>
          <table:table-cell table:formula="of:=[.G67]/[.D67]" office:value-type="float" office:value="0.981285310734463" calcext:value-type="float">
            <text:p>0.981285310734463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31" calcext:value-type="float">
            <text:p>0.1231</text:p>
          </table:table-cell>
          <table:table-cell table:formula="of:=([.I67]+[.J67])/2" office:value-type="float" office:value="0.1247" calcext:value-type="float">
            <text:p>0.1247</text:p>
          </table:table-cell>
          <table:table-cell table:formula="of:=[.K67]/[.D67]" office:value-type="float" office:value="0.880649717514124" calcext:value-type="float">
            <text:p>0.88064971751412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8" calcext:value-type="float">
            <text:p>0.1268</text:p>
          </table:table-cell>
          <table:table-cell table:formula="of:=([.B68]+[.C68])/2" office:value-type="float" office:value="0.1242" calcext:value-type="float">
            <text:p>0.1242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276" calcext:value-type="float">
            <text:p>0.1276</text:p>
          </table:table-cell>
          <table:table-cell table:formula="of:=([.E68]+[.F68])/2" office:value-type="float" office:value="0.1286" calcext:value-type="float">
            <text:p>0.1286</text:p>
          </table:table-cell>
          <table:table-cell table:formula="of:=[.G68]/[.D68]" office:value-type="float" office:value="1.03542673107891" calcext:value-type="float">
            <text:p>1.0354267310789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255" calcext:value-type="float">
            <text:p>0.1255</text:p>
          </table:table-cell>
          <table:table-cell table:formula="of:=([.I68]+[.J68])/2" office:value-type="float" office:value="0.1251" calcext:value-type="float">
            <text:p>0.1251</text:p>
          </table:table-cell>
          <table:table-cell table:formula="of:=[.K68]/[.D68]" office:value-type="float" office:value="1.00724637681159" calcext:value-type="float">
            <text:p>1.0072463768115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419" calcext:value-type="float">
            <text:p>0.6419</text:p>
          </table:table-cell>
          <table:table-cell table:formula="of:=([.B69]+[.C69])/2" office:value-type="float" office:value="0.63685" calcext:value-type="float">
            <text:p>0.63685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6437" calcext:value-type="float">
            <text:p>0.6437</text:p>
          </table:table-cell>
          <table:table-cell table:formula="of:=([.E69]+[.F69])/2" office:value-type="float" office:value="0.65495" calcext:value-type="float">
            <text:p>0.65495</text:p>
          </table:table-cell>
          <table:table-cell table:formula="of:=[.G69]/[.D69]" office:value-type="float" office:value="1.02842113527518" calcext:value-type="float">
            <text:p>1.02842113527518</text:p>
          </table:table-cell>
          <table:table-cell office:value-type="float" office:value="0.7107" calcext:value-type="float">
            <text:p>0.7107</text:p>
          </table:table-cell>
          <table:table-cell office:value-type="float" office:value="0.635" calcext:value-type="float">
            <text:p>0.635</text:p>
          </table:table-cell>
          <table:table-cell table:formula="of:=([.I69]+[.J69])/2" office:value-type="float" office:value="0.67285" calcext:value-type="float">
            <text:p>0.67285</text:p>
          </table:table-cell>
          <table:table-cell table:formula="of:=[.K69]/[.D69]" office:value-type="float" office:value="1.05652822485672" calcext:value-type="float">
            <text:p>1.05652822485672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885" calcext:value-type="float">
            <text:p>0.0885</text:p>
          </table:table-cell>
          <table:table-cell table:formula="of:=([.B70]+[.C70])/2" office:value-type="float" office:value="0.1001" calcext:value-type="float">
            <text:p>0.1001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73" calcext:value-type="float">
            <text:p>0.0873</text:p>
          </table:table-cell>
          <table:table-cell table:formula="of:=([.E70]+[.F70])/2" office:value-type="float" office:value="0.08575" calcext:value-type="float">
            <text:p>0.08575</text:p>
          </table:table-cell>
          <table:table-cell table:formula="of:=[.G70]/[.D70]" office:value-type="float" office:value="0.856643356643357" calcext:value-type="float">
            <text:p>0.856643356643357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806" calcext:value-type="float">
            <text:p>0.0806</text:p>
          </table:table-cell>
          <table:table-cell table:formula="of:=([.I70]+[.J70])/2" office:value-type="float" office:value="0.0954" calcext:value-type="float">
            <text:p>0.0954</text:p>
          </table:table-cell>
          <table:table-cell table:formula="of:=[.K70]/[.D70]" office:value-type="float" office:value="0.953046953046953" calcext:value-type="float">
            <text:p>0.95304695304695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373" calcext:value-type="float">
            <text:p>1.6373</text:p>
          </table:table-cell>
          <table:table-cell office:value-type="float" office:value="1.7076" calcext:value-type="float">
            <text:p>1.7076</text:p>
          </table:table-cell>
          <table:table-cell table:formula="of:=([.B71]+[.C71])/2" office:value-type="float" office:value="1.67245" calcext:value-type="float">
            <text:p>1.67245</text:p>
          </table:table-cell>
          <table:table-cell office:value-type="float" office:value="1.6578" calcext:value-type="float">
            <text:p>1.6578</text:p>
          </table:table-cell>
          <table:table-cell office:value-type="float" office:value="1.7209" calcext:value-type="float">
            <text:p>1.7209</text:p>
          </table:table-cell>
          <table:table-cell table:formula="of:=([.E71]+[.F71])/2" office:value-type="float" office:value="1.68935" calcext:value-type="float">
            <text:p>1.68935</text:p>
          </table:table-cell>
          <table:table-cell table:formula="of:=[.G71]/[.D71]" office:value-type="float" office:value="1.01010493587252" calcext:value-type="float">
            <text:p>1.01010493587252</text:p>
          </table:table-cell>
          <table:table-cell office:value-type="float" office:value="1.7001" calcext:value-type="float">
            <text:p>1.7001</text:p>
          </table:table-cell>
          <table:table-cell office:value-type="float" office:value="1.6388" calcext:value-type="float">
            <text:p>1.6388</text:p>
          </table:table-cell>
          <table:table-cell table:formula="of:=([.I71]+[.J71])/2" office:value-type="float" office:value="1.66945" calcext:value-type="float">
            <text:p>1.66945</text:p>
          </table:table-cell>
          <table:table-cell table:formula="of:=[.K71]/[.D71]" office:value-type="float" office:value="0.998206224401327" calcext:value-type="float">
            <text:p>0.99820622440132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792" calcext:value-type="float">
            <text:p>0.3792</text:p>
          </table:table-cell>
          <table:table-cell table:formula="of:=([.B72]+[.C72])/2" office:value-type="float" office:value="0.37495" calcext:value-type="float">
            <text:p>0.37495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037" calcext:value-type="float">
            <text:p>0.4037</text:p>
          </table:table-cell>
          <table:table-cell table:formula="of:=([.E72]+[.F72])/2" office:value-type="float" office:value="0.38895" calcext:value-type="float">
            <text:p>0.38895</text:p>
          </table:table-cell>
          <table:table-cell table:formula="of:=[.G72]/[.D72]" office:value-type="float" office:value="1.0373383117749" calcext:value-type="float">
            <text:p>1.037338311774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16" calcext:value-type="float">
            <text:p>0.3616</text:p>
          </table:table-cell>
          <table:table-cell table:formula="of:=([.I72]+[.J72])/2" office:value-type="float" office:value="0.3653" calcext:value-type="float">
            <text:p>0.3653</text:p>
          </table:table-cell>
          <table:table-cell table:formula="of:=[.K72]/[.D72]" office:value-type="float" office:value="0.974263235098013" calcext:value-type="float">
            <text:p>0.974263235098013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2776" calcext:value-type="float">
            <text:p>2.2776</text:p>
          </table:table-cell>
          <table:table-cell office:value-type="float" office:value="2.3025" calcext:value-type="float">
            <text:p>2.3025</text:p>
          </table:table-cell>
          <table:table-cell table:formula="of:=([.B73]+[.C73])/2" office:value-type="float" office:value="2.29005" calcext:value-type="float">
            <text:p>2.29005</text:p>
          </table:table-cell>
          <table:table-cell office:value-type="float" office:value="2.3339" calcext:value-type="float">
            <text:p>2.3339</text:p>
          </table:table-cell>
          <table:table-cell office:value-type="float" office:value="2.3432" calcext:value-type="float">
            <text:p>2.3432</text:p>
          </table:table-cell>
          <table:table-cell table:formula="of:=([.E73]+[.F73])/2" office:value-type="float" office:value="2.33855" calcext:value-type="float">
            <text:p>2.33855</text:p>
          </table:table-cell>
          <table:table-cell table:formula="of:=[.G73]/[.D73]" office:value-type="float" office:value="1.02117857688697" calcext:value-type="float">
            <text:p>1.02117857688697</text:p>
          </table:table-cell>
          <table:table-cell office:value-type="float" office:value="2.2486" calcext:value-type="float">
            <text:p>2.2486</text:p>
          </table:table-cell>
          <table:table-cell office:value-type="float" office:value="2.3406" calcext:value-type="float">
            <text:p>2.3406</text:p>
          </table:table-cell>
          <table:table-cell table:formula="of:=([.I73]+[.J73])/2" office:value-type="float" office:value="2.2946" calcext:value-type="float">
            <text:p>2.2946</text:p>
          </table:table-cell>
          <table:table-cell table:formula="of:=[.K73]/[.D73]" office:value-type="float" office:value="1.00198685618218" calcext:value-type="float">
            <text:p>1.00198685618218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85" calcext:value-type="float">
            <text:p>0.4585</text:p>
          </table:table-cell>
          <table:table-cell table:formula="of:=([.B74]+[.C74])/2" office:value-type="float" office:value="0.4541" calcext:value-type="float">
            <text:p>0.45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1" calcext:value-type="float">
            <text:p>0.471</text:p>
          </table:table-cell>
          <table:table-cell table:formula="of:=([.E74]+[.F74])/2" office:value-type="float" office:value="0.4835" calcext:value-type="float">
            <text:p>0.4835</text:p>
          </table:table-cell>
          <table:table-cell table:formula="of:=[.G74]/[.D74]" office:value-type="float" office:value="1.06474344857961" calcext:value-type="float">
            <text:p>1.06474344857961</text:p>
          </table:table-cell>
          <table:table-cell office:value-type="float" office:value="0.48" calcext:value-type="float">
            <text:p>0.48</text:p>
          </table:table-cell>
          <table:table-cell office:value-type="float" office:value="0.4588" calcext:value-type="float">
            <text:p>0.4588</text:p>
          </table:table-cell>
          <table:table-cell table:formula="of:=([.I74]+[.J74])/2" office:value-type="float" office:value="0.4694" calcext:value-type="float">
            <text:p>0.4694</text:p>
          </table:table-cell>
          <table:table-cell table:formula="of:=[.K74]/[.D74]" office:value-type="float" office:value="1.03369301915878" calcext:value-type="float">
            <text:p>1.03369301915878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355" calcext:value-type="float">
            <text:p>0.2355</text:p>
          </table:table-cell>
          <table:table-cell table:formula="of:=([.B75]+[.C75])/2" office:value-type="float" office:value="0.23305" calcext:value-type="float">
            <text:p>0.2330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95" calcext:value-type="float">
            <text:p>0.2495</text:p>
          </table:table-cell>
          <table:table-cell table:formula="of:=([.E75]+[.F75])/2" office:value-type="float" office:value="0.24055" calcext:value-type="float">
            <text:p>0.24055</text:p>
          </table:table-cell>
          <table:table-cell table:formula="of:=[.G75]/[.D75]" office:value-type="float" office:value="1.03218193520704" calcext:value-type="float">
            <text:p>1.03218193520704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266" calcext:value-type="float">
            <text:p>0.2266</text:p>
          </table:table-cell>
          <table:table-cell table:formula="of:=([.I75]+[.J75])/2" office:value-type="float" office:value="0.22835" calcext:value-type="float">
            <text:p>0.22835</text:p>
          </table:table-cell>
          <table:table-cell table:formula="of:=[.K75]/[.D75]" office:value-type="float" office:value="0.979832653936923" calcext:value-type="float">
            <text:p>0.979832653936923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487" calcext:value-type="float">
            <text:p>0.2487</text:p>
          </table:table-cell>
          <table:table-cell table:formula="of:=([.B76]+[.C76])/2" office:value-type="float" office:value="0.244" calcext:value-type="float">
            <text:p>0.244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975" calcext:value-type="float">
            <text:p>0.2975</text:p>
          </table:table-cell>
          <table:table-cell table:formula="of:=([.E76]+[.F76])/2" office:value-type="float" office:value="0.2728" calcext:value-type="float">
            <text:p>0.2728</text:p>
          </table:table-cell>
          <table:table-cell table:formula="of:=[.G76]/[.D76]" office:value-type="float" office:value="1.11803278688525" calcext:value-type="float">
            <text:p>1.1180327868852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2413" calcext:value-type="float">
            <text:p>0.2413</text:p>
          </table:table-cell>
          <table:table-cell table:formula="of:=([.I76]+[.J76])/2" office:value-type="float" office:value="0.2424" calcext:value-type="float">
            <text:p>0.2424</text:p>
          </table:table-cell>
          <table:table-cell table:formula="of:=[.K76]/[.D76]" office:value-type="float" office:value="0.99344262295082" calcext:value-type="float">
            <text:p>0.99344262295082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3137" calcext:value-type="float">
            <text:p>0.3137</text:p>
          </table:table-cell>
          <table:table-cell table:formula="of:=([.B77]+[.C77])/2" office:value-type="float" office:value="0.31415" calcext:value-type="float">
            <text:p>0.3141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213" calcext:value-type="float">
            <text:p>0.3213</text:p>
          </table:table-cell>
          <table:table-cell table:formula="of:=([.E77]+[.F77])/2" office:value-type="float" office:value="0.322" calcext:value-type="float">
            <text:p>0.322</text:p>
          </table:table-cell>
          <table:table-cell table:formula="of:=[.G77]/[.D77]" office:value-type="float" office:value="1.02498806302722" calcext:value-type="float">
            <text:p>1.02498806302722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44" calcext:value-type="float">
            <text:p>0.3144</text:p>
          </table:table-cell>
          <table:table-cell table:formula="of:=([.I77]+[.J77])/2" office:value-type="float" office:value="0.31955" calcext:value-type="float">
            <text:p>0.31955</text:p>
          </table:table-cell>
          <table:table-cell table:formula="of:=[.K77]/[.D77]" office:value-type="float" office:value="1.01718924080853" calcext:value-type="float">
            <text:p>1.01718924080853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564" calcext:value-type="float">
            <text:p>0.2564</text:p>
          </table:table-cell>
          <table:table-cell table:formula="of:=([.B78]+[.C78])/2" office:value-type="float" office:value="0.2536" calcext:value-type="float">
            <text:p>0.2536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576" calcext:value-type="float">
            <text:p>0.2576</text:p>
          </table:table-cell>
          <table:table-cell table:formula="of:=([.E78]+[.F78])/2" office:value-type="float" office:value="0.26005" calcext:value-type="float">
            <text:p>0.26005</text:p>
          </table:table-cell>
          <table:table-cell table:formula="of:=[.G78]/[.D78]" office:value-type="float" office:value="1.02543375394322" calcext:value-type="float">
            <text:p>1.02543375394322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555" calcext:value-type="float">
            <text:p>0.2555</text:p>
          </table:table-cell>
          <table:table-cell table:formula="of:=([.I78]+[.J78])/2" office:value-type="float" office:value="0.2584" calcext:value-type="float">
            <text:p>0.2584</text:p>
          </table:table-cell>
          <table:table-cell table:formula="of:=[.K78]/[.D78]" office:value-type="float" office:value="1.01892744479495" calcext:value-type="float">
            <text:p>1.01892744479495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729" calcext:value-type="float">
            <text:p>0.0729</text:p>
          </table:table-cell>
          <table:table-cell table:formula="of:=([.B79]+[.C79])/2" office:value-type="float" office:value="0.0715" calcext:value-type="float">
            <text:p>0.071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731" calcext:value-type="float">
            <text:p>0.0731</text:p>
          </table:table-cell>
          <table:table-cell table:formula="of:=([.E79]+[.F79])/2" office:value-type="float" office:value="0.0732" calcext:value-type="float">
            <text:p>0.0732</text:p>
          </table:table-cell>
          <table:table-cell table:formula="of:=[.G79]/[.D79]" office:value-type="float" office:value="1.02377622377622" calcext:value-type="float">
            <text:p>1.0237762237762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04" calcext:value-type="float">
            <text:p>0.0704</text:p>
          </table:table-cell>
          <table:table-cell table:formula="of:=([.I79]+[.J79])/2" office:value-type="float" office:value="0.07115" calcext:value-type="float">
            <text:p>0.07115</text:p>
          </table:table-cell>
          <table:table-cell table:formula="of:=[.K79]/[.D79]" office:value-type="float" office:value="0.995104895104895" calcext:value-type="float">
            <text:p>0.995104895104895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6482" calcext:value-type="float">
            <text:p>0.6482</text:p>
          </table:table-cell>
          <table:table-cell table:formula="of:=([.B80]+[.C80])/2" office:value-type="float" office:value="0.64525" calcext:value-type="float">
            <text:p>0.64525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555" calcext:value-type="float">
            <text:p>0.6555</text:p>
          </table:table-cell>
          <table:table-cell table:formula="of:=([.E80]+[.F80])/2" office:value-type="float" office:value="0.6583" calcext:value-type="float">
            <text:p>0.6583</text:p>
          </table:table-cell>
          <table:table-cell table:formula="of:=[.G80]/[.D80]" office:value-type="float" office:value="1.02022471910112" calcext:value-type="float">
            <text:p>1.02022471910112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27" calcext:value-type="float">
            <text:p>0.6527</text:p>
          </table:table-cell>
          <table:table-cell table:formula="of:=([.I80]+[.J80])/2" office:value-type="float" office:value="0.65065" calcext:value-type="float">
            <text:p>0.65065</text:p>
          </table:table-cell>
          <table:table-cell table:formula="of:=[.K80]/[.D80]" office:value-type="float" office:value="1.00836884928322" calcext:value-type="float">
            <text:p>1.00836884928322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3.8119" calcext:value-type="float">
            <text:p>3.8119</text:p>
          </table:table-cell>
          <table:table-cell office:value-type="float" office:value="3.9858" calcext:value-type="float">
            <text:p>3.9858</text:p>
          </table:table-cell>
          <table:table-cell table:formula="of:=([.B81]+[.C81])/2" office:value-type="float" office:value="3.89885" calcext:value-type="float">
            <text:p>3.8988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8177" calcext:value-type="float">
            <text:p>0.8177</text:p>
          </table:table-cell>
          <table:table-cell table:formula="of:=([.E81]+[.F81])/2" office:value-type="float" office:value="0.7938" calcext:value-type="float">
            <text:p>0.7938</text:p>
          </table:table-cell>
          <table:table-cell table:formula="of:=[.G81]/[.D81]" office:value-type="float" office:value="0.203598496992703" calcext:value-type="float">
            <text:p>0.203598496992703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674" calcext:value-type="float">
            <text:p>0.7674</text:p>
          </table:table-cell>
          <table:table-cell table:formula="of:=([.I81]+[.J81])/2" office:value-type="float" office:value="0.781" calcext:value-type="float">
            <text:p>0.781</text:p>
          </table:table-cell>
          <table:table-cell table:formula="of:=[.K81]/[.D81]" office:value-type="float" office:value="0.200315477640843" calcext:value-type="float">
            <text:p>0.20031547764084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3442" calcext:value-type="float">
            <text:p>0.3442</text:p>
          </table:table-cell>
          <table:table-cell table:formula="of:=([.B82]+[.C82])/2" office:value-type="float" office:value="0.3409" calcext:value-type="float">
            <text:p>0.34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36" calcext:value-type="float">
            <text:p>0.3436</text:p>
          </table:table-cell>
          <table:table-cell table:formula="of:=([.E82]+[.F82])/2" office:value-type="float" office:value="0.37315" calcext:value-type="float">
            <text:p>0.37315</text:p>
          </table:table-cell>
          <table:table-cell table:formula="of:=[.G82]/[.D82]" office:value-type="float" office:value="1.09460252273394" calcext:value-type="float">
            <text:p>1.09460252273394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313" calcext:value-type="float">
            <text:p>0.3313</text:p>
          </table:table-cell>
          <table:table-cell table:formula="of:=([.I82]+[.J82])/2" office:value-type="float" office:value="0.33535" calcext:value-type="float">
            <text:p>0.33535</text:p>
          </table:table-cell>
          <table:table-cell table:formula="of:=[.K82]/[.D82]" office:value-type="float" office:value="0.98371956585509" calcext:value-type="float">
            <text:p>0.98371956585509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341" calcext:value-type="float">
            <text:p>0.4341</text:p>
          </table:table-cell>
          <table:table-cell table:formula="of:=([.B83]+[.C83])/2" office:value-type="float" office:value="0.43475" calcext:value-type="float">
            <text:p>0.43475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438" calcext:value-type="float">
            <text:p>0.4438</text:p>
          </table:table-cell>
          <table:table-cell table:formula="of:=([.E83]+[.F83])/2" office:value-type="float" office:value="0.44215" calcext:value-type="float">
            <text:p>0.44215</text:p>
          </table:table-cell>
          <table:table-cell table:formula="of:=[.G83]/[.D83]" office:value-type="float" office:value="1.01702127659574" calcext:value-type="float">
            <text:p>1.01702127659574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341" calcext:value-type="float">
            <text:p>0.4341</text:p>
          </table:table-cell>
          <table:table-cell table:formula="of:=([.I83]+[.J83])/2" office:value-type="float" office:value="0.4359" calcext:value-type="float">
            <text:p>0.4359</text:p>
          </table:table-cell>
          <table:table-cell table:formula="of:=[.K83]/[.D83]" office:value-type="float" office:value="1.00264519838988" calcext:value-type="float">
            <text:p>1.0026451983898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52" calcext:value-type="float">
            <text:p>0.5752</text:p>
          </table:table-cell>
          <table:table-cell table:formula="of:=([.B84]+[.C84])/2" office:value-type="float" office:value="0.5766" calcext:value-type="float">
            <text:p>0.5766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203" calcext:value-type="float">
            <text:p>0.6203</text:p>
          </table:table-cell>
          <table:table-cell table:formula="of:=([.E84]+[.F84])/2" office:value-type="float" office:value="0.62905" calcext:value-type="float">
            <text:p>0.62905</text:p>
          </table:table-cell>
          <table:table-cell table:formula="of:=[.G84]/[.D84]" office:value-type="float" office:value="1.0909642733264" calcext:value-type="float">
            <text:p>1.090964273326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5967" calcext:value-type="float">
            <text:p>0.5967</text:p>
          </table:table-cell>
          <table:table-cell table:formula="of:=([.I84]+[.J84])/2" office:value-type="float" office:value="0.5956" calcext:value-type="float">
            <text:p>0.5956</text:p>
          </table:table-cell>
          <table:table-cell table:formula="of:=[.K84]/[.D84]" office:value-type="float" office:value="1.03295178633368" calcext:value-type="float">
            <text:p>1.03295178633368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191" calcext:value-type="float">
            <text:p>1.6191</text:p>
          </table:table-cell>
          <table:table-cell office:value-type="float" office:value="1.6891" calcext:value-type="float">
            <text:p>1.6891</text:p>
          </table:table-cell>
          <table:table-cell table:formula="of:=([.B85]+[.C85])/2" office:value-type="float" office:value="1.6541" calcext:value-type="float">
            <text:p>1.6541</text:p>
          </table:table-cell>
          <table:table-cell office:value-type="float" office:value="1.6847" calcext:value-type="float">
            <text:p>1.6847</text:p>
          </table:table-cell>
          <table:table-cell office:value-type="float" office:value="1.7204" calcext:value-type="float">
            <text:p>1.7204</text:p>
          </table:table-cell>
          <table:table-cell table:formula="of:=([.E85]+[.F85])/2" office:value-type="float" office:value="1.70255" calcext:value-type="float">
            <text:p>1.70255</text:p>
          </table:table-cell>
          <table:table-cell table:formula="of:=[.G85]/[.D85]" office:value-type="float" office:value="1.02929085303186" calcext:value-type="float">
            <text:p>1.02929085303186</text:p>
          </table:table-cell>
          <table:table-cell office:value-type="float" office:value="1.7813" calcext:value-type="float">
            <text:p>1.7813</text:p>
          </table:table-cell>
          <table:table-cell office:value-type="float" office:value="1.5925" calcext:value-type="float">
            <text:p>1.5925</text:p>
          </table:table-cell>
          <table:table-cell table:formula="of:=([.I85]+[.J85])/2" office:value-type="float" office:value="1.6869" calcext:value-type="float">
            <text:p>1.6869</text:p>
          </table:table-cell>
          <table:table-cell table:formula="of:=[.K85]/[.D85]" office:value-type="float" office:value="1.01982951453963" calcext:value-type="float">
            <text:p>1.01982951453963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6" calcext:value-type="float">
            <text:p>0.0056</text:p>
          </table:table-cell>
          <table:table-cell table:formula="of:=([.B86]+[.C86])/2" office:value-type="float" office:value="0.0054" calcext:value-type="float">
            <text:p>0.0054</text:p>
          </table:table-cell>
          <table:table-cell table:number-columns-repeated="2" office:value-type="float" office:value="0.0054" calcext:value-type="float">
            <text:p>0.0054</text:p>
          </table:table-cell>
          <table:table-cell table:formula="of:=([.E86]+[.F86])/2" office:value-type="float" office:value="0.0054" calcext:value-type="float">
            <text:p>0.0054</text:p>
          </table:table-cell>
          <table:table-cell table:formula="of:=[.G86]/[.D86]" office:value-type="float" office:value="1" calcext:value-type="float">
            <text:p>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5" calcext:value-type="float">
            <text:p>0.0055</text:p>
          </table:table-cell>
          <table:table-cell table:formula="of:=([.I86]+[.J86])/2" office:value-type="float" office:value="0.00515" calcext:value-type="float">
            <text:p>0.00515</text:p>
          </table:table-cell>
          <table:table-cell table:formula="of:=[.K86]/[.D86]" office:value-type="float" office:value="0.953703703703704" calcext:value-type="float">
            <text:p>0.95370370370370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493" calcext:value-type="float">
            <text:p>0.3493</text:p>
          </table:table-cell>
          <table:table-cell table:formula="of:=([.B87]+[.C87])/2" office:value-type="float" office:value="0.3426" calcext:value-type="float">
            <text:p>0.3426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584" calcext:value-type="float">
            <text:p>0.3584</text:p>
          </table:table-cell>
          <table:table-cell table:formula="of:=([.E87]+[.F87])/2" office:value-type="float" office:value="0.3724" calcext:value-type="float">
            <text:p>0.3724</text:p>
          </table:table-cell>
          <table:table-cell table:formula="of:=[.G87]/[.D87]" office:value-type="float" office:value="1.08698190309399" calcext:value-type="float">
            <text:p>1.0869819030939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09" calcext:value-type="float">
            <text:p>0.3409</text:p>
          </table:table-cell>
          <table:table-cell table:formula="of:=([.I87]+[.J87])/2" office:value-type="float" office:value="0.34395" calcext:value-type="float">
            <text:p>0.34395</text:p>
          </table:table-cell>
          <table:table-cell table:formula="of:=[.K87]/[.D87]" office:value-type="float" office:value="1.00394045534151" calcext:value-type="float">
            <text:p>1.00394045534151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0325" calcext:value-type="float">
            <text:p>2.0325</text:p>
          </table:table-cell>
          <table:table-cell office:value-type="float" office:value="2.0832" calcext:value-type="float">
            <text:p>2.0832</text:p>
          </table:table-cell>
          <table:table-cell table:formula="of:=([.B88]+[.C88])/2" office:value-type="float" office:value="2.05785" calcext:value-type="float">
            <text:p>2.05785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4178" calcext:value-type="float">
            <text:p>1.4178</text:p>
          </table:table-cell>
          <table:table-cell table:formula="of:=([.E88]+[.F88])/2" office:value-type="float" office:value="1.332" calcext:value-type="float">
            <text:p>1.332</text:p>
          </table:table-cell>
          <table:table-cell table:formula="of:=[.G88]/[.D88]" office:value-type="float" office:value="0.647277498359939" calcext:value-type="float">
            <text:p>0.647277498359939</text:p>
          </table:table-cell>
          <table:table-cell office:value-type="float" office:value="1.2927" calcext:value-type="float">
            <text:p>1.2927</text:p>
          </table:table-cell>
          <table:table-cell office:value-type="float" office:value="1.289" calcext:value-type="float">
            <text:p>1.289</text:p>
          </table:table-cell>
          <table:table-cell table:formula="of:=([.I88]+[.J88])/2" office:value-type="float" office:value="1.29085" calcext:value-type="float">
            <text:p>1.29085</text:p>
          </table:table-cell>
          <table:table-cell table:formula="of:=[.K88]/[.D88]" office:value-type="float" office:value="0.627280899968414" calcext:value-type="float">
            <text:p>0.627280899968414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9049" calcext:value-type="float">
            <text:p>0.9049</text:p>
          </table:table-cell>
          <table:table-cell table:formula="of:=([.B89]+[.C89])/2" office:value-type="float" office:value="0.87525" calcext:value-type="float">
            <text:p>0.8752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053" calcext:value-type="float">
            <text:p>0.9053</text:p>
          </table:table-cell>
          <table:table-cell table:formula="of:=([.E89]+[.F89])/2" office:value-type="float" office:value="0.8911" calcext:value-type="float">
            <text:p>0.8911</text:p>
          </table:table-cell>
          <table:table-cell table:formula="of:=[.G89]/[.D89]" office:value-type="float" office:value="1.01810911168238" calcext:value-type="float">
            <text:p>1.01810911168238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624" calcext:value-type="float">
            <text:p>0.8624</text:p>
          </table:table-cell>
          <table:table-cell table:formula="of:=([.I89]+[.J89])/2" office:value-type="float" office:value="0.862" calcext:value-type="float">
            <text:p>0.862</text:p>
          </table:table-cell>
          <table:table-cell table:formula="of:=[.K89]/[.D89]" office:value-type="float" office:value="0.984861468151957" calcext:value-type="float">
            <text:p>0.984861468151957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677" calcext:value-type="float">
            <text:p>0.8677</text:p>
          </table:table-cell>
          <table:table-cell table:formula="of:=([.B90]+[.C90])/2" office:value-type="float" office:value="0.8548" calcext:value-type="float">
            <text:p>0.8548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8457" calcext:value-type="float">
            <text:p>0.8457</text:p>
          </table:table-cell>
          <table:table-cell table:formula="of:=([.E90]+[.F90])/2" office:value-type="float" office:value="0.8937" calcext:value-type="float">
            <text:p>0.8937</text:p>
          </table:table-cell>
          <table:table-cell table:formula="of:=[.G90]/[.D90]" office:value-type="float" office:value="1.04550772110435" calcext:value-type="float">
            <text:p>1.04550772110435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095" calcext:value-type="float">
            <text:p>0.8095</text:p>
          </table:table-cell>
          <table:table-cell table:formula="of:=([.I90]+[.J90])/2" office:value-type="float" office:value="0.8191" calcext:value-type="float">
            <text:p>0.8191</text:p>
          </table:table-cell>
          <table:table-cell table:formula="of:=[.K90]/[.D90]" office:value-type="float" office:value="0.958235844642021" calcext:value-type="float">
            <text:p>0.958235844642021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57" calcext:value-type="float">
            <text:p>0.0157</text:p>
          </table:table-cell>
          <table:table-cell table:formula="of:=([.B91]+[.C91])/2" office:value-type="float" office:value="0.0162" calcext:value-type="float">
            <text:p>0.016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8" calcext:value-type="float">
            <text:p>0.0158</text:p>
          </table:table-cell>
          <table:table-cell table:formula="of:=([.E91]+[.F91])/2" office:value-type="float" office:value="0.0156" calcext:value-type="float">
            <text:p>0.0156</text:p>
          </table:table-cell>
          <table:table-cell table:formula="of:=[.G91]/[.D91]" office:value-type="float" office:value="0.962962962962963" calcext:value-type="float">
            <text:p>0.96296296296296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44" calcext:value-type="float">
            <text:p>0.0144</text:p>
          </table:table-cell>
          <table:table-cell table:formula="of:=([.I91]+[.J91])/2" office:value-type="float" office:value="0.01505" calcext:value-type="float">
            <text:p>0.01505</text:p>
          </table:table-cell>
          <table:table-cell table:formula="of:=[.K91]/[.D91]" office:value-type="float" office:value="0.929012345679012" calcext:value-type="float">
            <text:p>0.92901234567901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25" calcext:value-type="float">
            <text:p>0.0225</text:p>
          </table:table-cell>
          <table:table-cell table:formula="of:=([.B92]+[.C92])/2" office:value-type="float" office:value="0.02285" calcext:value-type="float">
            <text:p>0.0228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242" calcext:value-type="float">
            <text:p>0.0242</text:p>
          </table:table-cell>
          <table:table-cell table:formula="of:=([.E92]+[.F92])/2" office:value-type="float" office:value="0.02355" calcext:value-type="float">
            <text:p>0.02355</text:p>
          </table:table-cell>
          <table:table-cell table:formula="of:=[.G92]/[.D92]" office:value-type="float" office:value="1.03063457330416" calcext:value-type="float">
            <text:p>1.030634573304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7" calcext:value-type="float">
            <text:p>0.0227</text:p>
          </table:table-cell>
          <table:table-cell table:formula="of:=([.I92]+[.J92])/2" office:value-type="float" office:value="0.02285" calcext:value-type="float">
            <text:p>0.02285</text:p>
          </table:table-cell>
          <table:table-cell table:formula="of:=[.K92]/[.D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414" calcext:value-type="float">
            <text:p>0.2414</text:p>
          </table:table-cell>
          <table:table-cell table:formula="of:=([.B93]+[.C93])/2" office:value-type="float" office:value="0.23905" calcext:value-type="float">
            <text:p>0.23905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542" calcext:value-type="float">
            <text:p>0.2542</text:p>
          </table:table-cell>
          <table:table-cell table:formula="of:=([.E93]+[.F93])/2" office:value-type="float" office:value="0.2483" calcext:value-type="float">
            <text:p>0.2483</text:p>
          </table:table-cell>
          <table:table-cell table:formula="of:=[.G93]/[.D93]" office:value-type="float" office:value="1.0386948337168" calcext:value-type="float">
            <text:p>1.038694833716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324" calcext:value-type="float">
            <text:p>0.2324</text:p>
          </table:table-cell>
          <table:table-cell table:formula="of:=([.I93]+[.J93])/2" office:value-type="float" office:value="0.23275" calcext:value-type="float">
            <text:p>0.23275</text:p>
          </table:table-cell>
          <table:table-cell table:formula="of:=[.K93]/[.D93]" office:value-type="float" office:value="0.973645680819912" calcext:value-type="float">
            <text:p>0.973645680819912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1" calcext:value-type="float">
            <text:p>0.0051</text:p>
          </table:table-cell>
          <table:table-cell table:formula="of:=([.B94]+[.C94])/2" office:value-type="float" office:value="0.0052" calcext:value-type="float">
            <text:p>0.005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1" calcext:value-type="float">
            <text:p>0.0051</text:p>
          </table:table-cell>
          <table:table-cell table:formula="of:=([.E94]+[.F94])/2" office:value-type="float" office:value="0.00495" calcext:value-type="float">
            <text:p>0.00495</text:p>
          </table:table-cell>
          <table:table-cell table:formula="of:=[.G94]/[.D94]" office:value-type="float" office:value="0.951923076923077" calcext:value-type="float">
            <text:p>0.9519230769230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1" calcext:value-type="float">
            <text:p>0.0051</text:p>
          </table:table-cell>
          <table:table-cell table:formula="of:=([.I94]+[.J94])/2" office:value-type="float" office:value="0.0053" calcext:value-type="float">
            <text:p>0.0053</text:p>
          </table:table-cell>
          <table:table-cell table:formula="of:=[.K94]/[.D94]" office:value-type="float" office:value="1.01923076923077" calcext:value-type="float">
            <text:p>1.0192307692307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768" calcext:value-type="float">
            <text:p>0.4768</text:p>
          </table:table-cell>
          <table:table-cell table:formula="of:=([.B95]+[.C95])/2" office:value-type="float" office:value="0.48515" calcext:value-type="float">
            <text:p>0.48515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4869" calcext:value-type="float">
            <text:p>0.4869</text:p>
          </table:table-cell>
          <table:table-cell table:formula="of:=([.E95]+[.F95])/2" office:value-type="float" office:value="0.5025" calcext:value-type="float">
            <text:p>0.5025</text:p>
          </table:table-cell>
          <table:table-cell table:formula="of:=[.G95]/[.D95]" office:value-type="float" office:value="1.03576213542203" calcext:value-type="float">
            <text:p>1.03576213542203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552" calcext:value-type="float">
            <text:p>0.4552</text:p>
          </table:table-cell>
          <table:table-cell table:formula="of:=([.I95]+[.J95])/2" office:value-type="float" office:value="0.4582" calcext:value-type="float">
            <text:p>0.4582</text:p>
          </table:table-cell>
          <table:table-cell table:formula="of:=[.K95]/[.D95]" office:value-type="float" office:value="0.9444501700505" calcext:value-type="float">
            <text:p>0.944450170050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55" calcext:value-type="float">
            <text:p>0.355</text:p>
          </table:table-cell>
          <table:table-cell office:value-type="float" office:value="0.4488" calcext:value-type="float">
            <text:p>0.4488</text:p>
          </table:table-cell>
          <table:table-cell table:formula="of:=([.B96]+[.C96])/2" office:value-type="float" office:value="0.4019" calcext:value-type="float">
            <text:p>0.401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3939" calcext:value-type="float">
            <text:p>0.3939</text:p>
          </table:table-cell>
          <table:table-cell table:formula="of:=([.E96]+[.F96])/2" office:value-type="float" office:value="0.4086" calcext:value-type="float">
            <text:p>0.4086</text:p>
          </table:table-cell>
          <table:table-cell table:formula="of:=[.G96]/[.D96]" office:value-type="float" office:value="1.01667081363523" calcext:value-type="float">
            <text:p>1.016670813635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9" calcext:value-type="float">
            <text:p>0.1239</text:p>
          </table:table-cell>
          <table:table-cell table:formula="of:=([.I96]+[.J96])/2" office:value-type="float" office:value="0.12545" calcext:value-type="float">
            <text:p>0.12545</text:p>
          </table:table-cell>
          <table:table-cell table:formula="of:=[.K96]/[.D96]" office:value-type="float" office:value="0.312142323961184" calcext:value-type="float">
            <text:p>0.312142323961184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635" calcext:value-type="float">
            <text:p>0.2635</text:p>
          </table:table-cell>
          <table:table-cell table:formula="of:=([.B97]+[.C97])/2" office:value-type="float" office:value="0.26" calcext:value-type="float">
            <text:p>0.26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2212" calcext:value-type="float">
            <text:p>0.2212</text:p>
          </table:table-cell>
          <table:table-cell table:formula="of:=([.E97]+[.F97])/2" office:value-type="float" office:value="0.22215" calcext:value-type="float">
            <text:p>0.22215</text:p>
          </table:table-cell>
          <table:table-cell table:formula="of:=[.G97]/[.D97]" office:value-type="float" office:value="0.854423076923077" calcext:value-type="float">
            <text:p>0.85442307692307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149" calcext:value-type="float">
            <text:p>0.2149</text:p>
          </table:table-cell>
          <table:table-cell table:formula="of:=([.I97]+[.J97])/2" office:value-type="float" office:value="0.2169" calcext:value-type="float">
            <text:p>0.2169</text:p>
          </table:table-cell>
          <table:table-cell table:formula="of:=[.K97]/[.D97]" office:value-type="float" office:value="0.834230769230769" calcext:value-type="float">
            <text:p>0.834230769230769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683" calcext:value-type="float">
            <text:p>0.2683</text:p>
          </table:table-cell>
          <table:table-cell table:formula="of:=([.B98]+[.C98])/2" office:value-type="float" office:value="0.2641" calcext:value-type="float">
            <text:p>0.2641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413" calcext:value-type="float">
            <text:p>0.2413</text:p>
          </table:table-cell>
          <table:table-cell table:formula="of:=([.E98]+[.F98])/2" office:value-type="float" office:value="0.2514" calcext:value-type="float">
            <text:p>0.2514</text:p>
          </table:table-cell>
          <table:table-cell table:formula="of:=[.G98]/[.D98]" office:value-type="float" office:value="0.951912154486937" calcext:value-type="float">
            <text:p>0.951912154486937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746" calcext:value-type="float">
            <text:p>0.2746</text:p>
          </table:table-cell>
          <table:table-cell table:formula="of:=([.I98]+[.J98])/2" office:value-type="float" office:value="0.25865" calcext:value-type="float">
            <text:p>0.25865</text:p>
          </table:table-cell>
          <table:table-cell table:formula="of:=[.K98]/[.D98]" office:value-type="float" office:value="0.979363877319197" calcext:value-type="float">
            <text:p>0.979363877319197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9" calcext:value-type="float">
            <text:p>0.0079</text:p>
          </table:table-cell>
          <table:table-cell table:formula="of:=([.B99]+[.C99])/2" office:value-type="float" office:value="0.00765" calcext:value-type="float">
            <text:p>0.0076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7" calcext:value-type="float">
            <text:p>0.0087</text:p>
          </table:table-cell>
          <table:table-cell table:formula="of:=([.E99]+[.F99])/2" office:value-type="float" office:value="0.0089" calcext:value-type="float">
            <text:p>0.0089</text:p>
          </table:table-cell>
          <table:table-cell table:formula="of:=[.G99]/[.D99]" office:value-type="float" office:value="1.16339869281046" calcext:value-type="float">
            <text:p>1.1633986928104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6" calcext:value-type="float">
            <text:p>0.0076</text:p>
          </table:table-cell>
          <table:table-cell table:formula="of:=([.I99]+[.J99])/2" office:value-type="float" office:value="0.00795" calcext:value-type="float">
            <text:p>0.00795</text:p>
          </table:table-cell>
          <table:table-cell table:formula="of:=[.K99]/[.D99]" office:value-type="float" office:value="1.03921568627451" calcext:value-type="float">
            <text:p>1.03921568627451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538" calcext:value-type="float">
            <text:p>0.8538</text:p>
          </table:table-cell>
          <table:table-cell table:formula="of:=([.B100]+[.C100])/2" office:value-type="float" office:value="0.82935" calcext:value-type="float">
            <text:p>0.8293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548" calcext:value-type="float">
            <text:p>0.1548</text:p>
          </table:table-cell>
          <table:table-cell table:formula="of:=([.E100]+[.F100])/2" office:value-type="float" office:value="0.1545" calcext:value-type="float">
            <text:p>0.1545</text:p>
          </table:table-cell>
          <table:table-cell table:formula="of:=[.G100]/[.D100]" office:value-type="float" office:value="0.186290468439139" calcext:value-type="float">
            <text:p>0.186290468439139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559" calcext:value-type="float">
            <text:p>0.1559</text:p>
          </table:table-cell>
          <table:table-cell table:formula="of:=([.I100]+[.J100])/2" office:value-type="float" office:value="0.15665" calcext:value-type="float">
            <text:p>0.15665</text:p>
          </table:table-cell>
          <table:table-cell table:formula="of:=[.K100]/[.D100]" office:value-type="float" office:value="0.18888286007114" calcext:value-type="float">
            <text:p>0.18888286007114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328" calcext:value-type="float">
            <text:p>0.3328</text:p>
          </table:table-cell>
          <table:table-cell table:formula="of:=([.B101]+[.C101])/2" office:value-type="float" office:value="0.3308" calcext:value-type="float">
            <text:p>0.3308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43" calcext:value-type="float">
            <text:p>0.343</text:p>
          </table:table-cell>
          <table:table-cell table:formula="of:=([.E101]+[.F101])/2" office:value-type="float" office:value="0.3404" calcext:value-type="float">
            <text:p>0.3404</text:p>
          </table:table-cell>
          <table:table-cell table:formula="of:=[.G101]/[.D101]" office:value-type="float" office:value="1.02902055622733" calcext:value-type="float">
            <text:p>1.02902055622733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305" calcext:value-type="float">
            <text:p>0.3305</text:p>
          </table:table-cell>
          <table:table-cell table:formula="of:=([.I101]+[.J101])/2" office:value-type="float" office:value="0.33385" calcext:value-type="float">
            <text:p>0.33385</text:p>
          </table:table-cell>
          <table:table-cell table:formula="of:=[.K101]/[.D101]" office:value-type="float" office:value="1.00922007255139" calcext:value-type="float">
            <text:p>1.00922007255139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504" calcext:value-type="float">
            <text:p>0.2504</text:p>
          </table:table-cell>
          <table:table-cell table:formula="of:=([.B102]+[.C102])/2" office:value-type="float" office:value="0.2463" calcext:value-type="float">
            <text:p>0.2463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2427" calcext:value-type="float">
            <text:p>0.2427</text:p>
          </table:table-cell>
          <table:table-cell table:formula="of:=([.E102]+[.F102])/2" office:value-type="float" office:value="0.2394" calcext:value-type="float">
            <text:p>0.2394</text:p>
          </table:table-cell>
          <table:table-cell table:formula="of:=[.G102]/[.D102]" office:value-type="float" office:value="0.971985383678441" calcext:value-type="float">
            <text:p>0.971985383678441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301" calcext:value-type="float">
            <text:p>0.2301</text:p>
          </table:table-cell>
          <table:table-cell table:formula="of:=([.I102]+[.J102])/2" office:value-type="float" office:value="0.23145" calcext:value-type="float">
            <text:p>0.23145</text:p>
          </table:table-cell>
          <table:table-cell table:formula="of:=[.K102]/[.D102]" office:value-type="float" office:value="0.939707673568818" calcext:value-type="float">
            <text:p>0.939707673568818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92" calcext:value-type="float">
            <text:p>0.0192</text:p>
          </table:table-cell>
          <table:table-cell table:formula="of:=([.B103]+[.C103])/2" office:value-type="float" office:value="0.01885" calcext:value-type="float">
            <text:p>0.01885</text:p>
          </table:table-cell>
          <table:table-cell table:number-columns-repeated="2" office:value-type="float" office:value="0.0197" calcext:value-type="float">
            <text:p>0.0197</text:p>
          </table:table-cell>
          <table:table-cell table:formula="of:=([.E103]+[.F103])/2" office:value-type="float" office:value="0.0197" calcext:value-type="float">
            <text:p>0.0197</text:p>
          </table:table-cell>
          <table:table-cell table:formula="of:=[.G103]/[.D103]" office:value-type="float" office:value="1.04509283819629" calcext:value-type="float">
            <text:p>1.0450928381962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89" calcext:value-type="float">
            <text:p>0.0189</text:p>
          </table:table-cell>
          <table:table-cell table:formula="of:=([.I103]+[.J103])/2" office:value-type="float" office:value="0.0188" calcext:value-type="float">
            <text:p>0.0188</text:p>
          </table:table-cell>
          <table:table-cell table:formula="of:=[.K103]/[.D103]" office:value-type="float" office:value="0.997347480106101" calcext:value-type="float">
            <text:p>0.997347480106101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584" calcext:value-type="float">
            <text:p>0.1584</text:p>
          </table:table-cell>
          <table:table-cell table:formula="of:=([.B104]+[.C104])/2" office:value-type="float" office:value="0.14195" calcext:value-type="float">
            <text:p>0.1419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687" calcext:value-type="float">
            <text:p>0.1687</text:p>
          </table:table-cell>
          <table:table-cell table:formula="of:=([.E104]+[.F104])/2" office:value-type="float" office:value="0.15155" calcext:value-type="float">
            <text:p>0.15155</text:p>
          </table:table-cell>
          <table:table-cell table:formula="of:=[.G104]/[.D104]" office:value-type="float" office:value="1.06762944698838" calcext:value-type="float">
            <text:p>1.06762944698838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277" calcext:value-type="float">
            <text:p>0.1277</text:p>
          </table:table-cell>
          <table:table-cell table:formula="of:=([.I104]+[.J104])/2" office:value-type="float" office:value="0.14375" calcext:value-type="float">
            <text:p>0.14375</text:p>
          </table:table-cell>
          <table:table-cell table:formula="of:=[.K104]/[.D104]" office:value-type="float" office:value="1.01268052131032" calcext:value-type="float">
            <text:p>1.0126805213103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6" calcext:value-type="float">
            <text:p>0.0026</text:p>
          </table:table-cell>
          <table:table-cell table:formula="of:=([.B105]+[.C105])/2" office:value-type="float" office:value="0.00285" calcext:value-type="float">
            <text:p>0.0028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5" calcext:value-type="float">
            <text:p>0.0035</text:p>
          </table:table-cell>
          <table:table-cell table:formula="of:=([.E105]+[.F105])/2" office:value-type="float" office:value="0.00335" calcext:value-type="float">
            <text:p>0.00335</text:p>
          </table:table-cell>
          <table:table-cell table:formula="of:=[.G105]/[.D105]" office:value-type="float" office:value="1.17543859649123" calcext:value-type="float">
            <text:p>1.175438596491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8" calcext:value-type="float">
            <text:p>0.0028</text:p>
          </table:table-cell>
          <table:table-cell table:formula="of:=([.I105]+[.J105])/2" office:value-type="float" office:value="0.0029" calcext:value-type="float">
            <text:p>0.0029</text:p>
          </table:table-cell>
          <table:table-cell table:formula="of:=[.K105]/[.D105]" office:value-type="float" office:value="1.01754385964912" calcext:value-type="float">
            <text:p>1.01754385964912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89" calcext:value-type="float">
            <text:p>0.0389</text:p>
          </table:table-cell>
          <table:table-cell table:formula="of:=([.B106]+[.C106])/2" office:value-type="float" office:value="0.03785" calcext:value-type="float">
            <text:p>0.0378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09" calcext:value-type="float">
            <text:p>0.0409</text:p>
          </table:table-cell>
          <table:table-cell table:formula="of:=([.E106]+[.F106])/2" office:value-type="float" office:value="0.0396" calcext:value-type="float">
            <text:p>0.0396</text:p>
          </table:table-cell>
          <table:table-cell table:formula="of:=[.G106]/[.D106]" office:value-type="float" office:value="1.04623513870542" calcext:value-type="float">
            <text:p>1.0462351387054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71" calcext:value-type="float">
            <text:p>0.0371</text:p>
          </table:table-cell>
          <table:table-cell table:formula="of:=([.I106]+[.J106])/2" office:value-type="float" office:value="0.03825" calcext:value-type="float">
            <text:p>0.03825</text:p>
          </table:table-cell>
          <table:table-cell table:formula="of:=[.K106]/[.D106]" office:value-type="float" office:value="1.0105680317041" calcext:value-type="float">
            <text:p>1.0105680317041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4" calcext:value-type="float">
            <text:p>0.0024</text:p>
          </table:table-cell>
          <table:table-cell table:formula="of:=([.B107]+[.C107])/2" office:value-type="float" office:value="0.00285" calcext:value-type="float">
            <text:p>0.00285</text:p>
          </table:table-cell>
          <table:table-cell table:number-columns-repeated="2" office:value-type="float" office:value="0.0028" calcext:value-type="float">
            <text:p>0.0028</text:p>
          </table:table-cell>
          <table:table-cell table:formula="of:=([.E107]+[.F107])/2" office:value-type="float" office:value="0.0028" calcext:value-type="float">
            <text:p>0.0028</text:p>
          </table:table-cell>
          <table:table-cell table:formula="of:=[.G107]/[.D107]" office:value-type="float" office:value="0.982456140350877" calcext:value-type="float">
            <text:p>0.98245614035087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 table:formula="of:=([.I107]+[.J107])/2" office:value-type="float" office:value="0.0027" calcext:value-type="float">
            <text:p>0.0027</text:p>
          </table:table-cell>
          <table:table-cell table:formula="of:=[.K107]/[.D107]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532" calcext:value-type="float">
            <text:p>0.1532</text:p>
          </table:table-cell>
          <table:table-cell table:formula="of:=([.B108]+[.C108])/2" office:value-type="float" office:value="0.13825" calcext:value-type="float">
            <text:p>0.1382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317" calcext:value-type="float">
            <text:p>0.1317</text:p>
          </table:table-cell>
          <table:table-cell table:formula="of:=([.E108]+[.F108])/2" office:value-type="float" office:value="0.1318" calcext:value-type="float">
            <text:p>0.1318</text:p>
          </table:table-cell>
          <table:table-cell table:formula="of:=[.G108]/[.D108]" office:value-type="float" office:value="0.953345388788427" calcext:value-type="float">
            <text:p>0.9533453887884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6" calcext:value-type="float">
            <text:p>0.1316</text:p>
          </table:table-cell>
          <table:table-cell table:formula="of:=([.I108]+[.J108])/2" office:value-type="float" office:value="0.1308" calcext:value-type="float">
            <text:p>0.1308</text:p>
          </table:table-cell>
          <table:table-cell table:formula="of:=[.K108]/[.D108]" office:value-type="float" office:value="0.946112115732369" calcext:value-type="float">
            <text:p>0.946112115732369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67" calcext:value-type="float">
            <text:p>0.1367</text:p>
          </table:table-cell>
          <table:table-cell table:formula="of:=([.B109]+[.C109])/2" office:value-type="float" office:value="0.13305" calcext:value-type="float">
            <text:p>0.13305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49" calcext:value-type="float">
            <text:p>0.149</text:p>
          </table:table-cell>
          <table:table-cell table:formula="of:=([.E109]+[.F109])/2" office:value-type="float" office:value="0.14255" calcext:value-type="float">
            <text:p>0.14255</text:p>
          </table:table-cell>
          <table:table-cell table:formula="of:=[.G109]/[.D109]" office:value-type="float" office:value="1.07140172867343" calcext:value-type="float">
            <text:p>1.07140172867343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277" calcext:value-type="float">
            <text:p>0.1277</text:p>
          </table:table-cell>
          <table:table-cell table:formula="of:=([.I109]+[.J109])/2" office:value-type="float" office:value="0.12945" calcext:value-type="float">
            <text:p>0.12945</text:p>
          </table:table-cell>
          <table:table-cell table:formula="of:=[.K109]/[.D109]" office:value-type="float" office:value="0.972942502818489" calcext:value-type="float">
            <text:p>0.972942502818489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table:formula="of:=([.B110]+[.C110])/2" office:value-type="float" office:value="0.00245" calcext:value-type="float">
            <text:p>0.00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8" calcext:value-type="float">
            <text:p>0.0028</text:p>
          </table:table-cell>
          <table:table-cell table:formula="of:=([.E110]+[.F110])/2" office:value-type="float" office:value="0.0029" calcext:value-type="float">
            <text:p>0.0029</text:p>
          </table:table-cell>
          <table:table-cell table:formula="of:=[.G110]/[.D110]" office:value-type="float" office:value="1.18367346938776" calcext:value-type="float">
            <text:p>1.18367346938776</text:p>
          </table:table-cell>
          <table:table-cell table:number-columns-repeated="2" office:value-type="float" office:value="0.0028" calcext:value-type="float">
            <text:p>0.0028</text:p>
          </table:table-cell>
          <table:table-cell table:formula="of:=([.I110]+[.J110])/2" office:value-type="float" office:value="0.0028" calcext:value-type="float">
            <text:p>0.0028</text:p>
          </table:table-cell>
          <table:table-cell table:formula="of:=[.K110]/[.D110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4" calcext:value-type="float">
            <text:p>0.0024</text:p>
          </table:table-cell>
          <table:table-cell table:formula="of:=([.B111]+[.C111])/2" office:value-type="float" office:value="0.00255" calcext:value-type="float">
            <text:p>0.0025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4" calcext:value-type="float">
            <text:p>0.0024</text:p>
          </table:table-cell>
          <table:table-cell table:formula="of:=([.E111]+[.F111])/2" office:value-type="float" office:value="0.0025" calcext:value-type="float">
            <text:p>0.0025</text:p>
          </table:table-cell>
          <table:table-cell table:formula="of:=[.G111]/[.D111]" office:value-type="float" office:value="0.980392156862745" calcext:value-type="float">
            <text:p>0.98039215686274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 table:formula="of:=([.I111]+[.J111])/2" office:value-type="float" office:value="0.0022" calcext:value-type="float">
            <text:p>0.0022</text:p>
          </table:table-cell>
          <table:table-cell table:formula="of:=[.K111]/[.D111]" office:value-type="float" office:value="0.862745098039216" calcext:value-type="float">
            <text:p>0.86274509803921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7" calcext:value-type="float">
            <text:p>0.0027</text:p>
          </table:table-cell>
          <table:table-cell table:formula="of:=([.B112]+[.C112])/2"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" calcext:value-type="float">
            <text:p>0.0026</text:p>
          </table:table-cell>
          <table:table-cell table:formula="of:=([.E112]+[.F112])/2" office:value-type="float" office:value="0.0028" calcext:value-type="float">
            <text:p>0.0028</text:p>
          </table:table-cell>
          <table:table-cell table:formula="of:=[.G112]/[.D112]"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formula="of:=([.I112]+[.J112])/2" office:value-type="float" office:value="0.003" calcext:value-type="float">
            <text:p>0.003</text:p>
          </table:table-cell>
          <table:table-cell table:formula="of:=[.K112]/[.D112]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9" calcext:value-type="float">
            <text:p>0.0089</text:p>
          </table:table-cell>
          <table:table-cell table:formula="of:=([.B113]+[.C113])/2" office:value-type="float" office:value="0.0088" calcext:value-type="float">
            <text:p>0.0088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[.E113]+[.F113])/2" office:value-type="float" office:value="0.009" calcext:value-type="float">
            <text:p>0.009</text:p>
          </table:table-cell>
          <table:table-cell table:formula="of:=[.G113]/[.D113]" office:value-type="float" office:value="1.02272727272727" calcext:value-type="float">
            <text:p>1.0227272727272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8" calcext:value-type="float">
            <text:p>0.008</text:p>
          </table:table-cell>
          <table:table-cell table:formula="of:=([.I113]+[.J113])/2" office:value-type="float" office:value="0.00845" calcext:value-type="float">
            <text:p>0.00845</text:p>
          </table:table-cell>
          <table:table-cell table:formula="of:=[.K113]/[.D113]" office:value-type="float" office:value="0.960227272727273" calcext:value-type="float">
            <text:p>0.960227272727273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3" calcext:value-type="float">
            <text:p>0.0033</text:p>
          </table:table-cell>
          <table:table-cell table:formula="of:=([.B114]+[.C114])/2" office:value-type="float" office:value="0.003" calcext:value-type="float">
            <text:p>0.003</text:p>
          </table:table-cell>
          <table:table-cell table:number-columns-repeated="2" office:value-type="float" office:value="0.0034" calcext:value-type="float">
            <text:p>0.0034</text:p>
          </table:table-cell>
          <table:table-cell table:formula="of:=([.E114]+[.F114])/2" office:value-type="float" office:value="0.0034" calcext:value-type="float">
            <text:p>0.0034</text:p>
          </table:table-cell>
          <table:table-cell table:formula="of:=[.G114]/[.D114]" office:value-type="float" office:value="1.13333333333333" calcext:value-type="float">
            <text:p>1.13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" calcext:value-type="float">
            <text:p>0.0023</text:p>
          </table:table-cell>
          <table:table-cell table:formula="of:=([.I114]+[.J114])/2" office:value-type="float" office:value="0.00265" calcext:value-type="float">
            <text:p>0.00265</text:p>
          </table:table-cell>
          <table:table-cell table:formula="of:=[.K114]/[.D114]" office:value-type="float" office:value="0.883333333333333" calcext:value-type="float">
            <text:p>0.88333333333333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1886" calcext:value-type="float">
            <text:p>1.1886</text:p>
          </table:table-cell>
          <table:table-cell office:value-type="float" office:value="1.2434" calcext:value-type="float">
            <text:p>1.2434</text:p>
          </table:table-cell>
          <table:table-cell table:formula="of:=([.B115]+[.C115])/2" office:value-type="float" office:value="1.216" calcext:value-type="float">
            <text:p>1.216</text:p>
          </table:table-cell>
          <table:table-cell office:value-type="float" office:value="1.224" calcext:value-type="float">
            <text:p>1.224</text:p>
          </table:table-cell>
          <table:table-cell office:value-type="float" office:value="1.2031" calcext:value-type="float">
            <text:p>1.2031</text:p>
          </table:table-cell>
          <table:table-cell table:formula="of:=([.E115]+[.F115])/2" office:value-type="float" office:value="1.21355" calcext:value-type="float">
            <text:p>1.21355</text:p>
          </table:table-cell>
          <table:table-cell table:formula="of:=[.G115]/[.D115]" office:value-type="float" office:value="0.997985197368421" calcext:value-type="float">
            <text:p>0.997985197368421</text:p>
          </table:table-cell>
          <table:table-cell office:value-type="float" office:value="1.2035" calcext:value-type="float">
            <text:p>1.2035</text:p>
          </table:table-cell>
          <table:table-cell office:value-type="float" office:value="1.1237" calcext:value-type="float">
            <text:p>1.1237</text:p>
          </table:table-cell>
          <table:table-cell table:formula="of:=([.I115]+[.J115])/2" office:value-type="float" office:value="1.1636" calcext:value-type="float">
            <text:p>1.1636</text:p>
          </table:table-cell>
          <table:table-cell table:formula="of:=[.K115]/[.D115]" office:value-type="float" office:value="0.956907894736842" calcext:value-type="float">
            <text:p>0.95690789473684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5" calcext:value-type="float">
            <text:p>0.2275</text:p>
          </table:table-cell>
          <table:table-cell table:formula="of:=([.B116]+[.C116])/2" office:value-type="float" office:value="0.22575" calcext:value-type="float">
            <text:p>0.22575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248" calcext:value-type="float">
            <text:p>0.248</text:p>
          </table:table-cell>
          <table:table-cell table:formula="of:=([.E116]+[.F116])/2" office:value-type="float" office:value="0.2771" calcext:value-type="float">
            <text:p>0.2771</text:p>
          </table:table-cell>
          <table:table-cell table:formula="of:=[.G116]/[.D116]" office:value-type="float" office:value="1.22746400885936" calcext:value-type="float">
            <text:p>1.22746400885936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244" calcext:value-type="float">
            <text:p>0.2244</text:p>
          </table:table-cell>
          <table:table-cell table:formula="of:=([.I116]+[.J116])/2" office:value-type="float" office:value="0.22815" calcext:value-type="float">
            <text:p>0.22815</text:p>
          </table:table-cell>
          <table:table-cell table:formula="of:=[.K116]/[.D116]" office:value-type="float" office:value="1.01063122923588" calcext:value-type="float">
            <text:p>1.01063122923588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3" calcext:value-type="float">
            <text:p>0.403</text:p>
          </table:table-cell>
          <table:table-cell table:formula="of:=([.B117]+[.C117])/2" office:value-type="float" office:value="0.4145" calcext:value-type="float">
            <text:p>0.4145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055" calcext:value-type="float">
            <text:p>0.4055</text:p>
          </table:table-cell>
          <table:table-cell table:formula="of:=([.E117]+[.F117])/2" office:value-type="float" office:value="0.40605" calcext:value-type="float">
            <text:p>0.40605</text:p>
          </table:table-cell>
          <table:table-cell table:formula="of:=[.G117]/[.D117]" office:value-type="float" office:value="0.979613992762364" calcext:value-type="float">
            <text:p>0.97961399276236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002" calcext:value-type="float">
            <text:p>0.4002</text:p>
          </table:table-cell>
          <table:table-cell table:formula="of:=([.I117]+[.J117])/2" office:value-type="float" office:value="0.4025" calcext:value-type="float">
            <text:p>0.4025</text:p>
          </table:table-cell>
          <table:table-cell table:formula="of:=[.K117]/[.D117]" office:value-type="float" office:value="0.971049457177322" calcext:value-type="float">
            <text:p>0.97104945717732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11" calcext:value-type="float">
            <text:p>0.2711</text:p>
          </table:table-cell>
          <table:table-cell table:formula="of:=([.B118]+[.C118])/2" office:value-type="float" office:value="0.27075" calcext:value-type="float">
            <text:p>0.2707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2789" calcext:value-type="float">
            <text:p>0.2789</text:p>
          </table:table-cell>
          <table:table-cell table:formula="of:=([.E118]+[.F118])/2" office:value-type="float" office:value="0.28155" calcext:value-type="float">
            <text:p>0.28155</text:p>
          </table:table-cell>
          <table:table-cell table:formula="of:=[.G118]/[.D118]" office:value-type="float" office:value="1.0398891966759" calcext:value-type="float">
            <text:p>1.0398891966759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2731" calcext:value-type="float">
            <text:p>0.2731</text:p>
          </table:table-cell>
          <table:table-cell table:formula="of:=([.I118]+[.J118])/2" office:value-type="float" office:value="0.27835" calcext:value-type="float">
            <text:p>0.27835</text:p>
          </table:table-cell>
          <table:table-cell table:formula="of:=[.K118]/[.D118]" office:value-type="float" office:value="1.0280701754386" calcext:value-type="float">
            <text:p>1.028070175438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703" calcext:value-type="float">
            <text:p>0.3703</text:p>
          </table:table-cell>
          <table:table-cell table:formula="of:=([.B119]+[.C119])/2" office:value-type="float" office:value="0.366" calcext:value-type="float">
            <text:p>0.366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714" calcext:value-type="float">
            <text:p>0.3714</text:p>
          </table:table-cell>
          <table:table-cell table:formula="of:=([.E119]+[.F119])/2" office:value-type="float" office:value="0.37095" calcext:value-type="float">
            <text:p>0.37095</text:p>
          </table:table-cell>
          <table:table-cell table:formula="of:=[.G119]/[.D119]" office:value-type="float" office:value="1.01352459016393" calcext:value-type="float">
            <text:p>1.0135245901639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642" calcext:value-type="float">
            <text:p>0.3642</text:p>
          </table:table-cell>
          <table:table-cell table:formula="of:=([.I119]+[.J119])/2" office:value-type="float" office:value="0.3668" calcext:value-type="float">
            <text:p>0.3668</text:p>
          </table:table-cell>
          <table:table-cell table:formula="of:=[.K119]/[.D119]" office:value-type="float" office:value="1.00218579234973" calcext:value-type="float">
            <text:p>1.00218579234973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446" calcext:value-type="float">
            <text:p>0.2446</text:p>
          </table:table-cell>
          <table:table-cell table:formula="of:=([.B120]+[.C120])/2" office:value-type="float" office:value="0.24365" calcext:value-type="float">
            <text:p>0.2436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485" calcext:value-type="float">
            <text:p>0.2485</text:p>
          </table:table-cell>
          <table:table-cell table:formula="of:=([.E120]+[.F120])/2" office:value-type="float" office:value="0.2495" calcext:value-type="float">
            <text:p>0.2495</text:p>
          </table:table-cell>
          <table:table-cell table:formula="of:=[.G120]/[.D120]" office:value-type="float" office:value="1.02400985019495" calcext:value-type="float">
            <text:p>1.02400985019495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2436" calcext:value-type="float">
            <text:p>0.2436</text:p>
          </table:table-cell>
          <table:table-cell table:formula="of:=([.I120]+[.J120])/2" office:value-type="float" office:value="0.2482" calcext:value-type="float">
            <text:p>0.2482</text:p>
          </table:table-cell>
          <table:table-cell table:formula="of:=[.K120]/[.D120]" office:value-type="float" office:value="1.01867432792941" calcext:value-type="float">
            <text:p>1.01867432792941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225" calcext:value-type="float">
            <text:p>0.225</text:p>
          </table:table-cell>
          <table:table-cell table:formula="of:=([.B121]+[.C121])/2" office:value-type="float" office:value="0.22445" calcext:value-type="float">
            <text:p>0.224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3" calcext:value-type="float">
            <text:p>0.2283</text:p>
          </table:table-cell>
          <table:table-cell table:formula="of:=([.E121]+[.F121])/2" office:value-type="float" office:value="0.22865" calcext:value-type="float">
            <text:p>0.22865</text:p>
          </table:table-cell>
          <table:table-cell table:formula="of:=[.G121]/[.D121]" office:value-type="float" office:value="1.01871240810871" calcext:value-type="float">
            <text:p>1.0187124081087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243" calcext:value-type="float">
            <text:p>0.2243</text:p>
          </table:table-cell>
          <table:table-cell table:formula="of:=([.I121]+[.J121])/2" office:value-type="float" office:value="0.22745" calcext:value-type="float">
            <text:p>0.22745</text:p>
          </table:table-cell>
          <table:table-cell table:formula="of:=[.K121]/[.D121]" office:value-type="float" office:value="1.01336600579194" calcext:value-type="float">
            <text:p>1.0133660057919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6" calcext:value-type="float">
            <text:p>0.0156</text:p>
          </table:table-cell>
          <table:table-cell table:formula="of:=([.B122]+[.C122])/2" office:value-type="float" office:value="0.01495" calcext:value-type="float">
            <text:p>0.0149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1" calcext:value-type="float">
            <text:p>0.0151</text:p>
          </table:table-cell>
          <table:table-cell table:formula="of:=([.E122]+[.F122])/2" office:value-type="float" office:value="0.0153" calcext:value-type="float">
            <text:p>0.0153</text:p>
          </table:table-cell>
          <table:table-cell table:formula="of:=[.G122]/[.D122]" office:value-type="float" office:value="1.02341137123746" calcext:value-type="float">
            <text:p>1.023411371237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4" calcext:value-type="float">
            <text:p>0.0144</text:p>
          </table:table-cell>
          <table:table-cell table:formula="of:=([.I122]+[.J122])/2" office:value-type="float" office:value="0.01445" calcext:value-type="float">
            <text:p>0.01445</text:p>
          </table:table-cell>
          <table:table-cell table:formula="of:=[.K122]/[.D122]" office:value-type="float" office:value="0.966555183946488" calcext:value-type="float">
            <text:p>0.966555183946488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203" calcext:value-type="float">
            <text:p>0.2203</text:p>
          </table:table-cell>
          <table:table-cell table:formula="of:=([.B123]+[.C123])/2" office:value-type="float" office:value="0.21805" calcext:value-type="float">
            <text:p>0.21805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2278" calcext:value-type="float">
            <text:p>0.2278</text:p>
          </table:table-cell>
          <table:table-cell table:formula="of:=([.E123]+[.F123])/2" office:value-type="float" office:value="0.22415" calcext:value-type="float">
            <text:p>0.22415</text:p>
          </table:table-cell>
          <table:table-cell table:formula="of:=[.G123]/[.D123]" office:value-type="float" office:value="1.02797523503784" calcext:value-type="float">
            <text:p>1.02797523503784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168" calcext:value-type="float">
            <text:p>0.2168</text:p>
          </table:table-cell>
          <table:table-cell table:formula="of:=([.I123]+[.J123])/2" office:value-type="float" office:value="0.21855" calcext:value-type="float">
            <text:p>0.21855</text:p>
          </table:table-cell>
          <table:table-cell table:formula="of:=[.K123]/[.D123]" office:value-type="float" office:value="1.00229305205228" calcext:value-type="float">
            <text:p>1.0022930520522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09" calcext:value-type="float">
            <text:p>0.0409</text:p>
          </table:table-cell>
          <table:table-cell table:formula="of:=([.B124]+[.C124])/2" office:value-type="float" office:value="0.041" calcext:value-type="float">
            <text:p>0.04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12" calcext:value-type="float">
            <text:p>0.0412</text:p>
          </table:table-cell>
          <table:table-cell table:formula="of:=([.E124]+[.F124])/2" office:value-type="float" office:value="0.0419" calcext:value-type="float">
            <text:p>0.0419</text:p>
          </table:table-cell>
          <table:table-cell table:formula="of:=[.G124]/[.D124]" office:value-type="float" office:value="1.0219512195122" calcext:value-type="float">
            <text:p>1.021951219512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08" calcext:value-type="float">
            <text:p>0.0408</text:p>
          </table:table-cell>
          <table:table-cell table:formula="of:=([.I124]+[.J124])/2" office:value-type="float" office:value="0.041" calcext:value-type="float">
            <text:p>0.041</text:p>
          </table:table-cell>
          <table:table-cell table:formula="of:=[.K124]/[.D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29" calcext:value-type="float">
            <text:p>0.0729</text:p>
          </table:table-cell>
          <table:table-cell table:formula="of:=([.B125]+[.C125])/2" office:value-type="float" office:value="0.0709" calcext:value-type="float">
            <text:p>0.0709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853" calcext:value-type="float">
            <text:p>0.0853</text:p>
          </table:table-cell>
          <table:table-cell table:formula="of:=([.E125]+[.F125])/2" office:value-type="float" office:value="0.0785" calcext:value-type="float">
            <text:p>0.0785</text:p>
          </table:table-cell>
          <table:table-cell table:formula="of:=[.G125]/[.D125]" office:value-type="float" office:value="1.10719322990127" calcext:value-type="float">
            <text:p>1.10719322990127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95" calcext:value-type="float">
            <text:p>0.0695</text:p>
          </table:table-cell>
          <table:table-cell table:formula="of:=([.I125]+[.J125])/2" office:value-type="float" office:value="0.0693" calcext:value-type="float">
            <text:p>0.0693</text:p>
          </table:table-cell>
          <table:table-cell table:formula="of:=[.K125]/[.D125]" office:value-type="float" office:value="0.977433004231312" calcext:value-type="float">
            <text:p>0.977433004231312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55" calcext:value-type="float">
            <text:p>0.155</text:p>
          </table:table-cell>
          <table:table-cell table:formula="of:=([.B126]+[.C126])/2" office:value-type="float" office:value="0.1411" calcext:value-type="float">
            <text:p>0.141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52" calcext:value-type="float">
            <text:p>0.1352</text:p>
          </table:table-cell>
          <table:table-cell table:formula="of:=([.E126]+[.F126])/2" office:value-type="float" office:value="0.1348" calcext:value-type="float">
            <text:p>0.1348</text:p>
          </table:table-cell>
          <table:table-cell table:formula="of:=[.G126]/[.D126]" office:value-type="float" office:value="0.955350815024805" calcext:value-type="float">
            <text:p>0.955350815024805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92" calcext:value-type="float">
            <text:p>0.1292</text:p>
          </table:table-cell>
          <table:table-cell table:formula="of:=([.I126]+[.J126])/2" office:value-type="float" office:value="0.1299" calcext:value-type="float">
            <text:p>0.1299</text:p>
          </table:table-cell>
          <table:table-cell table:formula="of:=[.K126]/[.D126]" office:value-type="float" office:value="0.920623671155209" calcext:value-type="float">
            <text:p>0.920623671155209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65" calcext:value-type="float">
            <text:p>0.1265</text:p>
          </table:table-cell>
          <table:table-cell table:formula="of:=([.B127]+[.C127])/2" office:value-type="float" office:value="0.1236" calcext:value-type="float">
            <text:p>0.123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288" calcext:value-type="float">
            <text:p>0.1288</text:p>
          </table:table-cell>
          <table:table-cell table:formula="of:=([.E127]+[.F127])/2" office:value-type="float" office:value="0.12905" calcext:value-type="float">
            <text:p>0.12905</text:p>
          </table:table-cell>
          <table:table-cell table:formula="of:=[.G127]/[.D127]" office:value-type="float" office:value="1.04409385113269" calcext:value-type="float">
            <text:p>1.04409385113269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238" calcext:value-type="float">
            <text:p>0.1238</text:p>
          </table:table-cell>
          <table:table-cell table:formula="of:=([.I127]+[.J127])/2" office:value-type="float" office:value="0.12455" calcext:value-type="float">
            <text:p>0.12455</text:p>
          </table:table-cell>
          <table:table-cell table:formula="of:=[.K127]/[.D127]" office:value-type="float" office:value="1.00768608414239" calcext:value-type="float">
            <text:p>1.00768608414239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221" calcext:value-type="float">
            <text:p>0.1221</text:p>
          </table:table-cell>
          <table:table-cell table:formula="of:=([.B128]+[.C128])/2" office:value-type="float" office:value="0.1339" calcext:value-type="float">
            <text:p>0.133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49" calcext:value-type="float">
            <text:p>0.1249</text:p>
          </table:table-cell>
          <table:table-cell table:formula="of:=([.E128]+[.F128])/2" office:value-type="float" office:value="0.1258" calcext:value-type="float">
            <text:p>0.1258</text:p>
          </table:table-cell>
          <table:table-cell table:formula="of:=[.G128]/[.D128]" office:value-type="float" office:value="0.939507094846901" calcext:value-type="float">
            <text:p>0.93950709484690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" calcext:value-type="float">
            <text:p>0.12</text:p>
          </table:table-cell>
          <table:table-cell table:formula="of:=([.I128]+[.J128])/2" office:value-type="float" office:value="0.1208" calcext:value-type="float">
            <text:p>0.1208</text:p>
          </table:table-cell>
          <table:table-cell table:formula="of:=[.K128]/[.D128]" office:value-type="float" office:value="0.902165795369679" calcext:value-type="float">
            <text:p>0.902165795369679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52" calcext:value-type="float">
            <text:p>0.2252</text:p>
          </table:table-cell>
          <table:table-cell table:formula="of:=([.B129]+[.C129])/2" office:value-type="float" office:value="0.2206" calcext:value-type="float">
            <text:p>0.2206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272" calcext:value-type="float">
            <text:p>0.2272</text:p>
          </table:table-cell>
          <table:table-cell table:formula="of:=([.E129]+[.F129])/2" office:value-type="float" office:value="0.24255" calcext:value-type="float">
            <text:p>0.24255</text:p>
          </table:table-cell>
          <table:table-cell table:formula="of:=[.G129]/[.D129]" office:value-type="float" office:value="1.09950135992747" calcext:value-type="float">
            <text:p>1.09950135992747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181" calcext:value-type="float">
            <text:p>0.2181</text:p>
          </table:table-cell>
          <table:table-cell table:formula="of:=([.I129]+[.J129])/2" office:value-type="float" office:value="0.2397" calcext:value-type="float">
            <text:p>0.2397</text:p>
          </table:table-cell>
          <table:table-cell table:formula="of:=[.K129]/[.D129]" office:value-type="float" office:value="1.08658204895739" calcext:value-type="float">
            <text:p>1.08658204895739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197" calcext:value-type="float">
            <text:p>0.1197</text:p>
          </table:table-cell>
          <table:table-cell table:formula="of:=([.B130]+[.C130])/2" office:value-type="float" office:value="0.12355" calcext:value-type="float">
            <text:p>0.1235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44" calcext:value-type="float">
            <text:p>0.144</text:p>
          </table:table-cell>
          <table:table-cell table:formula="of:=([.E130]+[.F130])/2" office:value-type="float" office:value="0.14955" calcext:value-type="float">
            <text:p>0.14955</text:p>
          </table:table-cell>
          <table:table-cell table:formula="of:=[.G130]/[.D130]" office:value-type="float" office:value="1.2104411169567" calcext:value-type="float">
            <text:p>1.2104411169567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1162" calcext:value-type="float">
            <text:p>0.1162</text:p>
          </table:table-cell>
          <table:table-cell table:formula="of:=([.I130]+[.J130])/2" office:value-type="float" office:value="0.11865" calcext:value-type="float">
            <text:p>0.11865</text:p>
          </table:table-cell>
          <table:table-cell table:formula="of:=[.K130]/[.D130]" office:value-type="float" office:value="0.960339943342776" calcext:value-type="float">
            <text:p>0.96033994334277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75" calcext:value-type="float">
            <text:p>0.0075</text:p>
          </table:table-cell>
          <table:table-cell table:formula="of:=([.B131]+[.C131])/2" office:value-type="float" office:value="0.0076" calcext:value-type="float">
            <text:p>0.007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2" calcext:value-type="float">
            <text:p>0.0072</text:p>
          </table:table-cell>
          <table:table-cell table:formula="of:=([.E131]+[.F131])/2" office:value-type="float" office:value="0.00715" calcext:value-type="float">
            <text:p>0.00715</text:p>
          </table:table-cell>
          <table:table-cell table:formula="of:=[.G131]/[.D131]" office:value-type="float" office:value="0.94078947368421" calcext:value-type="float">
            <text:p>0.940789473684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" calcext:value-type="float">
            <text:p>0.0067</text:p>
          </table:table-cell>
          <table:table-cell table:formula="of:=([.I131]+[.J131])/2" office:value-type="float" office:value="0.00675" calcext:value-type="float">
            <text:p>0.00675</text:p>
          </table:table-cell>
          <table:table-cell table:formula="of:=[.K131]/[.D131]" office:value-type="float" office:value="0.888157894736842" calcext:value-type="float">
            <text:p>0.888157894736842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3" calcext:value-type="float">
            <text:p>0.0043</text:p>
          </table:table-cell>
          <table:table-cell table:formula="of:=([.B132]+[.C132])/2" office:value-type="float" office:value="0.0047" calcext:value-type="float">
            <text:p>0.004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1" calcext:value-type="float">
            <text:p>0.0051</text:p>
          </table:table-cell>
          <table:table-cell table:formula="of:=([.E132]+[.F132])/2" office:value-type="float" office:value="0.0053" calcext:value-type="float">
            <text:p>0.0053</text:p>
          </table:table-cell>
          <table:table-cell table:formula="of:=[.G132]/[.D132]" office:value-type="float" office:value="1.12765957446809" calcext:value-type="float">
            <text:p>1.1276595744680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4" calcext:value-type="float">
            <text:p>0.0054</text:p>
          </table:table-cell>
          <table:table-cell table:formula="of:=([.I132]+[.J132])/2" office:value-type="float" office:value="0.00555" calcext:value-type="float">
            <text:p>0.00555</text:p>
          </table:table-cell>
          <table:table-cell table:formula="of:=[.K132]/[.D132]" office:value-type="float" office:value="1.18085106382979" calcext:value-type="float">
            <text:p>1.18085106382979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52" calcext:value-type="float">
            <text:p>0.0452</text:p>
          </table:table-cell>
          <table:table-cell table:formula="of:=([.B133]+[.C133])/2" office:value-type="float" office:value="0.04475" calcext:value-type="float">
            <text:p>0.0447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77" calcext:value-type="float">
            <text:p>0.0477</text:p>
          </table:table-cell>
          <table:table-cell table:formula="of:=([.E133]+[.F133])/2" office:value-type="float" office:value="0.04595" calcext:value-type="float">
            <text:p>0.04595</text:p>
          </table:table-cell>
          <table:table-cell table:formula="of:=[.G133]/[.D133]" office:value-type="float" office:value="1.0268156424581" calcext:value-type="float">
            <text:p>1.026815642458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55" calcext:value-type="float">
            <text:p>0.0455</text:p>
          </table:table-cell>
          <table:table-cell table:formula="of:=([.I133]+[.J133])/2" office:value-type="float" office:value="0.04525" calcext:value-type="float">
            <text:p>0.04525</text:p>
          </table:table-cell>
          <table:table-cell table:formula="of:=[.K133]/[.D133]" office:value-type="float" office:value="1.01117318435754" calcext:value-type="float">
            <text:p>1.01117318435754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7" calcext:value-type="float">
            <text:p>0.0167</text:p>
          </table:table-cell>
          <table:table-cell table:formula="of:=([.B134]+[.C134])/2" office:value-type="float" office:value="0.01635" calcext:value-type="float">
            <text:p>0.0163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57" calcext:value-type="float">
            <text:p>0.0157</text:p>
          </table:table-cell>
          <table:table-cell table:formula="of:=([.E134]+[.F134])/2" office:value-type="float" office:value="0.01595" calcext:value-type="float">
            <text:p>0.01595</text:p>
          </table:table-cell>
          <table:table-cell table:formula="of:=[.G134]/[.D134]" office:value-type="float" office:value="0.975535168195719" calcext:value-type="float">
            <text:p>0.975535168195719</text:p>
          </table:table-cell>
          <table:table-cell table:number-columns-repeated="2" office:value-type="float" office:value="0.0147" calcext:value-type="float">
            <text:p>0.0147</text:p>
          </table:table-cell>
          <table:table-cell table:formula="of:=([.I134]+[.J134])/2" office:value-type="float" office:value="0.0147" calcext:value-type="float">
            <text:p>0.0147</text:p>
          </table:table-cell>
          <table:table-cell table:formula="of:=[.K134]/[.D134]" office:value-type="float" office:value="0.89908256880734" calcext:value-type="float">
            <text:p>0.8990825688073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1811" calcext:value-type="float">
            <text:p>1.1811</text:p>
          </table:table-cell>
          <table:table-cell office:value-type="float" office:value="1.2617" calcext:value-type="float">
            <text:p>1.2617</text:p>
          </table:table-cell>
          <table:table-cell table:formula="of:=([.B135]+[.C135])/2" office:value-type="float" office:value="1.2214" calcext:value-type="float">
            <text:p>1.2214</text:p>
          </table:table-cell>
          <table:table-cell office:value-type="float" office:value="1.242" calcext:value-type="float">
            <text:p>1.242</text:p>
          </table:table-cell>
          <table:table-cell office:value-type="float" office:value="1.2332" calcext:value-type="float">
            <text:p>1.2332</text:p>
          </table:table-cell>
          <table:table-cell table:formula="of:=([.E135]+[.F135])/2" office:value-type="float" office:value="1.2376" calcext:value-type="float">
            <text:p>1.2376</text:p>
          </table:table-cell>
          <table:table-cell table:formula="of:=[.G135]/[.D135]" office:value-type="float" office:value="1.0132634681513" calcext:value-type="float">
            <text:p>1.0132634681513</text:p>
          </table:table-cell>
          <table:table-cell office:value-type="float" office:value="1.2816" calcext:value-type="float">
            <text:p>1.2816</text:p>
          </table:table-cell>
          <table:table-cell office:value-type="float" office:value="1.211" calcext:value-type="float">
            <text:p>1.211</text:p>
          </table:table-cell>
          <table:table-cell table:formula="of:=([.I135]+[.J135])/2" office:value-type="float" office:value="1.2463" calcext:value-type="float">
            <text:p>1.2463</text:p>
          </table:table-cell>
          <table:table-cell table:formula="of:=[.K135]/[.D135]" office:value-type="float" office:value="1.02038644178811" calcext:value-type="float">
            <text:p>1.0203864417881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885" calcext:value-type="float">
            <text:p>0.2885</text:p>
          </table:table-cell>
          <table:table-cell table:formula="of:=([.B136]+[.C136])/2" office:value-type="float" office:value="0.2771" calcext:value-type="float">
            <text:p>0.2771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59" calcext:value-type="float">
            <text:p>0.259</text:p>
          </table:table-cell>
          <table:table-cell table:formula="of:=([.E136]+[.F136])/2" office:value-type="float" office:value="0.25875" calcext:value-type="float">
            <text:p>0.25875</text:p>
          </table:table-cell>
          <table:table-cell table:formula="of:=[.G136]/[.D136]" office:value-type="float" office:value="0.933778419343197" calcext:value-type="float">
            <text:p>0.9337784193431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21" calcext:value-type="float">
            <text:p>0.2521</text:p>
          </table:table-cell>
          <table:table-cell table:formula="of:=([.I136]+[.J136])/2" office:value-type="float" office:value="0.25205" calcext:value-type="float">
            <text:p>0.25205</text:p>
          </table:table-cell>
          <table:table-cell table:formula="of:=[.K136]/[.D136]" office:value-type="float" office:value="0.909599422591122" calcext:value-type="float">
            <text:p>0.909599422591122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number-columns-repeated="2" office:value-type="float" office:value="0.0118" calcext:value-type="float">
            <text:p>0.0118</text:p>
          </table:table-cell>
          <table:table-cell table:formula="of:=([.B137]+[.C137])/2" office:value-type="float" office:value="0.0118" calcext:value-type="float">
            <text:p>0.011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12" calcext:value-type="float">
            <text:p>0.0112</text:p>
          </table:table-cell>
          <table:table-cell table:formula="of:=([.E137]+[.F137])/2" office:value-type="float" office:value="0.0114" calcext:value-type="float">
            <text:p>0.0114</text:p>
          </table:table-cell>
          <table:table-cell table:formula="of:=[.G137]/[.D137]" office:value-type="float" office:value="0.966101694915254" calcext:value-type="float">
            <text:p>0.96610169491525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14" calcext:value-type="float">
            <text:p>0.0114</text:p>
          </table:table-cell>
          <table:table-cell table:formula="of:=([.I137]+[.J137])/2" office:value-type="float" office:value="0.01105" calcext:value-type="float">
            <text:p>0.01105</text:p>
          </table:table-cell>
          <table:table-cell table:formula="of:=[.K137]/[.D137]" office:value-type="float" office:value="0.936440677966102" calcext:value-type="float">
            <text:p>0.93644067796610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388" calcext:value-type="float">
            <text:p>0.2388</text:p>
          </table:table-cell>
          <table:table-cell table:formula="of:=([.B138]+[.C138])/2" office:value-type="float" office:value="0.23595" calcext:value-type="float">
            <text:p>0.2359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539" calcext:value-type="float">
            <text:p>0.2539</text:p>
          </table:table-cell>
          <table:table-cell table:formula="of:=([.E138]+[.F138])/2" office:value-type="float" office:value="0.2428" calcext:value-type="float">
            <text:p>0.2428</text:p>
          </table:table-cell>
          <table:table-cell table:formula="of:=[.G138]/[.D138]" office:value-type="float" office:value="1.02903157448612" calcext:value-type="float">
            <text:p>1.02903157448612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2256" calcext:value-type="float">
            <text:p>0.2256</text:p>
          </table:table-cell>
          <table:table-cell table:formula="of:=([.I138]+[.J138])/2" office:value-type="float" office:value="0.2287" calcext:value-type="float">
            <text:p>0.2287</text:p>
          </table:table-cell>
          <table:table-cell table:formula="of:=[.K138]/[.D138]" office:value-type="float" office:value="0.969273151091333" calcext:value-type="float">
            <text:p>0.969273151091333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235" calcext:value-type="float">
            <text:p>0.2235</text:p>
          </table:table-cell>
          <table:table-cell table:formula="of:=([.B139]+[.C139])/2" office:value-type="float" office:value="0.2283" calcext:value-type="float">
            <text:p>0.2283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2272" calcext:value-type="float">
            <text:p>0.2272</text:p>
          </table:table-cell>
          <table:table-cell table:formula="of:=([.E139]+[.F139])/2" office:value-type="float" office:value="0.22665" calcext:value-type="float">
            <text:p>0.22665</text:p>
          </table:table-cell>
          <table:table-cell table:formula="of:=[.G139]/[.D139]" office:value-type="float" office:value="0.992772667542707" calcext:value-type="float">
            <text:p>0.99277266754270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181" calcext:value-type="float">
            <text:p>0.2181</text:p>
          </table:table-cell>
          <table:table-cell table:formula="of:=([.I139]+[.J139])/2" office:value-type="float" office:value="0.2203" calcext:value-type="float">
            <text:p>0.2203</text:p>
          </table:table-cell>
          <table:table-cell table:formula="of:=[.K139]/[.D139]" office:value-type="float" office:value="0.964958388085852" calcext:value-type="float">
            <text:p>0.964958388085852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5501" calcext:value-type="float">
            <text:p>1.5501</text:p>
          </table:table-cell>
          <table:table-cell office:value-type="float" office:value="1.5848" calcext:value-type="float">
            <text:p>1.5848</text:p>
          </table:table-cell>
          <table:table-cell table:formula="of:=([.B140]+[.C140])/2" office:value-type="float" office:value="1.56745" calcext:value-type="float">
            <text:p>1.56745</text:p>
          </table:table-cell>
          <table:table-cell office:value-type="float" office:value="1.6073" calcext:value-type="float">
            <text:p>1.6073</text:p>
          </table:table-cell>
          <table:table-cell office:value-type="float" office:value="1.5628" calcext:value-type="float">
            <text:p>1.5628</text:p>
          </table:table-cell>
          <table:table-cell table:formula="of:=([.E140]+[.F140])/2" office:value-type="float" office:value="1.58505" calcext:value-type="float">
            <text:p>1.58505</text:p>
          </table:table-cell>
          <table:table-cell table:formula="of:=[.G140]/[.D140]" office:value-type="float" office:value="1.01122842833902" calcext:value-type="float">
            <text:p>1.01122842833902</text:p>
          </table:table-cell>
          <table:table-cell office:value-type="float" office:value="1.5677" calcext:value-type="float">
            <text:p>1.5677</text:p>
          </table:table-cell>
          <table:table-cell office:value-type="float" office:value="1.5343" calcext:value-type="float">
            <text:p>1.5343</text:p>
          </table:table-cell>
          <table:table-cell table:formula="of:=([.I140]+[.J140])/2" office:value-type="float" office:value="1.551" calcext:value-type="float">
            <text:p>1.551</text:p>
          </table:table-cell>
          <table:table-cell table:formula="of:=[.K140]/[.D140]" office:value-type="float" office:value="0.989505247376312" calcext:value-type="float">
            <text:p>0.989505247376312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713" calcext:value-type="float">
            <text:p>0.2713</text:p>
          </table:table-cell>
          <table:table-cell table:formula="of:=([.B141]+[.C141])/2" office:value-type="float" office:value="0.24825" calcext:value-type="float">
            <text:p>0.2482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267" calcext:value-type="float">
            <text:p>0.2267</text:p>
          </table:table-cell>
          <table:table-cell table:formula="of:=([.E141]+[.F141])/2" office:value-type="float" office:value="0.2258" calcext:value-type="float">
            <text:p>0.2258</text:p>
          </table:table-cell>
          <table:table-cell table:formula="of:=[.G141]/[.D141]" office:value-type="float" office:value="0.90956696878147" calcext:value-type="float">
            <text:p>0.90956696878147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2207" calcext:value-type="float">
            <text:p>0.2207</text:p>
          </table:table-cell>
          <table:table-cell table:formula="of:=([.I141]+[.J141])/2" office:value-type="float" office:value="0.2243" calcext:value-type="float">
            <text:p>0.2243</text:p>
          </table:table-cell>
          <table:table-cell table:formula="of:=[.K141]/[.D141]" office:value-type="float" office:value="0.903524672708963" calcext:value-type="float">
            <text:p>0.903524672708963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1688" calcext:value-type="float">
            <text:p>0.1688</text:p>
          </table:table-cell>
          <table:table-cell table:formula="of:=([.B142]+[.C142])/2" office:value-type="float" office:value="0.1675" calcext:value-type="float">
            <text:p>0.1675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727" calcext:value-type="float">
            <text:p>0.1727</text:p>
          </table:table-cell>
          <table:table-cell table:formula="of:=([.E142]+[.F142])/2" office:value-type="float" office:value="0.17045" calcext:value-type="float">
            <text:p>0.17045</text:p>
          </table:table-cell>
          <table:table-cell table:formula="of:=[.G142]/[.D142]" office:value-type="float" office:value="1.01761194029851" calcext:value-type="float">
            <text:p>1.01761194029851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659" calcext:value-type="float">
            <text:p>0.1659</text:p>
          </table:table-cell>
          <table:table-cell table:formula="of:=([.I142]+[.J142])/2" office:value-type="float" office:value="0.168" calcext:value-type="float">
            <text:p>0.168</text:p>
          </table:table-cell>
          <table:table-cell table:formula="of:=[.K142]/[.D142]" office:value-type="float" office:value="1.00298507462687" calcext:value-type="float">
            <text:p>1.00298507462687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379" calcext:value-type="float">
            <text:p>0.2379</text:p>
          </table:table-cell>
          <table:table-cell table:formula="of:=([.B143]+[.C143])/2" office:value-type="float" office:value="0.2356" calcext:value-type="float">
            <text:p>0.2356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03" calcext:value-type="float">
            <text:p>0.2403</text:p>
          </table:table-cell>
          <table:table-cell table:formula="of:=([.E143]+[.F143])/2" office:value-type="float" office:value="0.24" calcext:value-type="float">
            <text:p>0.24</text:p>
          </table:table-cell>
          <table:table-cell table:formula="of:=[.G143]/[.D143]" office:value-type="float" office:value="1.01867572156197" calcext:value-type="float">
            <text:p>1.01867572156197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31" calcext:value-type="float">
            <text:p>0.231</text:p>
          </table:table-cell>
          <table:table-cell table:formula="of:=([.I143]+[.J143])/2" office:value-type="float" office:value="0.24395" calcext:value-type="float">
            <text:p>0.24395</text:p>
          </table:table-cell>
          <table:table-cell table:formula="of:=[.K143]/[.D143]" office:value-type="float" office:value="1.03544142614601" calcext:value-type="float">
            <text:p>1.03544142614601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2" calcext:value-type="float">
            <text:p>0.0092</text:p>
          </table:table-cell>
          <table:table-cell table:formula="of:=([.B144]+[.C144])/2" office:value-type="float" office:value="0.0094" calcext:value-type="float">
            <text:p>0.009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2" calcext:value-type="float">
            <text:p>0.0092</text:p>
          </table:table-cell>
          <table:table-cell table:formula="of:=([.E144]+[.F144])/2" office:value-type="float" office:value="0.00905" calcext:value-type="float">
            <text:p>0.00905</text:p>
          </table:table-cell>
          <table:table-cell table:formula="of:=[.G144]/[.D144]" office:value-type="float" office:value="0.962765957446808" calcext:value-type="float">
            <text:p>0.96276595744680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2" calcext:value-type="float">
            <text:p>0.0102</text:p>
          </table:table-cell>
          <table:table-cell table:formula="of:=([.I144]+[.J144])/2" office:value-type="float" office:value="0.00965" calcext:value-type="float">
            <text:p>0.00965</text:p>
          </table:table-cell>
          <table:table-cell table:formula="of:=[.K144]/[.D144]" office:value-type="float" office:value="1.02659574468085" calcext:value-type="float">
            <text:p>1.02659574468085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38" calcext:value-type="float">
            <text:p>0.3838</text:p>
          </table:table-cell>
          <table:table-cell table:formula="of:=([.B145]+[.C145])/2" office:value-type="float" office:value="0.3929" calcext:value-type="float">
            <text:p>0.3929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3875" calcext:value-type="float">
            <text:p>0.3875</text:p>
          </table:table-cell>
          <table:table-cell table:formula="of:=([.E145]+[.F145])/2" office:value-type="float" office:value="0.41065" calcext:value-type="float">
            <text:p>0.41065</text:p>
          </table:table-cell>
          <table:table-cell table:formula="of:=[.G145]/[.D145]" office:value-type="float" office:value="1.04517688979384" calcext:value-type="float">
            <text:p>1.0451768897938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638" calcext:value-type="float">
            <text:p>0.3638</text:p>
          </table:table-cell>
          <table:table-cell table:formula="of:=([.I145]+[.J145])/2" office:value-type="float" office:value="0.3661" calcext:value-type="float">
            <text:p>0.3661</text:p>
          </table:table-cell>
          <table:table-cell table:formula="of:=[.K145]/[.D145]" office:value-type="float" office:value="0.931789259353525" calcext:value-type="float">
            <text:p>0.931789259353525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3356" calcext:value-type="float">
            <text:p>0.3356</text:p>
          </table:table-cell>
          <table:table-cell table:formula="of:=([.B146]+[.C146])/2" office:value-type="float" office:value="0.3114" calcext:value-type="float">
            <text:p>0.31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07" calcext:value-type="float">
            <text:p>0.3007</text:p>
          </table:table-cell>
          <table:table-cell table:formula="of:=([.E146]+[.F146])/2" office:value-type="float" office:value="0.29885" calcext:value-type="float">
            <text:p>0.29885</text:p>
          </table:table-cell>
          <table:table-cell table:formula="of:=[.G146]/[.D146]" office:value-type="float" office:value="0.959698137443802" calcext:value-type="float">
            <text:p>0.959698137443802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2877" calcext:value-type="float">
            <text:p>0.2877</text:p>
          </table:table-cell>
          <table:table-cell table:formula="of:=([.I146]+[.J146])/2" office:value-type="float" office:value="0.2942" calcext:value-type="float">
            <text:p>0.2942</text:p>
          </table:table-cell>
          <table:table-cell table:formula="of:=[.K146]/[.D146]" office:value-type="float" office:value="0.944765574823378" calcext:value-type="float">
            <text:p>0.944765574823378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62" calcext:value-type="float">
            <text:p>0.0462</text:p>
          </table:table-cell>
          <table:table-cell table:formula="of:=([.B147]+[.C147])/2" office:value-type="float" office:value="0.046" calcext:value-type="float">
            <text:p>0.04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88" calcext:value-type="float">
            <text:p>0.0488</text:p>
          </table:table-cell>
          <table:table-cell table:formula="of:=([.E147]+[.F147])/2" office:value-type="float" office:value="0.04905" calcext:value-type="float">
            <text:p>0.04905</text:p>
          </table:table-cell>
          <table:table-cell table:formula="of:=[.G147]/[.D147]" office:value-type="float" office:value="1.06630434782609" calcext:value-type="float">
            <text:p>1.06630434782609</text:p>
          </table:table-cell>
          <table:table-cell table:number-columns-repeated="2" office:value-type="float" office:value="0.0469" calcext:value-type="float">
            <text:p>0.0469</text:p>
          </table:table-cell>
          <table:table-cell table:formula="of:=([.I147]+[.J147])/2" office:value-type="float" office:value="0.0469" calcext:value-type="float">
            <text:p>0.0469</text:p>
          </table:table-cell>
          <table:table-cell table:formula="of:=[.K147]/[.D147]" office:value-type="float" office:value="1.0195652173913" calcext:value-type="float">
            <text:p>1.0195652173913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166" calcext:value-type="float">
            <text:p>0.1166</text:p>
          </table:table-cell>
          <table:table-cell table:formula="of:=([.B148]+[.C148])/2" office:value-type="float" office:value="0.1146" calcext:value-type="float">
            <text:p>0.114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193" calcext:value-type="float">
            <text:p>0.1193</text:p>
          </table:table-cell>
          <table:table-cell table:formula="of:=([.E148]+[.F148])/2" office:value-type="float" office:value="0.1188" calcext:value-type="float">
            <text:p>0.1188</text:p>
          </table:table-cell>
          <table:table-cell table:formula="of:=[.G148]/[.D148]" office:value-type="float" office:value="1.03664921465969" calcext:value-type="float">
            <text:p>1.0366492146596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175" calcext:value-type="float">
            <text:p>0.1175</text:p>
          </table:table-cell>
          <table:table-cell table:formula="of:=([.I148]+[.J148])/2" office:value-type="float" office:value="0.1194" calcext:value-type="float">
            <text:p>0.1194</text:p>
          </table:table-cell>
          <table:table-cell table:formula="of:=[.K148]/[.D148]" office:value-type="float" office:value="1.04188481675393" calcext:value-type="float">
            <text:p>1.04188481675393</text:p>
          </table:table-cell>
        </table:table-row>
        <table:table-row table:style-name="ro1">
          <table:table-cell table:style-name="ce1" office:value-type="string" calcext:value-type="string">
            <text:p>JUnit4SuitesShouldUseSuiteAnnotation</text:p>
          </table:table-cell>
          <table:table-cell table:style-name="ce1" office:value-type="float" office:value="0.1854" calcext:value-type="float">
            <text:p>0.1854</text:p>
          </table:table-cell>
          <table:table-cell table:style-name="ce1" office:value-type="float" office:value="0.1962" calcext:value-type="float">
            <text:p>0.1962</text:p>
          </table:table-cell>
          <table:table-cell table:style-name="ce1" table:formula="of:=([.B149]+[.C149])/2" office:value-type="float" office:value="0.1908" calcext:value-type="float">
            <text:p>0.1908</text:p>
          </table:table-cell>
          <table:table-cell table:style-name="ce1" office:value-type="float" office:value="0.2747" calcext:value-type="float">
            <text:p>0.2747</text:p>
          </table:table-cell>
          <table:table-cell table:style-name="ce1" office:value-type="float" office:value="0.2111" calcext:value-type="float">
            <text:p>0.2111</text:p>
          </table:table-cell>
          <table:table-cell table:style-name="ce1" table:formula="of:=([.E149]+[.F149])/2" office:value-type="float" office:value="0.2429" calcext:value-type="float">
            <text:p>0.2429</text:p>
          </table:table-cell>
          <table:table-cell table:formula="of:=[.G149]/[.D149]" office:value-type="float" office:value="1.2730607966457" calcext:value-type="float">
            <text:p>1.273060796645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865" calcext:value-type="float">
            <text:p>0.1865</text:p>
          </table:table-cell>
          <table:table-cell table:formula="of:=([.I149]+[.J149])/2" office:value-type="float" office:value="0.18815" calcext:value-type="float">
            <text:p>0.18815</text:p>
          </table:table-cell>
          <table:table-cell table:formula="of:=[.K149]/[.D149]"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1628" calcext:value-type="float">
            <text:p>0.1628</text:p>
          </table:table-cell>
          <table:table-cell table:formula="of:=([.B150]+[.C150])/2" office:value-type="float" office:value="0.2003" calcext:value-type="float">
            <text:p>0.200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764" calcext:value-type="float">
            <text:p>0.1764</text:p>
          </table:table-cell>
          <table:table-cell table:formula="of:=([.E150]+[.F150])/2" office:value-type="float" office:value="0.17015" calcext:value-type="float">
            <text:p>0.17015</text:p>
          </table:table-cell>
          <table:table-cell table:formula="of:=[.G150]/[.D150]" office:value-type="float" office:value="0.849475786320519" calcext:value-type="float">
            <text:p>0.84947578632051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595" calcext:value-type="float">
            <text:p>0.1595</text:p>
          </table:table-cell>
          <table:table-cell table:formula="of:=([.I150]+[.J150])/2" office:value-type="float" office:value="0.1687" calcext:value-type="float">
            <text:p>0.1687</text:p>
          </table:table-cell>
          <table:table-cell table:formula="of:=[.K150]/[.D150]" office:value-type="float" office:value="0.842236645032451" calcext:value-type="float">
            <text:p>0.842236645032451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659" calcext:value-type="float">
            <text:p>0.1659</text:p>
          </table:table-cell>
          <table:table-cell table:formula="of:=([.B151]+[.C151])/2" office:value-type="float" office:value="0.1621" calcext:value-type="float">
            <text:p>0.1621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1674" calcext:value-type="float">
            <text:p>0.1674</text:p>
          </table:table-cell>
          <table:table-cell table:formula="of:=([.E151]+[.F151])/2" office:value-type="float" office:value="0.17785" calcext:value-type="float">
            <text:p>0.17785</text:p>
          </table:table-cell>
          <table:table-cell table:formula="of:=[.G151]/[.D151]" office:value-type="float" office:value="1.09716224552745" calcext:value-type="float">
            <text:p>1.09716224552745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609" calcext:value-type="float">
            <text:p>0.1609</text:p>
          </table:table-cell>
          <table:table-cell table:formula="of:=([.I151]+[.J151])/2" office:value-type="float" office:value="0.1805" calcext:value-type="float">
            <text:p>0.1805</text:p>
          </table:table-cell>
          <table:table-cell table:formula="of:=[.K151]/[.D151]" office:value-type="float" office:value="1.11351017890191" calcext:value-type="float">
            <text:p>1.11351017890191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1198" calcext:value-type="float">
            <text:p>1.1198</text:p>
          </table:table-cell>
          <table:table-cell office:value-type="float" office:value="1.0981" calcext:value-type="float">
            <text:p>1.0981</text:p>
          </table:table-cell>
          <table:table-cell table:formula="of:=([.B152]+[.C152])/2" office:value-type="float" office:value="1.10895" calcext:value-type="float">
            <text:p>1.10895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504" calcext:value-type="float">
            <text:p>0.3504</text:p>
          </table:table-cell>
          <table:table-cell table:formula="of:=([.E152]+[.F152])/2" office:value-type="float" office:value="0.37625" calcext:value-type="float">
            <text:p>0.37625</text:p>
          </table:table-cell>
          <table:table-cell table:formula="of:=[.G152]/[.D152]" office:value-type="float" office:value="0.339284909148293" calcext:value-type="float">
            <text:p>0.339284909148293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381" calcext:value-type="float">
            <text:p>0.3381</text:p>
          </table:table-cell>
          <table:table-cell table:formula="of:=([.I152]+[.J152])/2" office:value-type="float" office:value="0.33775" calcext:value-type="float">
            <text:p>0.33775</text:p>
          </table:table-cell>
          <table:table-cell table:formula="of:=[.K152]/[.D152]" office:value-type="float" office:value="0.304567383561026" calcext:value-type="float">
            <text:p>0.304567383561026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2728" calcext:value-type="float">
            <text:p>3.2728</text:p>
          </table:table-cell>
          <table:table-cell office:value-type="float" office:value="3.4051" calcext:value-type="float">
            <text:p>3.4051</text:p>
          </table:table-cell>
          <table:table-cell table:formula="of:=([.B153]+[.C153])/2" office:value-type="float" office:value="3.33895" calcext:value-type="float">
            <text:p>3.33895</text:p>
          </table:table-cell>
          <table:table-cell office:value-type="float" office:value="3.3334" calcext:value-type="float">
            <text:p>3.3334</text:p>
          </table:table-cell>
          <table:table-cell office:value-type="float" office:value="3.4194" calcext:value-type="float">
            <text:p>3.4194</text:p>
          </table:table-cell>
          <table:table-cell table:formula="of:=([.E153]+[.F153])/2" office:value-type="float" office:value="3.3764" calcext:value-type="float">
            <text:p>3.3764</text:p>
          </table:table-cell>
          <table:table-cell table:formula="of:=[.G153]/[.D153]" office:value-type="float" office:value="1.01121610087003" calcext:value-type="float">
            <text:p>1.01121610087003</text:p>
          </table:table-cell>
          <table:table-cell office:value-type="float" office:value="3.3582" calcext:value-type="float">
            <text:p>3.3582</text:p>
          </table:table-cell>
          <table:table-cell office:value-type="float" office:value="3.3182" calcext:value-type="float">
            <text:p>3.3182</text:p>
          </table:table-cell>
          <table:table-cell table:formula="of:=([.I153]+[.J153])/2" office:value-type="float" office:value="3.3382" calcext:value-type="float">
            <text:p>3.3382</text:p>
          </table:table-cell>
          <table:table-cell table:formula="of:=[.K153]/[.D153]" office:value-type="float" office:value="0.999775378487249" calcext:value-type="float">
            <text:p>0.99977537848724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901" calcext:value-type="float">
            <text:p>1.5901</text:p>
          </table:table-cell>
          <table:table-cell office:value-type="float" office:value="1.5358" calcext:value-type="float">
            <text:p>1.5358</text:p>
          </table:table-cell>
          <table:table-cell table:formula="of:=([.B154]+[.C154])/2" office:value-type="float" office:value="1.56295" calcext:value-type="float">
            <text:p>1.56295</text:p>
          </table:table-cell>
          <table:table-cell office:value-type="float" office:value="1.642" calcext:value-type="float">
            <text:p>1.642</text:p>
          </table:table-cell>
          <table:table-cell office:value-type="float" office:value="1.6144" calcext:value-type="float">
            <text:p>1.6144</text:p>
          </table:table-cell>
          <table:table-cell table:formula="of:=([.E154]+[.F154])/2" office:value-type="float" office:value="1.6282" calcext:value-type="float">
            <text:p>1.6282</text:p>
          </table:table-cell>
          <table:table-cell table:formula="of:=[.G154]/[.D154]" office:value-type="float" office:value="1.04174797658274" calcext:value-type="float">
            <text:p>1.04174797658274</text:p>
          </table:table-cell>
          <table:table-cell office:value-type="float" office:value="1.2779" calcext:value-type="float">
            <text:p>1.2779</text:p>
          </table:table-cell>
          <table:table-cell office:value-type="float" office:value="1.2662" calcext:value-type="float">
            <text:p>1.2662</text:p>
          </table:table-cell>
          <table:table-cell table:formula="of:=([.I154]+[.J154])/2" office:value-type="float" office:value="1.27205" calcext:value-type="float">
            <text:p>1.27205</text:p>
          </table:table-cell>
          <table:table-cell table:formula="of:=[.K154]/[.D154]" office:value-type="float" office:value="0.813877603250264" calcext:value-type="float">
            <text:p>0.813877603250264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2492" calcext:value-type="float">
            <text:p>0.2492</text:p>
          </table:table-cell>
          <table:table-cell table:formula="of:=([.B155]+[.C155])/2" office:value-type="float" office:value="0.2432" calcext:value-type="float">
            <text:p>0.2432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46" calcext:value-type="float">
            <text:p>0.2846</text:p>
          </table:table-cell>
          <table:table-cell table:formula="of:=([.E155]+[.F155])/2" office:value-type="float" office:value="0.29085" calcext:value-type="float">
            <text:p>0.29085</text:p>
          </table:table-cell>
          <table:table-cell table:formula="of:=[.G155]/[.D155]" office:value-type="float" office:value="1.19592927631579" calcext:value-type="float">
            <text:p>1.1959292763157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9" calcext:value-type="float">
            <text:p>0.259</text:p>
          </table:table-cell>
          <table:table-cell table:formula="of:=([.I155]+[.J155])/2" office:value-type="float" office:value="0.2535" calcext:value-type="float">
            <text:p>0.2535</text:p>
          </table:table-cell>
          <table:table-cell table:formula="of:=[.K155]/[.D155]" office:value-type="float" office:value="1.04235197368421" calcext:value-type="float">
            <text:p>1.04235197368421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9589" calcext:value-type="float">
            <text:p>1.9589</text:p>
          </table:table-cell>
          <table:table-cell office:value-type="float" office:value="2.0803" calcext:value-type="float">
            <text:p>2.0803</text:p>
          </table:table-cell>
          <table:table-cell table:formula="of:=([.B156]+[.C156])/2" office:value-type="float" office:value="2.0196" calcext:value-type="float">
            <text:p>2.0196</text:p>
          </table:table-cell>
          <table:table-cell office:value-type="float" office:value="1.3948" calcext:value-type="float">
            <text:p>1.3948</text:p>
          </table:table-cell>
          <table:table-cell office:value-type="float" office:value="1.5034" calcext:value-type="float">
            <text:p>1.5034</text:p>
          </table:table-cell>
          <table:table-cell table:formula="of:=([.E156]+[.F156])/2" office:value-type="float" office:value="1.4491" calcext:value-type="float">
            <text:p>1.4491</text:p>
          </table:table-cell>
          <table:table-cell table:formula="of:=[.G156]/[.D156]" office:value-type="float" office:value="0.717518320459497" calcext:value-type="float">
            <text:p>0.717518320459497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4147" calcext:value-type="float">
            <text:p>1.4147</text:p>
          </table:table-cell>
          <table:table-cell table:formula="of:=([.I156]+[.J156])/2" office:value-type="float" office:value="1.4434" calcext:value-type="float">
            <text:p>1.4434</text:p>
          </table:table-cell>
          <table:table-cell table:formula="of:=[.K156]/[.D156]" office:value-type="float" office:value="0.714695979401862" calcext:value-type="float">
            <text:p>0.714695979401862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297" calcext:value-type="float">
            <text:p>4.297</text:p>
          </table:table-cell>
          <table:table-cell office:value-type="float" office:value="4.3466" calcext:value-type="float">
            <text:p>4.3466</text:p>
          </table:table-cell>
          <table:table-cell table:formula="of:=([.B157]+[.C157])/2" office:value-type="float" office:value="4.3218" calcext:value-type="float">
            <text:p>4.3218</text:p>
          </table:table-cell>
          <table:table-cell office:value-type="float" office:value="4.1676" calcext:value-type="float">
            <text:p>4.1676</text:p>
          </table:table-cell>
          <table:table-cell office:value-type="float" office:value="4.2024" calcext:value-type="float">
            <text:p>4.2024</text:p>
          </table:table-cell>
          <table:table-cell table:formula="of:=([.E157]+[.F157])/2" office:value-type="float" office:value="4.185" calcext:value-type="float">
            <text:p>4.185</text:p>
          </table:table-cell>
          <table:table-cell table:formula="of:=[.G157]/[.D157]" office:value-type="float" office:value="0.968346522282383" calcext:value-type="float">
            <text:p>0.968346522282383</text:p>
          </table:table-cell>
          <table:table-cell office:value-type="float" office:value="4.1612" calcext:value-type="float">
            <text:p>4.1612</text:p>
          </table:table-cell>
          <table:table-cell office:value-type="float" office:value="4.1192" calcext:value-type="float">
            <text:p>4.1192</text:p>
          </table:table-cell>
          <table:table-cell table:formula="of:=([.I157]+[.J157])/2" office:value-type="float" office:value="4.1402" calcext:value-type="float">
            <text:p>4.1402</text:p>
          </table:table-cell>
          <table:table-cell table:formula="of:=[.K157]/[.D157]" office:value-type="float" office:value="0.957980471100005" calcext:value-type="float">
            <text:p>0.957980471100005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0924" calcext:value-type="float">
            <text:p>3.0924</text:p>
          </table:table-cell>
          <table:table-cell office:value-type="float" office:value="3.1673" calcext:value-type="float">
            <text:p>3.1673</text:p>
          </table:table-cell>
          <table:table-cell table:formula="of:=([.B158]+[.C158])/2" office:value-type="float" office:value="3.12985" calcext:value-type="float">
            <text:p>3.12985</text:p>
          </table:table-cell>
          <table:table-cell office:value-type="float" office:value="3.1495" calcext:value-type="float">
            <text:p>3.1495</text:p>
          </table:table-cell>
          <table:table-cell office:value-type="float" office:value="3.1209" calcext:value-type="float">
            <text:p>3.1209</text:p>
          </table:table-cell>
          <table:table-cell table:formula="of:=([.E158]+[.F158])/2" office:value-type="float" office:value="3.1352" calcext:value-type="float">
            <text:p>3.1352</text:p>
          </table:table-cell>
          <table:table-cell table:formula="of:=[.G158]/[.D158]" office:value-type="float" office:value="1.00170934709331" calcext:value-type="float">
            <text:p>1.00170934709331</text:p>
          </table:table-cell>
          <table:table-cell office:value-type="float" office:value="3.1283" calcext:value-type="float">
            <text:p>3.1283</text:p>
          </table:table-cell>
          <table:table-cell office:value-type="float" office:value="3.159" calcext:value-type="float">
            <text:p>3.159</text:p>
          </table:table-cell>
          <table:table-cell table:formula="of:=([.I158]+[.J158])/2" office:value-type="float" office:value="3.14365" calcext:value-type="float">
            <text:p>3.14365</text:p>
          </table:table-cell>
          <table:table-cell table:formula="of:=[.K158]/[.D158]" office:value-type="float" office:value="1.00440915698835" calcext:value-type="float">
            <text:p>1.0044091569883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23" calcext:value-type="float">
            <text:p>0.0123</text:p>
          </table:table-cell>
          <table:table-cell table:formula="of:=([.B159]+[.C159])/2" office:value-type="float" office:value="0.01175" calcext:value-type="float">
            <text:p>0.011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3" calcext:value-type="float">
            <text:p>0.013</text:p>
          </table:table-cell>
          <table:table-cell table:formula="of:=([.E159]+[.F159])/2" office:value-type="float" office:value="0.01295" calcext:value-type="float">
            <text:p>0.01295</text:p>
          </table:table-cell>
          <table:table-cell table:formula="of:=[.G159]/[.D159]" office:value-type="float" office:value="1.10212765957447" calcext:value-type="float">
            <text:p>1.1021276595744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5" calcext:value-type="float">
            <text:p>0.0115</text:p>
          </table:table-cell>
          <table:table-cell table:formula="of:=([.I159]+[.J159])/2" office:value-type="float" office:value="0.01175" calcext:value-type="float">
            <text:p>0.01175</text:p>
          </table:table-cell>
          <table:table-cell table:formula="of:=[.K159]/[.D1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339" calcext:value-type="float">
            <text:p>2.1339</text:p>
          </table:table-cell>
          <table:table-cell office:value-type="float" office:value="2.1158" calcext:value-type="float">
            <text:p>2.1158</text:p>
          </table:table-cell>
          <table:table-cell table:formula="of:=([.B160]+[.C160])/2" office:value-type="float" office:value="2.12485" calcext:value-type="float">
            <text:p>2.12485</text:p>
          </table:table-cell>
          <table:table-cell office:value-type="float" office:value="2.2435" calcext:value-type="float">
            <text:p>2.2435</text:p>
          </table:table-cell>
          <table:table-cell office:value-type="float" office:value="2.2948" calcext:value-type="float">
            <text:p>2.2948</text:p>
          </table:table-cell>
          <table:table-cell table:formula="of:=([.E160]+[.F160])/2" office:value-type="float" office:value="2.26915" calcext:value-type="float">
            <text:p>2.26915</text:p>
          </table:table-cell>
          <table:table-cell table:formula="of:=[.G160]/[.D160]" office:value-type="float" office:value="1.06791067604772" calcext:value-type="float">
            <text:p>1.06791067604772</text:p>
          </table:table-cell>
          <table:table-cell office:value-type="float" office:value="2.1651" calcext:value-type="float">
            <text:p>2.1651</text:p>
          </table:table-cell>
          <table:table-cell office:value-type="float" office:value="2.0838" calcext:value-type="float">
            <text:p>2.0838</text:p>
          </table:table-cell>
          <table:table-cell table:formula="of:=([.I160]+[.J160])/2" office:value-type="float" office:value="2.12445" calcext:value-type="float">
            <text:p>2.12445</text:p>
          </table:table-cell>
          <table:table-cell table:formula="of:=[.K160]/[.D160]" office:value-type="float" office:value="0.999811751417747" calcext:value-type="float">
            <text:p>0.999811751417747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837" calcext:value-type="float">
            <text:p>0.1837</text:p>
          </table:table-cell>
          <table:table-cell table:formula="of:=([.B161]+[.C161])/2" office:value-type="float" office:value="0.18125" calcext:value-type="float">
            <text:p>0.18125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1" calcext:value-type="float">
            <text:p>0.191</text:p>
          </table:table-cell>
          <table:table-cell table:formula="of:=([.E161]+[.F161])/2" office:value-type="float" office:value="0.1867" calcext:value-type="float">
            <text:p>0.1867</text:p>
          </table:table-cell>
          <table:table-cell table:formula="of:=[.G161]/[.D161]" office:value-type="float" office:value="1.03006896551724" calcext:value-type="float">
            <text:p>1.03006896551724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2096" calcext:value-type="float">
            <text:p>0.2096</text:p>
          </table:table-cell>
          <table:table-cell table:formula="of:=([.I161]+[.J161])/2" office:value-type="float" office:value="0.20405" calcext:value-type="float">
            <text:p>0.20405</text:p>
          </table:table-cell>
          <table:table-cell table:formula="of:=[.K161]/[.D161]" office:value-type="float" office:value="1.12579310344828" calcext:value-type="float">
            <text:p>1.12579310344828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29" calcext:value-type="float">
            <text:p>0.0229</text:p>
          </table:table-cell>
          <table:table-cell table:formula="of:=([.B162]+[.C162])/2" office:value-type="float" office:value="0.0225" calcext:value-type="float">
            <text:p>0.022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21" calcext:value-type="float">
            <text:p>0.0221</text:p>
          </table:table-cell>
          <table:table-cell table:formula="of:=([.E162]+[.F162])/2" office:value-type="float" office:value="0.0224" calcext:value-type="float">
            <text:p>0.0224</text:p>
          </table:table-cell>
          <table:table-cell table:formula="of:=[.G162]/[.D162]" office:value-type="float" office:value="0.995555555555556" calcext:value-type="float">
            <text:p>0.995555555555556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5" calcext:value-type="float">
            <text:p>0.0215</text:p>
          </table:table-cell>
          <table:table-cell table:formula="of:=([.I162]+[.J162])/2" office:value-type="float" office:value="0.0217" calcext:value-type="float">
            <text:p>0.0217</text:p>
          </table:table-cell>
          <table:table-cell table:formula="of:=[.K162]/[.D162]" office:value-type="float" office:value="0.964444444444445" calcext:value-type="float">
            <text:p>0.964444444444445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69" calcext:value-type="float">
            <text:p>0.0169</text:p>
          </table:table-cell>
          <table:table-cell table:formula="of:=([.B163]+[.C163])/2" office:value-type="float" office:value="0.0163" calcext:value-type="float">
            <text:p>0.016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3" calcext:value-type="float">
            <text:p>0.0163</text:p>
          </table:table-cell>
          <table:table-cell table:formula="of:=([.E163]+[.F163])/2" office:value-type="float" office:value="0.0169" calcext:value-type="float">
            <text:p>0.0169</text:p>
          </table:table-cell>
          <table:table-cell table:formula="of:=[.G163]/[.D163]" office:value-type="float" office:value="1.03680981595092" calcext:value-type="float">
            <text:p>1.03680981595092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63" calcext:value-type="float">
            <text:p>0.0163</text:p>
          </table:table-cell>
          <table:table-cell table:formula="of:=([.I163]+[.J163])/2" office:value-type="float" office:value="0.016" calcext:value-type="float">
            <text:p>0.016</text:p>
          </table:table-cell>
          <table:table-cell table:formula="of:=[.K163]/[.D163]" office:value-type="float" office:value="0.98159509202454" calcext:value-type="float">
            <text:p>0.98159509202454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4043" calcext:value-type="float">
            <text:p>0.4043</text:p>
          </table:table-cell>
          <table:table-cell table:formula="of:=([.B164]+[.C164])/2" office:value-type="float" office:value="0.4022" calcext:value-type="float">
            <text:p>0.40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177" calcext:value-type="float">
            <text:p>0.4177</text:p>
          </table:table-cell>
          <table:table-cell table:formula="of:=([.E164]+[.F164])/2" office:value-type="float" office:value="0.43835" calcext:value-type="float">
            <text:p>0.43835</text:p>
          </table:table-cell>
          <table:table-cell table:formula="of:=[.G164]/[.D164]" office:value-type="float" office:value="1.08988065638986" calcext:value-type="float">
            <text:p>1.0898806563898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4043" calcext:value-type="float">
            <text:p>0.4043</text:p>
          </table:table-cell>
          <table:table-cell table:formula="of:=([.I164]+[.J164])/2" office:value-type="float" office:value="0.4094" calcext:value-type="float">
            <text:p>0.4094</text:p>
          </table:table-cell>
          <table:table-cell table:formula="of:=[.K164]/[.D164]" office:value-type="float" office:value="1.01790154152163" calcext:value-type="float">
            <text:p>1.0179015415216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82" calcext:value-type="float">
            <text:p>0.0382</text:p>
          </table:table-cell>
          <table:table-cell table:formula="of:=([.B165]+[.C165])/2" office:value-type="float" office:value="0.0378" calcext:value-type="float">
            <text:p>0.0378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89" calcext:value-type="float">
            <text:p>0.0389</text:p>
          </table:table-cell>
          <table:table-cell table:formula="of:=([.E165]+[.F165])/2" office:value-type="float" office:value="0.03825" calcext:value-type="float">
            <text:p>0.03825</text:p>
          </table:table-cell>
          <table:table-cell table:formula="of:=[.G165]/[.D165]" office:value-type="float" office:value="1.01190476190476" calcext:value-type="float">
            <text:p>1.01190476190476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87" calcext:value-type="float">
            <text:p>0.0387</text:p>
          </table:table-cell>
          <table:table-cell table:formula="of:=([.I165]+[.J165])/2" office:value-type="float" office:value="0.03845" calcext:value-type="float">
            <text:p>0.03845</text:p>
          </table:table-cell>
          <table:table-cell table:formula="of:=[.K165]/[.D165]" office:value-type="float" office:value="1.01719576719577" calcext:value-type="float">
            <text:p>1.01719576719577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2" calcext:value-type="float">
            <text:p>0.012</text:p>
          </table:table-cell>
          <table:table-cell table:formula="of:=([.B166]+[.C166])/2" office:value-type="float" office:value="0.01165" calcext:value-type="float">
            <text:p>0.0116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9" calcext:value-type="float">
            <text:p>0.0119</text:p>
          </table:table-cell>
          <table:table-cell table:formula="of:=([.E166]+[.F166])/2" office:value-type="float" office:value="0.01165" calcext:value-type="float">
            <text:p>0.01165</text:p>
          </table:table-cell>
          <table:table-cell table:formula="of:=[.G166]/[.D166]" office:value-type="float" office:value="1" calcext:value-type="float">
            <text:p>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5" calcext:value-type="float">
            <text:p>0.0115</text:p>
          </table:table-cell>
          <table:table-cell table:formula="of:=([.I166]+[.J166])/2" office:value-type="float" office:value="0.0117" calcext:value-type="float">
            <text:p>0.0117</text:p>
          </table:table-cell>
          <table:table-cell table:formula="of:=[.K166]/[.D166]" office:value-type="float" office:value="1.00429184549356" calcext:value-type="float">
            <text:p>1.00429184549356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25" calcext:value-type="float">
            <text:p>0.0525</text:p>
          </table:table-cell>
          <table:table-cell table:formula="of:=([.B167]+[.C167])/2" office:value-type="float" office:value="0.04855" calcext:value-type="float">
            <text:p>0.04855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9" calcext:value-type="float">
            <text:p>0.0729</text:p>
          </table:table-cell>
          <table:table-cell table:formula="of:=([.E167]+[.F167])/2" office:value-type="float" office:value="0.05915" calcext:value-type="float">
            <text:p>0.05915</text:p>
          </table:table-cell>
          <table:table-cell table:formula="of:=[.G167]/[.D167]" office:value-type="float" office:value="1.2183316168898" calcext:value-type="float">
            <text:p>1.218331616889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5" calcext:value-type="float">
            <text:p>0.045</text:p>
          </table:table-cell>
          <table:table-cell table:formula="of:=([.I167]+[.J167])/2" office:value-type="float" office:value="0.04425" calcext:value-type="float">
            <text:p>0.04425</text:p>
          </table:table-cell>
          <table:table-cell table:formula="of:=[.K167]/[.D167]" office:value-type="float" office:value="0.911431513903193" calcext:value-type="float">
            <text:p>0.911431513903193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875" calcext:value-type="float">
            <text:p>0.2875</text:p>
          </table:table-cell>
          <table:table-cell table:formula="of:=([.B168]+[.C168])/2" office:value-type="float" office:value="0.27965" calcext:value-type="float">
            <text:p>0.279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3139" calcext:value-type="float">
            <text:p>0.3139</text:p>
          </table:table-cell>
          <table:table-cell table:formula="of:=([.E168]+[.F168])/2" office:value-type="float" office:value="0.29605" calcext:value-type="float">
            <text:p>0.29605</text:p>
          </table:table-cell>
          <table:table-cell table:formula="of:=[.G168]/[.D168]" office:value-type="float" office:value="1.05864473448954" calcext:value-type="float">
            <text:p>1.0586447344895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689" calcext:value-type="float">
            <text:p>0.2689</text:p>
          </table:table-cell>
          <table:table-cell table:formula="of:=([.I168]+[.J168])/2" office:value-type="float" office:value="0.27085" calcext:value-type="float">
            <text:p>0.27085</text:p>
          </table:table-cell>
          <table:table-cell table:formula="of:=[.K168]/[.D168]" office:value-type="float" office:value="0.968532093688539" calcext:value-type="float">
            <text:p>0.96853209368853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17" calcext:value-type="float">
            <text:p>0.4117</text:p>
          </table:table-cell>
          <table:table-cell table:formula="of:=([.B169]+[.C169])/2" office:value-type="float" office:value="0.38785" calcext:value-type="float">
            <text:p>0.38785</text:p>
          </table:table-cell>
          <table:table-cell office:value-type="float" office:value="0.3701" calcext:value-type="float">
            <text:p>0.3701</text:p>
          </table:table-cell>
          <table:table-cell office:value-type="float" office:value="0.3693" calcext:value-type="float">
            <text:p>0.3693</text:p>
          </table:table-cell>
          <table:table-cell table:formula="of:=([.E169]+[.F169])/2" office:value-type="float" office:value="0.3697" calcext:value-type="float">
            <text:p>0.3697</text:p>
          </table:table-cell>
          <table:table-cell table:formula="of:=[.G169]/[.D169]" office:value-type="float" office:value="0.953203558076576" calcext:value-type="float">
            <text:p>0.95320355807657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593" calcext:value-type="float">
            <text:p>0.3593</text:p>
          </table:table-cell>
          <table:table-cell table:formula="of:=([.I169]+[.J169])/2" office:value-type="float" office:value="0.363" calcext:value-type="float">
            <text:p>0.363</text:p>
          </table:table-cell>
          <table:table-cell table:formula="of:=[.K169]/[.D169]" office:value-type="float" office:value="0.93592883846848" calcext:value-type="float">
            <text:p>0.93592883846848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38" calcext:value-type="float">
            <text:p>0.0238</text:p>
          </table:table-cell>
          <table:table-cell table:formula="of:=([.B170]+[.C170])/2" office:value-type="float" office:value="0.02315" calcext:value-type="float">
            <text:p>0.0231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46" calcext:value-type="float">
            <text:p>0.0246</text:p>
          </table:table-cell>
          <table:table-cell table:formula="of:=([.E170]+[.F170])/2" office:value-type="float" office:value="0.02405" calcext:value-type="float">
            <text:p>0.02405</text:p>
          </table:table-cell>
          <table:table-cell table:formula="of:=[.G170]/[.D170]" office:value-type="float" office:value="1.03887688984881" calcext:value-type="float">
            <text:p>1.038876889848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32" calcext:value-type="float">
            <text:p>0.0232</text:p>
          </table:table-cell>
          <table:table-cell table:formula="of:=([.I170]+[.J170])/2" office:value-type="float" office:value="0.02325" calcext:value-type="float">
            <text:p>0.02325</text:p>
          </table:table-cell>
          <table:table-cell table:formula="of:=[.K170]/[.D170]" office:value-type="float" office:value="1.00431965442765" calcext:value-type="float">
            <text:p>1.00431965442765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4071" calcext:value-type="float">
            <text:p>0.4071</text:p>
          </table:table-cell>
          <table:table-cell table:formula="of:=([.B171]+[.C171])/2" office:value-type="float" office:value="0.4333" calcext:value-type="float">
            <text:p>0.4333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4241" calcext:value-type="float">
            <text:p>0.4241</text:p>
          </table:table-cell>
          <table:table-cell table:formula="of:=([.E171]+[.F171])/2" office:value-type="float" office:value="0.42525" calcext:value-type="float">
            <text:p>0.42525</text:p>
          </table:table-cell>
          <table:table-cell table:formula="of:=[.G171]/[.D171]" office:value-type="float" office:value="0.981421647819063" calcext:value-type="float">
            <text:p>0.981421647819063</text:p>
          </table:table-cell>
          <table:table-cell office:value-type="float" office:value="0.4151" calcext:value-type="float">
            <text:p>0.4151</text:p>
          </table:table-cell>
          <table:table-cell office:value-type="float" office:value="0.4141" calcext:value-type="float">
            <text:p>0.4141</text:p>
          </table:table-cell>
          <table:table-cell table:formula="of:=([.I171]+[.J171])/2" office:value-type="float" office:value="0.4146" calcext:value-type="float">
            <text:p>0.4146</text:p>
          </table:table-cell>
          <table:table-cell table:formula="of:=[.K171]/[.D171]" office:value-type="float" office:value="0.956842834064159" calcext:value-type="float">
            <text:p>0.956842834064159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3959" calcext:value-type="float">
            <text:p>0.3959</text:p>
          </table:table-cell>
          <table:table-cell table:formula="of:=([.B172]+[.C172])/2" office:value-type="float" office:value="0.3958" calcext:value-type="float">
            <text:p>0.395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671" calcext:value-type="float">
            <text:p>0.3671</text:p>
          </table:table-cell>
          <table:table-cell table:formula="of:=([.E172]+[.F172])/2" office:value-type="float" office:value="0.3763" calcext:value-type="float">
            <text:p>0.3763</text:p>
          </table:table-cell>
          <table:table-cell table:formula="of:=[.G172]/[.D172]" office:value-type="float" office:value="0.950732693279434" calcext:value-type="float">
            <text:p>0.950732693279434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3598" calcext:value-type="float">
            <text:p>0.3598</text:p>
          </table:table-cell>
          <table:table-cell table:formula="of:=([.I172]+[.J172])/2" office:value-type="float" office:value="0.3625" calcext:value-type="float">
            <text:p>0.3625</text:p>
          </table:table-cell>
          <table:table-cell table:formula="of:=[.K172]/[.D172]" office:value-type="float" office:value="0.915866599292572" calcext:value-type="float">
            <text:p>0.915866599292572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1412" calcext:value-type="float">
            <text:p>0.1412</text:p>
          </table:table-cell>
          <table:table-cell table:formula="of:=([.B173]+[.C173])/2" office:value-type="float" office:value="0.1565" calcext:value-type="float">
            <text:p>0.156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37" calcext:value-type="float">
            <text:p>0.137</text:p>
          </table:table-cell>
          <table:table-cell table:formula="of:=([.E173]+[.F173])/2" office:value-type="float" office:value="0.14035" calcext:value-type="float">
            <text:p>0.14035</text:p>
          </table:table-cell>
          <table:table-cell table:formula="of:=[.G173]/[.D173]" office:value-type="float" office:value="0.896805111821086" calcext:value-type="float">
            <text:p>0.896805111821086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341" calcext:value-type="float">
            <text:p>0.1341</text:p>
          </table:table-cell>
          <table:table-cell table:formula="of:=([.I173]+[.J173])/2" office:value-type="float" office:value="0.1352" calcext:value-type="float">
            <text:p>0.1352</text:p>
          </table:table-cell>
          <table:table-cell table:formula="of:=[.K173]/[.D173]" office:value-type="float" office:value="0.863897763578274" calcext:value-type="float">
            <text:p>0.863897763578274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4358" calcext:value-type="float">
            <text:p>0.4358</text:p>
          </table:table-cell>
          <table:table-cell table:formula="of:=([.B174]+[.C174])/2" office:value-type="float" office:value="0.4543" calcext:value-type="float">
            <text:p>0.454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37" calcext:value-type="float">
            <text:p>0.437</text:p>
          </table:table-cell>
          <table:table-cell table:formula="of:=([.E174]+[.F174])/2" office:value-type="float" office:value="0.43235" calcext:value-type="float">
            <text:p>0.43235</text:p>
          </table:table-cell>
          <table:table-cell table:formula="of:=[.G174]/[.D174]" office:value-type="float" office:value="0.951683909311028" calcext:value-type="float">
            <text:p>0.951683909311028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4649" calcext:value-type="float">
            <text:p>0.4649</text:p>
          </table:table-cell>
          <table:table-cell table:formula="of:=([.I174]+[.J174])/2" office:value-type="float" office:value="0.4474" calcext:value-type="float">
            <text:p>0.4474</text:p>
          </table:table-cell>
          <table:table-cell table:formula="of:=[.K174]/[.D174]" office:value-type="float" office:value="0.98481179837112" calcext:value-type="float">
            <text:p>0.98481179837112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365" calcext:value-type="float">
            <text:p>1.6365</text:p>
          </table:table-cell>
          <table:table-cell table:formula="of:=([.B175]+[.C175])/2" office:value-type="float" office:value="1.64085" calcext:value-type="float">
            <text:p>1.6408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09" calcext:value-type="float">
            <text:p>0.0309</text:p>
          </table:table-cell>
          <table:table-cell table:formula="of:=([.E175]+[.F175])/2" office:value-type="float" office:value="0.03025" calcext:value-type="float">
            <text:p>0.03025</text:p>
          </table:table-cell>
          <table:table-cell table:formula="of:=[.G175]/[.D175]" office:value-type="float" office:value="0.0184355669317732" calcext:value-type="float">
            <text:p>0.01843556693177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82" calcext:value-type="float">
            <text:p>0.0282</text:p>
          </table:table-cell>
          <table:table-cell table:formula="of:=([.I175]+[.J175])/2" office:value-type="float" office:value="0.0289" calcext:value-type="float">
            <text:p>0.0289</text:p>
          </table:table-cell>
          <table:table-cell table:formula="of:=[.K175]/[.D175]" office:value-type="float" office:value="0.0176128226224213" calcext:value-type="float">
            <text:p>0.01761282262242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76" calcext:value-type="float">
            <text:p>0.0376</text:p>
          </table:table-cell>
          <table:table-cell table:formula="of:=([.B176]+[.C176])/2" office:value-type="float" office:value="0.03805" calcext:value-type="float">
            <text:p>0.0380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54" calcext:value-type="float">
            <text:p>0.0454</text:p>
          </table:table-cell>
          <table:table-cell table:formula="of:=([.E176]+[.F176])/2" office:value-type="float" office:value="0.04105" calcext:value-type="float">
            <text:p>0.04105</text:p>
          </table:table-cell>
          <table:table-cell table:formula="of:=[.G176]/[.D176]" office:value-type="float" office:value="1.07884362680683" calcext:value-type="float">
            <text:p>1.07884362680683</text:p>
          </table:table-cell>
          <table:table-cell table:number-columns-repeated="2" office:value-type="float" office:value="0.0366" calcext:value-type="float">
            <text:p>0.0366</text:p>
          </table:table-cell>
          <table:table-cell table:formula="of:=([.I176]+[.J176])/2" office:value-type="float" office:value="0.0366" calcext:value-type="float">
            <text:p>0.0366</text:p>
          </table:table-cell>
          <table:table-cell table:formula="of:=[.K176]/[.D176]" office:value-type="float" office:value="0.961892247043364" calcext:value-type="float">
            <text:p>0.961892247043364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2523" calcext:value-type="float">
            <text:p>0.2523</text:p>
          </table:table-cell>
          <table:table-cell table:formula="of:=([.B177]+[.C177])/2" office:value-type="float" office:value="0.25125" calcext:value-type="float">
            <text:p>0.2512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511" calcext:value-type="float">
            <text:p>0.2511</text:p>
          </table:table-cell>
          <table:table-cell table:formula="of:=([.E177]+[.F177])/2" office:value-type="float" office:value="0.2522" calcext:value-type="float">
            <text:p>0.2522</text:p>
          </table:table-cell>
          <table:table-cell table:formula="of:=[.G177]/[.D177]" office:value-type="float" office:value="1.00378109452736" calcext:value-type="float">
            <text:p>1.00378109452736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2432" calcext:value-type="float">
            <text:p>0.2432</text:p>
          </table:table-cell>
          <table:table-cell table:formula="of:=([.I177]+[.J177])/2" office:value-type="float" office:value="0.24725" calcext:value-type="float">
            <text:p>0.24725</text:p>
          </table:table-cell>
          <table:table-cell table:formula="of:=[.K177]/[.D177]" office:value-type="float" office:value="0.98407960199005" calcext:value-type="float">
            <text:p>0.98407960199005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335" calcext:value-type="float">
            <text:p>0.1335</text:p>
          </table:table-cell>
          <table:table-cell table:formula="of:=([.B178]+[.C178])/2" office:value-type="float" office:value="0.13045" calcext:value-type="float">
            <text:p>0.1304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46" calcext:value-type="float">
            <text:p>0.1346</text:p>
          </table:table-cell>
          <table:table-cell table:formula="of:=([.E178]+[.F178])/2" office:value-type="float" office:value="0.13305" calcext:value-type="float">
            <text:p>0.13305</text:p>
          </table:table-cell>
          <table:table-cell table:formula="of:=[.G178]/[.D178]" office:value-type="float" office:value="1.01993100804906" calcext:value-type="float">
            <text:p>1.0199310080490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3" calcext:value-type="float">
            <text:p>0.13</text:p>
          </table:table-cell>
          <table:table-cell table:formula="of:=([.I178]+[.J178])/2" office:value-type="float" office:value="0.12995" calcext:value-type="float">
            <text:p>0.12995</text:p>
          </table:table-cell>
          <table:table-cell table:formula="of:=[.K178]/[.D178]" office:value-type="float" office:value="0.996167113836719" calcext:value-type="float">
            <text:p>0.996167113836719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794" calcext:value-type="float">
            <text:p>0.8794</text:p>
          </table:table-cell>
          <table:table-cell table:formula="of:=([.B179]+[.C179])/2" office:value-type="float" office:value="0.88775" calcext:value-type="float">
            <text:p>0.88775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4" calcext:value-type="float">
            <text:p>1.034</text:p>
          </table:table-cell>
          <table:table-cell table:formula="of:=([.E179]+[.F179])/2" office:value-type="float" office:value="1.0315" calcext:value-type="float">
            <text:p>1.0315</text:p>
          </table:table-cell>
          <table:table-cell table:formula="of:=[.G179]/[.D179]" office:value-type="float" office:value="1.16192621796677" calcext:value-type="float">
            <text:p>1.16192621796677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1" calcext:value-type="float">
            <text:p>0.991</text:p>
          </table:table-cell>
          <table:table-cell table:formula="of:=([.I179]+[.J179])/2" office:value-type="float" office:value="0.99125" calcext:value-type="float">
            <text:p>0.99125</text:p>
          </table:table-cell>
          <table:table-cell table:formula="of:=[.K179]/[.D179]" office:value-type="float" office:value="1.11658687693607" calcext:value-type="float">
            <text:p>1.11658687693607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1796" calcext:value-type="float">
            <text:p>6.1796</text:p>
          </table:table-cell>
          <table:table-cell office:value-type="float" office:value="6.2081" calcext:value-type="float">
            <text:p>6.2081</text:p>
          </table:table-cell>
          <table:table-cell table:formula="of:=([.B180]+[.C180])/2" office:value-type="float" office:value="6.19385" calcext:value-type="float">
            <text:p>6.19385</text:p>
          </table:table-cell>
          <table:table-cell office:value-type="float" office:value="6.2534" calcext:value-type="float">
            <text:p>6.2534</text:p>
          </table:table-cell>
          <table:table-cell office:value-type="float" office:value="6.3469" calcext:value-type="float">
            <text:p>6.3469</text:p>
          </table:table-cell>
          <table:table-cell table:formula="of:=([.E180]+[.F180])/2" office:value-type="float" office:value="6.30015" calcext:value-type="float">
            <text:p>6.30015</text:p>
          </table:table-cell>
          <table:table-cell table:formula="of:=[.G180]/[.D180]" office:value-type="float" office:value="1.01716218507068" calcext:value-type="float">
            <text:p>1.01716218507068</text:p>
          </table:table-cell>
          <table:table-cell office:value-type="float" office:value="6.1053" calcext:value-type="float">
            <text:p>6.1053</text:p>
          </table:table-cell>
          <table:table-cell office:value-type="float" office:value="6.2156" calcext:value-type="float">
            <text:p>6.2156</text:p>
          </table:table-cell>
          <table:table-cell table:formula="of:=([.I180]+[.J180])/2" office:value-type="float" office:value="6.16045" calcext:value-type="float">
            <text:p>6.16045</text:p>
          </table:table-cell>
          <table:table-cell table:formula="of:=[.K180]/[.D180]" office:value-type="float" office:value="0.99460755426754" calcext:value-type="float">
            <text:p>0.99460755426754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3641" calcext:value-type="float">
            <text:p>0.3641</text:p>
          </table:table-cell>
          <table:table-cell table:formula="of:=([.B181]+[.C181])/2" office:value-type="float" office:value="0.35975" calcext:value-type="float">
            <text:p>0.35975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736" calcext:value-type="float">
            <text:p>0.3736</text:p>
          </table:table-cell>
          <table:table-cell table:formula="of:=([.E181]+[.F181])/2" office:value-type="float" office:value="0.36855" calcext:value-type="float">
            <text:p>0.36855</text:p>
          </table:table-cell>
          <table:table-cell table:formula="of:=[.G181]/[.D181]" office:value-type="float" office:value="1.02446143154969" calcext:value-type="float">
            <text:p>1.02446143154969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3555" calcext:value-type="float">
            <text:p>0.3555</text:p>
          </table:table-cell>
          <table:table-cell table:formula="of:=([.I181]+[.J181])/2" office:value-type="float" office:value="0.36095" calcext:value-type="float">
            <text:p>0.36095</text:p>
          </table:table-cell>
          <table:table-cell table:formula="of:=[.K181]/[.D181]" office:value-type="float" office:value="1.00333564975678" calcext:value-type="float">
            <text:p>1.00333564975678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118" calcext:value-type="float">
            <text:p>0.4118</text:p>
          </table:table-cell>
          <table:table-cell table:formula="of:=([.B182]+[.C182])/2" office:value-type="float" office:value="0.40825" calcext:value-type="float">
            <text:p>0.4082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4226" calcext:value-type="float">
            <text:p>0.4226</text:p>
          </table:table-cell>
          <table:table-cell table:formula="of:=([.E182]+[.F182])/2" office:value-type="float" office:value="0.41555" calcext:value-type="float">
            <text:p>0.41555</text:p>
          </table:table-cell>
          <table:table-cell table:formula="of:=[.G182]/[.D182]" office:value-type="float" office:value="1.01788120024495" calcext:value-type="float">
            <text:p>1.01788120024495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038" calcext:value-type="float">
            <text:p>0.4038</text:p>
          </table:table-cell>
          <table:table-cell table:formula="of:=([.I182]+[.J182])/2" office:value-type="float" office:value="0.4065" calcext:value-type="float">
            <text:p>0.4065</text:p>
          </table:table-cell>
          <table:table-cell table:formula="of:=[.K182]/[.D182]" office:value-type="float" office:value="0.995713410900184" calcext:value-type="float">
            <text:p>0.99571341090018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41" calcext:value-type="float">
            <text:p>0.0341</text:p>
          </table:table-cell>
          <table:table-cell table:formula="of:=([.B183]+[.C183])/2" office:value-type="float" office:value="0.0336" calcext:value-type="float">
            <text:p>0.0336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91" calcext:value-type="float">
            <text:p>0.0391</text:p>
          </table:table-cell>
          <table:table-cell table:formula="of:=([.E183]+[.F183])/2" office:value-type="float" office:value="0.03775" calcext:value-type="float">
            <text:p>0.03775</text:p>
          </table:table-cell>
          <table:table-cell table:formula="of:=[.G183]/[.D183]" office:value-type="float" office:value="1.1235119047619" calcext:value-type="float">
            <text:p>1.12351190476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76" calcext:value-type="float">
            <text:p>0.0376</text:p>
          </table:table-cell>
          <table:table-cell table:formula="of:=([.I183]+[.J183])/2" office:value-type="float" office:value="0.03765" calcext:value-type="float">
            <text:p>0.03765</text:p>
          </table:table-cell>
          <table:table-cell table:formula="of:=[.K183]/[.D183]" office:value-type="float" office:value="1.12053571428571" calcext:value-type="float">
            <text:p>1.12053571428571</text:p>
          </table:table-cell>
        </table:table-row>
        <table:table-row table:style-name="ro1">
          <table:table-cell table:style-name="ce2" office:value-type="string" calcext:value-type="string">
            <text:p>NonCaseLabelInSwitchStatement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3" calcext:value-type="float">
            <text:p>0.0083</text:p>
          </table:table-cell>
          <table:table-cell table:formula="of:=([.B184]+[.C184])/2" office:value-type="float" office:value="0.0084" calcext:value-type="float">
            <text:p>0.00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4" calcext:value-type="float">
            <text:p>0.0094</text:p>
          </table:table-cell>
          <table:table-cell table:formula="of:=([.E184]+[.F184])/2" office:value-type="float" office:value="0.0089" calcext:value-type="float">
            <text:p>0.0089</text:p>
          </table:table-cell>
          <table:table-cell table:formula="of:=[.G184]/[.D184]" office:value-type="float" office:value="1.05952380952381" calcext:value-type="float">
            <text:p>1.0595238095238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68" calcext:value-type="float">
            <text:p>0.0168</text:p>
          </table:table-cell>
          <table:table-cell table:formula="of:=([.I184]+[.J184])/2" office:value-type="float" office:value="0.01255" calcext:value-type="float">
            <text:p>0.01255</text:p>
          </table:table-cell>
          <table:table-cell table:formula="of:=[.K184]/[.D184]" office:value-type="float" office:value="1.49404761904762" calcext:value-type="float">
            <text:p>1.4940476190476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735" calcext:value-type="float">
            <text:p>0.8735</text:p>
          </table:table-cell>
          <table:table-cell table:formula="of:=([.B185]+[.C185])/2" office:value-type="float" office:value="0.8942" calcext:value-type="float">
            <text:p>0.8942</text:p>
          </table:table-cell>
          <table:table-cell table:number-columns-repeated="2" office:value-type="float" office:value="0.0066" calcext:value-type="float">
            <text:p>0.0066</text:p>
          </table:table-cell>
          <table:table-cell table:formula="of:=([.E185]+[.F185])/2" office:value-type="float" office:value="0.0066" calcext:value-type="float">
            <text:p>0.0066</text:p>
          </table:table-cell>
          <table:table-cell table:formula="of:=[.G185]/[.D185]" office:value-type="float" office:value="0.00738089912771192" calcext:value-type="float">
            <text:p>0.0073808991277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1" calcext:value-type="float">
            <text:p>0.0061</text:p>
          </table:table-cell>
          <table:table-cell table:formula="of:=([.I185]+[.J185])/2" office:value-type="float" office:value="0.00605" calcext:value-type="float">
            <text:p>0.00605</text:p>
          </table:table-cell>
          <table:table-cell table:formula="of:=[.K185]/[.D185]" office:value-type="float" office:value="0.00676582420040259" calcext:value-type="float">
            <text:p>0.006765824200403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54" calcext:value-type="float">
            <text:p>0.2554</text:p>
          </table:table-cell>
          <table:table-cell table:formula="of:=([.B186]+[.C186])/2" office:value-type="float" office:value="0.2752" calcext:value-type="float">
            <text:p>0.275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54" calcext:value-type="float">
            <text:p>0.2654</text:p>
          </table:table-cell>
          <table:table-cell table:formula="of:=([.E186]+[.F186])/2" office:value-type="float" office:value="0.2767" calcext:value-type="float">
            <text:p>0.2767</text:p>
          </table:table-cell>
          <table:table-cell table:formula="of:=[.G186]/[.D186]" office:value-type="float" office:value="1.00545058139535" calcext:value-type="float">
            <text:p>1.0054505813953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51" calcext:value-type="float">
            <text:p>0.251</text:p>
          </table:table-cell>
          <table:table-cell table:formula="of:=([.I186]+[.J186])/2" office:value-type="float" office:value="0.25435" calcext:value-type="float">
            <text:p>0.25435</text:p>
          </table:table-cell>
          <table:table-cell table:formula="of:=[.K186]/[.D186]" office:value-type="float" office:value="0.924236918604651" calcext:value-type="float">
            <text:p>0.92423691860465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2" calcext:value-type="float">
            <text:p>0.0182</text:p>
          </table:table-cell>
          <table:table-cell table:formula="of:=([.B187]+[.C187])/2" office:value-type="float" office:value="0.01775" calcext:value-type="float">
            <text:p>0.017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9" calcext:value-type="float">
            <text:p>0.0179</text:p>
          </table:table-cell>
          <table:table-cell table:formula="of:=([.E187]+[.F187])/2" office:value-type="float" office:value="0.0177" calcext:value-type="float">
            <text:p>0.0177</text:p>
          </table:table-cell>
          <table:table-cell table:formula="of:=[.G187]/[.D187]" office:value-type="float" office:value="0.997183098591549" calcext:value-type="float">
            <text:p>0.997183098591549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7" calcext:value-type="float">
            <text:p>0.0177</text:p>
          </table:table-cell>
          <table:table-cell table:formula="of:=([.I187]+[.J187])/2" office:value-type="float" office:value="0.01765" calcext:value-type="float">
            <text:p>0.01765</text:p>
          </table:table-cell>
          <table:table-cell table:formula="of:=[.K187]/[.D187]" office:value-type="float" office:value="0.994366197183098" calcext:value-type="float">
            <text:p>0.994366197183098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7467" calcext:value-type="float">
            <text:p>1.7467</text:p>
          </table:table-cell>
          <table:table-cell office:value-type="float" office:value="1.7769" calcext:value-type="float">
            <text:p>1.7769</text:p>
          </table:table-cell>
          <table:table-cell table:formula="of:=([.B188]+[.C188])/2" office:value-type="float" office:value="1.7618" calcext:value-type="float">
            <text:p>1.76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7" calcext:value-type="float">
            <text:p>0.2237</text:p>
          </table:table-cell>
          <table:table-cell table:formula="of:=([.E188]+[.F188])/2" office:value-type="float" office:value="0.22035" calcext:value-type="float">
            <text:p>0.22035</text:p>
          </table:table-cell>
          <table:table-cell table:formula="of:=[.G188]/[.D188]" office:value-type="float" office:value="0.125070950164604" calcext:value-type="float">
            <text:p>0.1250709501646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99" calcext:value-type="float">
            <text:p>0.299</text:p>
          </table:table-cell>
          <table:table-cell table:formula="of:=([.I188]+[.J188])/2" office:value-type="float" office:value="0.2585" calcext:value-type="float">
            <text:p>0.2585</text:p>
          </table:table-cell>
          <table:table-cell table:formula="of:=[.K188]/[.D188]" office:value-type="float" office:value="0.146724940401862" calcext:value-type="float">
            <text:p>0.146724940401862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295" calcext:value-type="float">
            <text:p>0.295</text:p>
          </table:table-cell>
          <table:table-cell table:formula="of:=([.B189]+[.C189])/2" office:value-type="float" office:value="0.28205" calcext:value-type="float">
            <text:p>0.2820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35" calcext:value-type="float">
            <text:p>0.2435</text:p>
          </table:table-cell>
          <table:table-cell table:formula="of:=([.E189]+[.F189])/2" office:value-type="float" office:value="0.2423" calcext:value-type="float">
            <text:p>0.2423</text:p>
          </table:table-cell>
          <table:table-cell table:formula="of:=[.G189]/[.D189]" office:value-type="float" office:value="0.859067541216096" calcext:value-type="float">
            <text:p>0.859067541216096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389" calcext:value-type="float">
            <text:p>0.2389</text:p>
          </table:table-cell>
          <table:table-cell table:formula="of:=([.I189]+[.J189])/2" office:value-type="float" office:value="0.2403" calcext:value-type="float">
            <text:p>0.2403</text:p>
          </table:table-cell>
          <table:table-cell table:formula="of:=[.K189]/[.D189]" office:value-type="float" office:value="0.851976599893636" calcext:value-type="float">
            <text:p>0.851976599893636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645" calcext:value-type="float">
            <text:p>0.6645</text:p>
          </table:table-cell>
          <table:table-cell table:formula="of:=([.B190]+[.C190])/2" office:value-type="float" office:value="0.67855" calcext:value-type="float">
            <text:p>0.67855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04" calcext:value-type="float">
            <text:p>0.7204</text:p>
          </table:table-cell>
          <table:table-cell table:formula="of:=([.E190]+[.F190])/2" office:value-type="float" office:value="0.7253" calcext:value-type="float">
            <text:p>0.7253</text:p>
          </table:table-cell>
          <table:table-cell table:formula="of:=[.G190]/[.D190]" office:value-type="float" office:value="1.06889691253408" calcext:value-type="float">
            <text:p>1.06889691253408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743" calcext:value-type="float">
            <text:p>0.743</text:p>
          </table:table-cell>
          <table:table-cell table:formula="of:=([.I190]+[.J190])/2" office:value-type="float" office:value="0.69765" calcext:value-type="float">
            <text:p>0.69765</text:p>
          </table:table-cell>
          <table:table-cell table:formula="of:=[.K190]/[.D190]" office:value-type="float" office:value="1.02814825731339" calcext:value-type="float">
            <text:p>1.02814825731339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99" calcext:value-type="float">
            <text:p>0.299</text:p>
          </table:table-cell>
          <table:table-cell table:formula="of:=([.B191]+[.C191])/2" office:value-type="float" office:value="0.29835" calcext:value-type="float">
            <text:p>0.29835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101" calcext:value-type="float">
            <text:p>0.3101</text:p>
          </table:table-cell>
          <table:table-cell table:formula="of:=([.E191]+[.F191])/2" office:value-type="float" office:value="0.3084" calcext:value-type="float">
            <text:p>0.3084</text:p>
          </table:table-cell>
          <table:table-cell table:formula="of:=[.G191]/[.D191]" office:value-type="float" office:value="1.03368526897939" calcext:value-type="float">
            <text:p>1.03368526897939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063" calcext:value-type="float">
            <text:p>0.3063</text:p>
          </table:table-cell>
          <table:table-cell table:formula="of:=([.I191]+[.J191])/2" office:value-type="float" office:value="0.3089" calcext:value-type="float">
            <text:p>0.3089</text:p>
          </table:table-cell>
          <table:table-cell table:formula="of:=[.K191]/[.D191]" office:value-type="float" office:value="1.03536115300821" calcext:value-type="float">
            <text:p>1.03536115300821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81" calcext:value-type="float">
            <text:p>0.0381</text:p>
          </table:table-cell>
          <table:table-cell table:formula="of:=([.B192]+[.C192])/2" office:value-type="float" office:value="0.03695" calcext:value-type="float">
            <text:p>0.03695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69" calcext:value-type="float">
            <text:p>0.0469</text:p>
          </table:table-cell>
          <table:table-cell table:formula="of:=([.E192]+[.F192])/2" office:value-type="float" office:value="0.0461" calcext:value-type="float">
            <text:p>0.0461</text:p>
          </table:table-cell>
          <table:table-cell table:formula="of:=[.G192]/[.D192]" office:value-type="float" office:value="1.24763193504736" calcext:value-type="float">
            <text:p>1.2476319350473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35" calcext:value-type="float">
            <text:p>0.0435</text:p>
          </table:table-cell>
          <table:table-cell table:formula="of:=([.I192]+[.J192])/2" office:value-type="float" office:value="0.0428" calcext:value-type="float">
            <text:p>0.0428</text:p>
          </table:table-cell>
          <table:table-cell table:formula="of:=[.K192]/[.D192]" office:value-type="float" office:value="1.15832205683356" calcext:value-type="float">
            <text:p>1.15832205683356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41" calcext:value-type="float">
            <text:p>0.841</text:p>
          </table:table-cell>
          <table:table-cell table:formula="of:=([.B193]+[.C193])/2" office:value-type="float" office:value="0.7873" calcext:value-type="float">
            <text:p>0.7873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041" calcext:value-type="float">
            <text:p>0.8041</text:p>
          </table:table-cell>
          <table:table-cell table:formula="of:=([.E193]+[.F193])/2" office:value-type="float" office:value="0.8173" calcext:value-type="float">
            <text:p>0.8173</text:p>
          </table:table-cell>
          <table:table-cell table:formula="of:=[.G193]/[.D193]" office:value-type="float" office:value="1.0381049155341" calcext:value-type="float">
            <text:p>1.03810491553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06" calcext:value-type="float">
            <text:p>0.7806</text:p>
          </table:table-cell>
          <table:table-cell table:formula="of:=([.I193]+[.J193])/2" office:value-type="float" office:value="0.8043" calcext:value-type="float">
            <text:p>0.8043</text:p>
          </table:table-cell>
          <table:table-cell table:formula="of:=[.K193]/[.D193]" office:value-type="float" office:value="1.02159278546933" calcext:value-type="float">
            <text:p>1.02159278546933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38" calcext:value-type="float">
            <text:p>0.838</text:p>
          </table:table-cell>
          <table:table-cell office:value-type="float" office:value="0.7994" calcext:value-type="float">
            <text:p>0.7994</text:p>
          </table:table-cell>
          <table:table-cell table:formula="of:=([.B194]+[.C194])/2" office:value-type="float" office:value="0.8187" calcext:value-type="float">
            <text:p>0.8187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7575" calcext:value-type="float">
            <text:p>0.7575</text:p>
          </table:table-cell>
          <table:table-cell table:formula="of:=([.E194]+[.F194])/2" office:value-type="float" office:value="0.77245" calcext:value-type="float">
            <text:p>0.77245</text:p>
          </table:table-cell>
          <table:table-cell table:formula="of:=[.G194]/[.D194]" office:value-type="float" office:value="0.943508000488579" calcext:value-type="float">
            <text:p>0.943508000488579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7568" calcext:value-type="float">
            <text:p>0.7568</text:p>
          </table:table-cell>
          <table:table-cell table:formula="of:=([.I194]+[.J194])/2" office:value-type="float" office:value="0.76515" calcext:value-type="float">
            <text:p>0.76515</text:p>
          </table:table-cell>
          <table:table-cell table:formula="of:=[.K194]/[.D194]" office:value-type="float" office:value="0.934591425430561" calcext:value-type="float">
            <text:p>0.934591425430561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254" calcext:value-type="float">
            <text:p>0.4254</text:p>
          </table:table-cell>
          <table:table-cell table:formula="of:=([.B195]+[.C195])/2" office:value-type="float" office:value="0.4118" calcext:value-type="float">
            <text:p>0.4118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4206" calcext:value-type="float">
            <text:p>0.4206</text:p>
          </table:table-cell>
          <table:table-cell table:formula="of:=([.E195]+[.F195])/2" office:value-type="float" office:value="0.404" calcext:value-type="float">
            <text:p>0.404</text:p>
          </table:table-cell>
          <table:table-cell table:formula="of:=[.G195]/[.D195]" office:value-type="float" office:value="0.981058766391452" calcext:value-type="float">
            <text:p>0.981058766391452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797" calcext:value-type="float">
            <text:p>0.3797</text:p>
          </table:table-cell>
          <table:table-cell table:formula="of:=([.I195]+[.J195])/2" office:value-type="float" office:value="0.38195" calcext:value-type="float">
            <text:p>0.38195</text:p>
          </table:table-cell>
          <table:table-cell table:formula="of:=[.K195]/[.D195]" office:value-type="float" office:value="0.927513355998057" calcext:value-type="float">
            <text:p>0.92751335599805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35" calcext:value-type="float">
            <text:p>0.2935</text:p>
          </table:table-cell>
          <table:table-cell table:formula="of:=([.B196]+[.C196])/2" office:value-type="float" office:value="0.29645" calcext:value-type="float">
            <text:p>0.2964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2371" calcext:value-type="float">
            <text:p>0.2371</text:p>
          </table:table-cell>
          <table:table-cell table:formula="of:=([.E196]+[.F196])/2" office:value-type="float" office:value="0.2389" calcext:value-type="float">
            <text:p>0.2389</text:p>
          </table:table-cell>
          <table:table-cell table:formula="of:=[.G196]/[.D196]" office:value-type="float" office:value="0.805869455220105" calcext:value-type="float">
            <text:p>0.80586945522010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27" calcext:value-type="float">
            <text:p>0.2327</text:p>
          </table:table-cell>
          <table:table-cell table:formula="of:=([.I196]+[.J196])/2" office:value-type="float" office:value="0.2349" calcext:value-type="float">
            <text:p>0.2349</text:p>
          </table:table-cell>
          <table:table-cell table:formula="of:=[.K196]/[.D196]" office:value-type="float" office:value="0.792376454714117" calcext:value-type="float">
            <text:p>0.792376454714117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295" calcext:value-type="float">
            <text:p>0.1295</text:p>
          </table:table-cell>
          <table:table-cell table:formula="of:=([.B197]+[.C197])/2" office:value-type="float" office:value="0.127" calcext:value-type="float">
            <text:p>0.127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1324" calcext:value-type="float">
            <text:p>0.1324</text:p>
          </table:table-cell>
          <table:table-cell table:formula="of:=([.E197]+[.F197])/2" office:value-type="float" office:value="0.14635" calcext:value-type="float">
            <text:p>0.14635</text:p>
          </table:table-cell>
          <table:table-cell table:formula="of:=[.G197]/[.D197]" office:value-type="float" office:value="1.15236220472441" calcext:value-type="float">
            <text:p>1.15236220472441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262" calcext:value-type="float">
            <text:p>0.1262</text:p>
          </table:table-cell>
          <table:table-cell table:formula="of:=([.I197]+[.J197])/2" office:value-type="float" office:value="0.12725" calcext:value-type="float">
            <text:p>0.12725</text:p>
          </table:table-cell>
          <table:table-cell table:formula="of:=[.K197]/[.D197]" office:value-type="float" office:value="1.00196850393701" calcext:value-type="float">
            <text:p>1.00196850393701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129" calcext:value-type="float">
            <text:p>6.5129</text:p>
          </table:table-cell>
          <table:table-cell office:value-type="float" office:value="6.5107" calcext:value-type="float">
            <text:p>6.5107</text:p>
          </table:table-cell>
          <table:table-cell table:formula="of:=([.B198]+[.C198])/2" office:value-type="float" office:value="6.5118" calcext:value-type="float">
            <text:p>6.5118</text:p>
          </table:table-cell>
          <table:table-cell office:value-type="float" office:value="5.8689" calcext:value-type="float">
            <text:p>5.8689</text:p>
          </table:table-cell>
          <table:table-cell office:value-type="float" office:value="6.1714" calcext:value-type="float">
            <text:p>6.1714</text:p>
          </table:table-cell>
          <table:table-cell table:formula="of:=([.E198]+[.F198])/2" office:value-type="float" office:value="6.02015" calcext:value-type="float">
            <text:p>6.02015</text:p>
          </table:table-cell>
          <table:table-cell table:formula="of:=[.G198]/[.D198]" office:value-type="float" office:value="0.924498602536933" calcext:value-type="float">
            <text:p>0.924498602536933</text:p>
          </table:table-cell>
          <table:table-cell office:value-type="float" office:value="6.04" calcext:value-type="float">
            <text:p>6.04</text:p>
          </table:table-cell>
          <table:table-cell office:value-type="float" office:value="6.0223" calcext:value-type="float">
            <text:p>6.0223</text:p>
          </table:table-cell>
          <table:table-cell table:formula="of:=([.I198]+[.J198])/2" office:value-type="float" office:value="6.03115" calcext:value-type="float">
            <text:p>6.03115</text:p>
          </table:table-cell>
          <table:table-cell table:formula="of:=[.K198]/[.D198]" office:value-type="float" office:value="0.926187843606991" calcext:value-type="float">
            <text:p>0.926187843606991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4" calcext:value-type="float">
            <text:p>0.024</text:p>
          </table:table-cell>
          <table:table-cell table:formula="of:=([.B199]+[.C199])/2" office:value-type="float" office:value="0.0233" calcext:value-type="float">
            <text:p>0.0233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29" calcext:value-type="float">
            <text:p>0.0229</text:p>
          </table:table-cell>
          <table:table-cell table:formula="of:=([.E199]+[.F199])/2" office:value-type="float" office:value="0.02275" calcext:value-type="float">
            <text:p>0.02275</text:p>
          </table:table-cell>
          <table:table-cell table:formula="of:=[.G199]/[.D199]" office:value-type="float" office:value="0.976394849785408" calcext:value-type="float">
            <text:p>0.976394849785408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23" calcext:value-type="float">
            <text:p>0.0223</text:p>
          </table:table-cell>
          <table:table-cell table:formula="of:=([.I199]+[.J199])/2" office:value-type="float" office:value="0.0225" calcext:value-type="float">
            <text:p>0.0225</text:p>
          </table:table-cell>
          <table:table-cell table:formula="of:=[.K199]/[.D199]" office:value-type="float" office:value="0.965665236051502" calcext:value-type="float">
            <text:p>0.965665236051502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86" calcext:value-type="float">
            <text:p>0.0186</text:p>
          </table:table-cell>
          <table:table-cell table:formula="of:=([.B200]+[.C200])/2" office:value-type="float" office:value="0.0185" calcext:value-type="float">
            <text:p>0.018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11" calcext:value-type="float">
            <text:p>0.0211</text:p>
          </table:table-cell>
          <table:table-cell table:formula="of:=([.E200]+[.F200])/2" office:value-type="float" office:value="0.0207" calcext:value-type="float">
            <text:p>0.0207</text:p>
          </table:table-cell>
          <table:table-cell table:formula="of:=[.G200]/[.D200]" office:value-type="float" office:value="1.11891891891892" calcext:value-type="float">
            <text:p>1.11891891891892</text:p>
          </table:table-cell>
          <table:table-cell table:number-columns-repeated="2" office:value-type="float" office:value="0.0194" calcext:value-type="float">
            <text:p>0.0194</text:p>
          </table:table-cell>
          <table:table-cell table:formula="of:=([.I200]+[.J200])/2" office:value-type="float" office:value="0.0194" calcext:value-type="float">
            <text:p>0.0194</text:p>
          </table:table-cell>
          <table:table-cell table:formula="of:=[.K200]/[.D200]" office:value-type="float" office:value="1.04864864864865" calcext:value-type="float">
            <text:p>1.0486486486486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65" calcext:value-type="float">
            <text:p>0.0165</text:p>
          </table:table-cell>
          <table:table-cell table:formula="of:=([.B201]+[.C201])/2" office:value-type="float" office:value="0.0189" calcext:value-type="float">
            <text:p>0.01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9" calcext:value-type="float">
            <text:p>0.0169</text:p>
          </table:table-cell>
          <table:table-cell table:formula="of:=([.E201]+[.F201])/2" office:value-type="float" office:value="0.01645" calcext:value-type="float">
            <text:p>0.01645</text:p>
          </table:table-cell>
          <table:table-cell table:formula="of:=[.G201]/[.D201]" office:value-type="float" office:value="0.87037037037037" calcext:value-type="float">
            <text:p>0.87037037037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59" calcext:value-type="float">
            <text:p>0.0159</text:p>
          </table:table-cell>
          <table:table-cell table:formula="of:=([.I201]+[.J201])/2" office:value-type="float" office:value="0.01605" calcext:value-type="float">
            <text:p>0.01605</text:p>
          </table:table-cell>
          <table:table-cell table:formula="of:=[.K201]/[.D201]" office:value-type="float" office:value="0.849206349206349" calcext:value-type="float">
            <text:p>0.849206349206349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22" calcext:value-type="float">
            <text:p>0.0122</text:p>
          </table:table-cell>
          <table:table-cell table:formula="of:=([.B202]+[.C202])/2" office:value-type="float" office:value="0.0117" calcext:value-type="float">
            <text:p>0.01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6" calcext:value-type="float">
            <text:p>0.0126</text:p>
          </table:table-cell>
          <table:table-cell table:formula="of:=([.E202]+[.F202])/2" office:value-type="float" office:value="0.0123" calcext:value-type="float">
            <text:p>0.0123</text:p>
          </table:table-cell>
          <table:table-cell table:formula="of:=[.G202]/[.D202]" office:value-type="float" office:value="1.05128205128205" calcext:value-type="float">
            <text:p>1.0512820512820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6" calcext:value-type="float">
            <text:p>0.0116</text:p>
          </table:table-cell>
          <table:table-cell table:formula="of:=([.I202]+[.J202])/2" office:value-type="float" office:value="0.0115" calcext:value-type="float">
            <text:p>0.0115</text:p>
          </table:table-cell>
          <table:table-cell table:formula="of:=[.K202]/[.D202]" office:value-type="float" office:value="0.982905982905983" calcext:value-type="float">
            <text:p>0.982905982905983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82" calcext:value-type="float">
            <text:p>0.3182</text:p>
          </table:table-cell>
          <table:table-cell table:formula="of:=([.B203]+[.C203])/2" office:value-type="float" office:value="0.2971" calcext:value-type="float">
            <text:p>0.2971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799" calcext:value-type="float">
            <text:p>0.2799</text:p>
          </table:table-cell>
          <table:table-cell table:formula="of:=([.E203]+[.F203])/2" office:value-type="float" office:value="0.2789" calcext:value-type="float">
            <text:p>0.2789</text:p>
          </table:table-cell>
          <table:table-cell table:formula="of:=[.G203]/[.D203]" office:value-type="float" office:value="0.938741164591047" calcext:value-type="float">
            <text:p>0.93874116459104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68" calcext:value-type="float">
            <text:p>0.268</text:p>
          </table:table-cell>
          <table:table-cell table:formula="of:=([.I203]+[.J203])/2" office:value-type="float" office:value="0.27665" calcext:value-type="float">
            <text:p>0.27665</text:p>
          </table:table-cell>
          <table:table-cell table:formula="of:=[.K203]/[.D203]" office:value-type="float" office:value="0.931167956916863" calcext:value-type="float">
            <text:p>0.931167956916863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611" calcext:value-type="float">
            <text:p>0.2611</text:p>
          </table:table-cell>
          <table:table-cell table:formula="of:=([.B204]+[.C204])/2" office:value-type="float" office:value="0.26215" calcext:value-type="float">
            <text:p>0.26215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03" calcext:value-type="float">
            <text:p>0.303</text:p>
          </table:table-cell>
          <table:table-cell table:formula="of:=([.E204]+[.F204])/2" office:value-type="float" office:value="0.3047" calcext:value-type="float">
            <text:p>0.3047</text:p>
          </table:table-cell>
          <table:table-cell table:formula="of:=[.G204]/[.D204]" office:value-type="float" office:value="1.16231165363342" calcext:value-type="float">
            <text:p>1.16231165363342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816" calcext:value-type="float">
            <text:p>0.2816</text:p>
          </table:table-cell>
          <table:table-cell table:formula="of:=([.I204]+[.J204])/2" office:value-type="float" office:value="0.2922" calcext:value-type="float">
            <text:p>0.2922</text:p>
          </table:table-cell>
          <table:table-cell table:formula="of:=[.K204]/[.D204]" office:value-type="float" office:value="1.11462902918177" calcext:value-type="float">
            <text:p>1.11462902918177</text:p>
          </table:table-cell>
        </table:table-row>
        <table:table-row table:style-name="ro1">
          <table:table-cell table:style-name="ce1" office:value-type="string" calcext:value-type="string">
            <text:p>ReturnEmptyArrayRatherThanNull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943" calcext:value-type="float">
            <text:p>0.0943</text:p>
          </table:table-cell>
          <table:table-cell table:formula="of:=([.B205]+[.C205])/2" office:value-type="float" office:value="0.0923" calcext:value-type="float">
            <text:p>0.0923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312" calcext:value-type="float">
            <text:p>0.1312</text:p>
          </table:table-cell>
          <table:table-cell table:formula="of:=([.E205]+[.F205])/2" office:value-type="float" office:value="0.1175" calcext:value-type="float">
            <text:p>0.1175</text:p>
          </table:table-cell>
          <table:table-cell table:formula="of:=[.G205]/[.D205]" office:value-type="float" office:value="1.27302275189599" calcext:value-type="float">
            <text:p>1.27302275189599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12" calcext:value-type="float">
            <text:p>0.1012</text:p>
          </table:table-cell>
          <table:table-cell table:formula="of:=([.I205]+[.J205])/2" office:value-type="float" office:value="0.1013" calcext:value-type="float">
            <text:p>0.1013</text:p>
          </table:table-cell>
          <table:table-cell table:formula="of:=[.K205]/[.D205]" office:value-type="float" office:value="1.09750812567714" calcext:value-type="float">
            <text:p>1.09750812567714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5559" calcext:value-type="float">
            <text:p>1.5559</text:p>
          </table:table-cell>
          <table:table-cell table:formula="of:=([.B206]+[.C206])/2" office:value-type="float" office:value="1.55775" calcext:value-type="float">
            <text:p>1.55775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394" calcext:value-type="float">
            <text:p>0.3394</text:p>
          </table:table-cell>
          <table:table-cell table:formula="of:=([.E206]+[.F206])/2" office:value-type="float" office:value="0.36095" calcext:value-type="float">
            <text:p>0.36095</text:p>
          </table:table-cell>
          <table:table-cell table:formula="of:=[.G206]/[.D206]" office:value-type="float" office:value="0.231712405713369" calcext:value-type="float">
            <text:p>0.231712405713369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35" calcext:value-type="float">
            <text:p>0.3235</text:p>
          </table:table-cell>
          <table:table-cell table:formula="of:=([.I206]+[.J206])/2" office:value-type="float" office:value="0.326" calcext:value-type="float">
            <text:p>0.326</text:p>
          </table:table-cell>
          <table:table-cell table:formula="of:=[.K206]/[.D206]" office:value-type="float" office:value="0.209276199646927" calcext:value-type="float">
            <text:p>0.209276199646927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442" calcext:value-type="float">
            <text:p>0.0442</text:p>
          </table:table-cell>
          <table:table-cell table:formula="of:=([.B207]+[.C207])/2" office:value-type="float" office:value="0.06365" calcext:value-type="float">
            <text:p>0.06365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2" calcext:value-type="float">
            <text:p>0.042</text:p>
          </table:table-cell>
          <table:table-cell table:formula="of:=([.E207]+[.F207])/2" office:value-type="float" office:value="0.0419" calcext:value-type="float">
            <text:p>0.0419</text:p>
          </table:table-cell>
          <table:table-cell table:formula="of:=[.G207]/[.D207]" office:value-type="float" office:value="0.658287509819324" calcext:value-type="float">
            <text:p>0.658287509819324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09" calcext:value-type="float">
            <text:p>0.0409</text:p>
          </table:table-cell>
          <table:table-cell table:formula="of:=([.I207]+[.J207])/2" office:value-type="float" office:value="0.04055" calcext:value-type="float">
            <text:p>0.04055</text:p>
          </table:table-cell>
          <table:table-cell table:formula="of:=[.K207]/[.D207]" office:value-type="float" office:value="0.637077769049489" calcext:value-type="float">
            <text:p>0.637077769049489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39" calcext:value-type="float">
            <text:p>0.0539</text:p>
          </table:table-cell>
          <table:table-cell table:formula="of:=([.B208]+[.C208])/2" office:value-type="float" office:value="0.0529" calcext:value-type="float">
            <text:p>0.052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57" calcext:value-type="float">
            <text:p>0.0557</text:p>
          </table:table-cell>
          <table:table-cell table:formula="of:=([.E208]+[.F208])/2" office:value-type="float" office:value="0.05435" calcext:value-type="float">
            <text:p>0.05435</text:p>
          </table:table-cell>
          <table:table-cell table:formula="of:=[.G208]/[.D208]" office:value-type="float" office:value="1.02741020793951" calcext:value-type="float">
            <text:p>1.0274102079395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14" calcext:value-type="float">
            <text:p>0.0514</text:p>
          </table:table-cell>
          <table:table-cell table:formula="of:=([.I208]+[.J208])/2" office:value-type="float" office:value="0.05215" calcext:value-type="float">
            <text:p>0.05215</text:p>
          </table:table-cell>
          <table:table-cell table:formula="of:=[.K208]/[.D208]" office:value-type="float" office:value="0.985822306238185" calcext:value-type="float">
            <text:p>0.98582230623818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3" calcext:value-type="float">
            <text:p>0.1383</text:p>
          </table:table-cell>
          <table:table-cell table:formula="of:=([.B209]+[.C209])/2" office:value-type="float" office:value="0.13715" calcext:value-type="float">
            <text:p>0.13715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12" calcext:value-type="float">
            <text:p>0.1412</text:p>
          </table:table-cell>
          <table:table-cell table:formula="of:=([.E209]+[.F209])/2" office:value-type="float" office:value="0.14085" calcext:value-type="float">
            <text:p>0.14085</text:p>
          </table:table-cell>
          <table:table-cell table:formula="of:=[.G209]/[.D209]" office:value-type="float" office:value="1.02697776157492" calcext:value-type="float">
            <text:p>1.02697776157492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136" calcext:value-type="float">
            <text:p>0.136</text:p>
          </table:table-cell>
          <table:table-cell table:formula="of:=([.I209]+[.J209])/2" office:value-type="float" office:value="0.13695" calcext:value-type="float">
            <text:p>0.13695</text:p>
          </table:table-cell>
          <table:table-cell table:formula="of:=[.K209]/[.D209]" office:value-type="float" office:value="0.998541742617572" calcext:value-type="float">
            <text:p>0.99854174261757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383" calcext:value-type="float">
            <text:p>1.2383</text:p>
          </table:table-cell>
          <table:table-cell office:value-type="float" office:value="1.2402" calcext:value-type="float">
            <text:p>1.2402</text:p>
          </table:table-cell>
          <table:table-cell table:formula="of:=([.B210]+[.C210])/2" office:value-type="float" office:value="1.23925" calcext:value-type="float">
            <text:p>1.23925</text:p>
          </table:table-cell>
          <table:table-cell office:value-type="float" office:value="0.65" calcext:value-type="float">
            <text:p>0.65</text:p>
          </table:table-cell>
          <table:table-cell office:value-type="float" office:value="0.731" calcext:value-type="float">
            <text:p>0.731</text:p>
          </table:table-cell>
          <table:table-cell table:formula="of:=([.E210]+[.F210])/2" office:value-type="float" office:value="0.6905" calcext:value-type="float">
            <text:p>0.6905</text:p>
          </table:table-cell>
          <table:table-cell table:formula="of:=[.G210]/[.D210]" office:value-type="float" office:value="0.557191849909219" calcext:value-type="float">
            <text:p>0.557191849909219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6853" calcext:value-type="float">
            <text:p>0.6853</text:p>
          </table:table-cell>
          <table:table-cell table:formula="of:=([.I210]+[.J210])/2" office:value-type="float" office:value="0.666" calcext:value-type="float">
            <text:p>0.666</text:p>
          </table:table-cell>
          <table:table-cell table:formula="of:=[.K210]/[.D210]" office:value-type="float" office:value="0.537421827718378" calcext:value-type="float">
            <text:p>0.537421827718378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383" calcext:value-type="float">
            <text:p>0.3383</text:p>
          </table:table-cell>
          <table:table-cell table:formula="of:=([.B211]+[.C211])/2" office:value-type="float" office:value="0.3342" calcext:value-type="float">
            <text:p>0.334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439" calcext:value-type="float">
            <text:p>0.3439</text:p>
          </table:table-cell>
          <table:table-cell table:formula="of:=([.E211]+[.F211])/2" office:value-type="float" office:value="0.3504" calcext:value-type="float">
            <text:p>0.3504</text:p>
          </table:table-cell>
          <table:table-cell table:formula="of:=[.G211]/[.D211]" office:value-type="float" office:value="1.04847396768402" calcext:value-type="float">
            <text:p>1.04847396768402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3299" calcext:value-type="float">
            <text:p>0.3299</text:p>
          </table:table-cell>
          <table:table-cell table:formula="of:=([.I211]+[.J211])/2" office:value-type="float" office:value="0.3534" calcext:value-type="float">
            <text:p>0.3534</text:p>
          </table:table-cell>
          <table:table-cell table:formula="of:=[.K211]/[.D211]" office:value-type="float" office:value="1.05745062836625" calcext:value-type="float">
            <text:p>1.0574506283662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48" calcext:value-type="float">
            <text:p>0.0648</text:p>
          </table:table-cell>
          <table:table-cell table:formula="of:=([.B212]+[.C212])/2" office:value-type="float" office:value="0.06295" calcext:value-type="float">
            <text:p>0.06295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65" calcext:value-type="float">
            <text:p>0.0665</text:p>
          </table:table-cell>
          <table:table-cell table:formula="of:=([.E212]+[.F212])/2" office:value-type="float" office:value="0.06615" calcext:value-type="float">
            <text:p>0.06615</text:p>
          </table:table-cell>
          <table:table-cell table:formula="of:=[.G212]/[.D212]" office:value-type="float" office:value="1.05083399523431" calcext:value-type="float">
            <text:p>1.0508339952343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3" calcext:value-type="float">
            <text:p>0.063</text:p>
          </table:table-cell>
          <table:table-cell table:formula="of:=([.I212]+[.J212])/2" office:value-type="float" office:value="0.0636" calcext:value-type="float">
            <text:p>0.0636</text:p>
          </table:table-cell>
          <table:table-cell table:formula="of:=[.K212]/[.D212]" office:value-type="float" office:value="1.01032565528197" calcext:value-type="float">
            <text:p>1.01032565528197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19" calcext:value-type="float">
            <text:p>0.0119</text:p>
          </table:table-cell>
          <table:table-cell table:formula="of:=([.B213]+[.C213])/2" office:value-type="float" office:value="0.0117" calcext:value-type="float">
            <text:p>0.011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23" calcext:value-type="float">
            <text:p>0.0123</text:p>
          </table:table-cell>
          <table:table-cell table:formula="of:=([.E213]+[.F213])/2" office:value-type="float" office:value="0.0121" calcext:value-type="float">
            <text:p>0.0121</text:p>
          </table:table-cell>
          <table:table-cell table:formula="of:=[.G213]/[.D213]" office:value-type="float" office:value="1.03418803418803" calcext:value-type="float">
            <text:p>1.034188034188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1" calcext:value-type="float">
            <text:p>0.0121</text:p>
          </table:table-cell>
          <table:table-cell table:formula="of:=([.I213]+[.J213])/2" office:value-type="float" office:value="0.01205" calcext:value-type="float">
            <text:p>0.01205</text:p>
          </table:table-cell>
          <table:table-cell table:formula="of:=[.K213]/[.D213]" office:value-type="float" office:value="1.02991452991453" calcext:value-type="float">
            <text:p>1.02991452991453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7.2547" calcext:value-type="float">
            <text:p>17.2547</text:p>
          </table:table-cell>
          <table:table-cell office:value-type="float" office:value="17.2357" calcext:value-type="float">
            <text:p>17.2357</text:p>
          </table:table-cell>
          <table:table-cell table:formula="of:=([.B214]+[.C214])/2" office:value-type="float" office:value="17.2452" calcext:value-type="float">
            <text:p>17.2452</text:p>
          </table:table-cell>
          <table:table-cell office:value-type="float" office:value="17.2372" calcext:value-type="float">
            <text:p>17.2372</text:p>
          </table:table-cell>
          <table:table-cell office:value-type="float" office:value="17.398" calcext:value-type="float">
            <text:p>17.398</text:p>
          </table:table-cell>
          <table:table-cell table:formula="of:=([.E214]+[.F214])/2" office:value-type="float" office:value="17.3176" calcext:value-type="float">
            <text:p>17.3176</text:p>
          </table:table-cell>
          <table:table-cell table:formula="of:=[.G214]/[.D214]" office:value-type="float" office:value="1.00419826966344" calcext:value-type="float">
            <text:p>1.00419826966344</text:p>
          </table:table-cell>
          <table:table-cell office:value-type="float" office:value="12.5505" calcext:value-type="float">
            <text:p>12.5505</text:p>
          </table:table-cell>
          <table:table-cell office:value-type="float" office:value="12.8612" calcext:value-type="float">
            <text:p>12.8612</text:p>
          </table:table-cell>
          <table:table-cell table:formula="of:=([.I214]+[.J214])/2" office:value-type="float" office:value="12.70585" calcext:value-type="float">
            <text:p>12.70585</text:p>
          </table:table-cell>
          <table:table-cell table:formula="of:=[.K214]/[.D214]" office:value-type="float" office:value="0.736776030431656" calcext:value-type="float">
            <text:p>0.736776030431656</text:p>
          </table:table-cell>
        </table:table-row>
        <table:table-row table:style-name="ro1">
          <table:table-cell table:style-name="ce2" office:value-type="string" calcext:value-type="string">
            <text:p>SimplifyBooleanExpressions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41" calcext:value-type="float">
            <text:p>0.0241</text:p>
          </table:table-cell>
          <table:table-cell table:formula="of:=([.B215]+[.C215])/2" office:value-type="float" office:value="0.02335" calcext:value-type="float">
            <text:p>0.0233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9" calcext:value-type="float">
            <text:p>0.0239</text:p>
          </table:table-cell>
          <table:table-cell table:formula="of:=([.E215]+[.F215])/2" office:value-type="float" office:value="0.0237" calcext:value-type="float">
            <text:p>0.0237</text:p>
          </table:table-cell>
          <table:table-cell table:formula="of:=[.G215]/[.D215]" office:value-type="float" office:value="1.01498929336188" calcext:value-type="float">
            <text:p>1.01498929336188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528" calcext:value-type="float">
            <text:p>0.0528</text:p>
          </table:table-cell>
          <table:table-cell table:formula="of:=([.I215]+[.J215])/2" office:value-type="float" office:value="0.03775" calcext:value-type="float">
            <text:p>0.03775</text:p>
          </table:table-cell>
          <table:table-cell table:formula="of:=[.K215]/[.D215]" office:value-type="float" office:value="1.61670235546039" calcext:value-type="float">
            <text:p>1.61670235546039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607" calcext:value-type="float">
            <text:p>0.0607</text:p>
          </table:table-cell>
          <table:table-cell table:formula="of:=([.B216]+[.C216])/2" office:value-type="float" office:value="0.05915" calcext:value-type="float">
            <text:p>0.05915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632" calcext:value-type="float">
            <text:p>0.0632</text:p>
          </table:table-cell>
          <table:table-cell table:formula="of:=([.E216]+[.F216])/2" office:value-type="float" office:value="0.0608" calcext:value-type="float">
            <text:p>0.0608</text:p>
          </table:table-cell>
          <table:table-cell table:formula="of:=[.G216]/[.D216]" office:value-type="float" office:value="1.02789518174134" calcext:value-type="float">
            <text:p>1.02789518174134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68" calcext:value-type="float">
            <text:p>0.0568</text:p>
          </table:table-cell>
          <table:table-cell table:formula="of:=([.I216]+[.J216])/2" office:value-type="float" office:value="0.0575" calcext:value-type="float">
            <text:p>0.0575</text:p>
          </table:table-cell>
          <table:table-cell table:formula="of:=[.K216]/[.D216]" office:value-type="float" office:value="0.972104818258664" calcext:value-type="float">
            <text:p>0.97210481825866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79" calcext:value-type="float">
            <text:p>0.3179</text:p>
          </table:table-cell>
          <table:table-cell table:formula="of:=([.B217]+[.C217])/2" office:value-type="float" office:value="0.31445" calcext:value-type="float">
            <text:p>0.3144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3561" calcext:value-type="float">
            <text:p>0.3561</text:p>
          </table:table-cell>
          <table:table-cell table:formula="of:=([.E217]+[.F217])/2" office:value-type="float" office:value="0.3463" calcext:value-type="float">
            <text:p>0.3463</text:p>
          </table:table-cell>
          <table:table-cell table:formula="of:=[.G217]/[.D217]" office:value-type="float" office:value="1.10128796311019" calcext:value-type="float">
            <text:p>1.10128796311019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884" calcext:value-type="float">
            <text:p>0.2884</text:p>
          </table:table-cell>
          <table:table-cell table:formula="of:=([.I217]+[.J217])/2" office:value-type="float" office:value="0.32185" calcext:value-type="float">
            <text:p>0.32185</text:p>
          </table:table-cell>
          <table:table-cell table:formula="of:=[.K217]/[.D217]" office:value-type="float" office:value="1.0235331531245" calcext:value-type="float">
            <text:p>1.0235331531245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445" calcext:value-type="float">
            <text:p>1.0445</text:p>
          </table:table-cell>
          <table:table-cell office:value-type="float" office:value="1.1511" calcext:value-type="float">
            <text:p>1.1511</text:p>
          </table:table-cell>
          <table:table-cell table:formula="of:=([.B218]+[.C218])/2" office:value-type="float" office:value="1.0978" calcext:value-type="float">
            <text:p>1.0978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319" calcext:value-type="float">
            <text:p>1.1319</text:p>
          </table:table-cell>
          <table:table-cell table:formula="of:=([.E218]+[.F218])/2" office:value-type="float" office:value="1.10935" calcext:value-type="float">
            <text:p>1.10935</text:p>
          </table:table-cell>
          <table:table-cell table:formula="of:=[.G218]/[.D218]" office:value-type="float" office:value="1.01052104208417" calcext:value-type="float">
            <text:p>1.01052104208417</text:p>
          </table:table-cell>
          <table:table-cell office:value-type="float" office:value="1.1717" calcext:value-type="float">
            <text:p>1.1717</text:p>
          </table:table-cell>
          <table:table-cell office:value-type="float" office:value="1.1387" calcext:value-type="float">
            <text:p>1.1387</text:p>
          </table:table-cell>
          <table:table-cell table:formula="of:=([.I218]+[.J218])/2" office:value-type="float" office:value="1.1552" calcext:value-type="float">
            <text:p>1.1552</text:p>
          </table:table-cell>
          <table:table-cell table:formula="of:=[.K218]/[.D218]" office:value-type="float" office:value="1.05228639096375" calcext:value-type="float">
            <text:p>1.05228639096375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385" calcext:value-type="float">
            <text:p>0.6385</text:p>
          </table:table-cell>
          <table:table-cell table:formula="of:=([.B219]+[.C219])/2" office:value-type="float" office:value="0.62515" calcext:value-type="float">
            <text:p>0.6251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689" calcext:value-type="float">
            <text:p>0.6689</text:p>
          </table:table-cell>
          <table:table-cell table:formula="of:=([.E219]+[.F219])/2" office:value-type="float" office:value="0.63395" calcext:value-type="float">
            <text:p>0.63395</text:p>
          </table:table-cell>
          <table:table-cell table:formula="of:=[.G219]/[.D219]" office:value-type="float" office:value="1.01407662161081" calcext:value-type="float">
            <text:p>1.0140766216108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594" calcext:value-type="float">
            <text:p>0.594</text:p>
          </table:table-cell>
          <table:table-cell table:formula="of:=([.I219]+[.J219])/2" office:value-type="float" office:value="0.5973" calcext:value-type="float">
            <text:p>0.5973</text:p>
          </table:table-cell>
          <table:table-cell table:formula="of:=[.K219]/[.D219]" office:value-type="float" office:value="0.95545069183396" calcext:value-type="float">
            <text:p>0.95545069183396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297" calcext:value-type="float">
            <text:p>0.2297</text:p>
          </table:table-cell>
          <table:table-cell table:formula="of:=([.B220]+[.C220])/2" office:value-type="float" office:value="0.22695" calcext:value-type="float">
            <text:p>0.2269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17" calcext:value-type="float">
            <text:p>0.2317</text:p>
          </table:table-cell>
          <table:table-cell table:formula="of:=([.E220]+[.F220])/2" office:value-type="float" office:value="0.23135" calcext:value-type="float">
            <text:p>0.23135</text:p>
          </table:table-cell>
          <table:table-cell table:formula="of:=[.G220]/[.D220]" office:value-type="float" office:value="1.01938753029302" calcext:value-type="float">
            <text:p>1.01938753029302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2253" calcext:value-type="float">
            <text:p>0.2253</text:p>
          </table:table-cell>
          <table:table-cell table:formula="of:=([.I220]+[.J220])/2" office:value-type="float" office:value="0.2274" calcext:value-type="float">
            <text:p>0.2274</text:p>
          </table:table-cell>
          <table:table-cell table:formula="of:=[.K220]/[.D220]" office:value-type="float" office:value="1.00198281559815" calcext:value-type="float">
            <text:p>1.00198281559815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95" calcext:value-type="float">
            <text:p>0.8795</text:p>
          </table:table-cell>
          <table:table-cell table:formula="of:=([.B221]+[.C221])/2" office:value-type="float" office:value="0.871" calcext:value-type="float">
            <text:p>0.871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9029" calcext:value-type="float">
            <text:p>0.9029</text:p>
          </table:table-cell>
          <table:table-cell table:formula="of:=([.E221]+[.F221])/2" office:value-type="float" office:value="0.8739" calcext:value-type="float">
            <text:p>0.8739</text:p>
          </table:table-cell>
          <table:table-cell table:formula="of:=[.G221]/[.D221]" office:value-type="float" office:value="1.00332950631458" calcext:value-type="float">
            <text:p>1.00332950631458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8486" calcext:value-type="float">
            <text:p>0.8486</text:p>
          </table:table-cell>
          <table:table-cell table:formula="of:=([.I221]+[.J221])/2" office:value-type="float" office:value="0.83425" calcext:value-type="float">
            <text:p>0.83425</text:p>
          </table:table-cell>
          <table:table-cell table:formula="of:=[.K221]/[.D221]" office:value-type="float" office:value="0.95780711825488" calcext:value-type="float">
            <text:p>0.95780711825488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69" calcext:value-type="float">
            <text:p>0.0569</text:p>
          </table:table-cell>
          <table:table-cell table:formula="of:=([.B222]+[.C222])/2" office:value-type="float" office:value="0.0553" calcext:value-type="float">
            <text:p>0.055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89" calcext:value-type="float">
            <text:p>0.0589</text:p>
          </table:table-cell>
          <table:table-cell table:formula="of:=([.E222]+[.F222])/2" office:value-type="float" office:value="0.0584" calcext:value-type="float">
            <text:p>0.0584</text:p>
          </table:table-cell>
          <table:table-cell table:formula="of:=[.G222]/[.D222]" office:value-type="float" office:value="1.05605786618445" calcext:value-type="float">
            <text:p>1.0560578661844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61" calcext:value-type="float">
            <text:p>0.0561</text:p>
          </table:table-cell>
          <table:table-cell table:formula="of:=([.I222]+[.J222])/2" office:value-type="float" office:value="0.0563" calcext:value-type="float">
            <text:p>0.0563</text:p>
          </table:table-cell>
          <table:table-cell table:formula="of:=[.K222]/[.D222]" office:value-type="float" office:value="1.01808318264014" calcext:value-type="float">
            <text:p>1.0180831826401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88" calcext:value-type="float">
            <text:p>0.0988</text:p>
          </table:table-cell>
          <table:table-cell table:formula="of:=([.B223]+[.C223])/2" office:value-type="float" office:value="0.11075" calcext:value-type="float">
            <text:p>0.1107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967" calcext:value-type="float">
            <text:p>0.0967</text:p>
          </table:table-cell>
          <table:table-cell table:formula="of:=([.E223]+[.F223])/2" office:value-type="float" office:value="0.0976" calcext:value-type="float">
            <text:p>0.0976</text:p>
          </table:table-cell>
          <table:table-cell table:formula="of:=[.G223]/[.D223]" office:value-type="float" office:value="0.881264108352145" calcext:value-type="float">
            <text:p>0.88126410835214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944" calcext:value-type="float">
            <text:p>0.0944</text:p>
          </table:table-cell>
          <table:table-cell table:formula="of:=([.I223]+[.J223])/2" office:value-type="float" office:value="0.09445" calcext:value-type="float">
            <text:p>0.09445</text:p>
          </table:table-cell>
          <table:table-cell table:formula="of:=[.K223]/[.D223]" office:value-type="float" office:value="0.852821670428894" calcext:value-type="float">
            <text:p>0.852821670428894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9" calcext:value-type="float">
            <text:p>0.0139</text:p>
          </table:table-cell>
          <table:table-cell table:formula="of:=([.B224]+[.C224])/2" office:value-type="float" office:value="0.01405" calcext:value-type="float">
            <text:p>0.014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1" calcext:value-type="float">
            <text:p>0.0141</text:p>
          </table:table-cell>
          <table:table-cell table:formula="of:=([.E224]+[.F224])/2" office:value-type="float" office:value="0.0145" calcext:value-type="float">
            <text:p>0.0145</text:p>
          </table:table-cell>
          <table:table-cell table:formula="of:=[.G224]/[.D224]" office:value-type="float" office:value="1.03202846975089" calcext:value-type="float">
            <text:p>1.0320284697508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36" calcext:value-type="float">
            <text:p>0.0136</text:p>
          </table:table-cell>
          <table:table-cell table:formula="of:=([.I224]+[.J224])/2" office:value-type="float" office:value="0.01395" calcext:value-type="float">
            <text:p>0.01395</text:p>
          </table:table-cell>
          <table:table-cell table:formula="of:=[.K224]/[.D224]" office:value-type="float" office:value="0.99288256227758" calcext:value-type="float">
            <text:p>0.99288256227758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98" calcext:value-type="float">
            <text:p>0.2998</text:p>
          </table:table-cell>
          <table:table-cell table:formula="of:=([.B225]+[.C225])/2" office:value-type="float" office:value="0.3119" calcext:value-type="float">
            <text:p>0.3119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3067" calcext:value-type="float">
            <text:p>0.3067</text:p>
          </table:table-cell>
          <table:table-cell table:formula="of:=([.E225]+[.F225])/2" office:value-type="float" office:value="0.3035" calcext:value-type="float">
            <text:p>0.3035</text:p>
          </table:table-cell>
          <table:table-cell table:formula="of:=[.G225]/[.D225]" office:value-type="float" office:value="0.973068291118948" calcext:value-type="float">
            <text:p>0.973068291118948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2947" calcext:value-type="float">
            <text:p>0.2947</text:p>
          </table:table-cell>
          <table:table-cell table:formula="of:=([.I225]+[.J225])/2" office:value-type="float" office:value="0.3063" calcext:value-type="float">
            <text:p>0.3063</text:p>
          </table:table-cell>
          <table:table-cell table:formula="of:=[.K225]/[.D225]" office:value-type="float" office:value="0.982045527412632" calcext:value-type="float">
            <text:p>0.982045527412632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2503" calcext:value-type="float">
            <text:p>0.2503</text:p>
          </table:table-cell>
          <table:table-cell table:formula="of:=([.B226]+[.C226])/2" office:value-type="float" office:value="0.2595" calcext:value-type="float">
            <text:p>0.259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549" calcext:value-type="float">
            <text:p>0.2549</text:p>
          </table:table-cell>
          <table:table-cell table:formula="of:=([.E226]+[.F226])/2" office:value-type="float" office:value="0.2557" calcext:value-type="float">
            <text:p>0.2557</text:p>
          </table:table-cell>
          <table:table-cell table:formula="of:=[.G226]/[.D226]" office:value-type="float" office:value="0.985356454720617" calcext:value-type="float">
            <text:p>0.985356454720617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2476" calcext:value-type="float">
            <text:p>0.2476</text:p>
          </table:table-cell>
          <table:table-cell table:formula="of:=([.I226]+[.J226])/2" office:value-type="float" office:value="0.24835" calcext:value-type="float">
            <text:p>0.24835</text:p>
          </table:table-cell>
          <table:table-cell table:formula="of:=[.K226]/[.D226]" office:value-type="float" office:value="0.957032755298651" calcext:value-type="float">
            <text:p>0.957032755298651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223" calcext:value-type="float">
            <text:p>0.223</text:p>
          </table:table-cell>
          <table:table-cell table:formula="of:=([.B227]+[.C227])/2" office:value-type="float" office:value="0.22155" calcext:value-type="float">
            <text:p>0.2215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277" calcext:value-type="float">
            <text:p>0.2277</text:p>
          </table:table-cell>
          <table:table-cell table:formula="of:=([.E227]+[.F227])/2" office:value-type="float" office:value="0.22715" calcext:value-type="float">
            <text:p>0.22715</text:p>
          </table:table-cell>
          <table:table-cell table:formula="of:=[.G227]/[.D227]" office:value-type="float" office:value="1.02527646129542" calcext:value-type="float">
            <text:p>1.02527646129542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2215" calcext:value-type="float">
            <text:p>0.2215</text:p>
          </table:table-cell>
          <table:table-cell table:formula="of:=([.I227]+[.J227])/2" office:value-type="float" office:value="0.22235" calcext:value-type="float">
            <text:p>0.22235</text:p>
          </table:table-cell>
          <table:table-cell table:formula="of:=[.K227]/[.D227]" office:value-type="float" office:value="1.0036109230422" calcext:value-type="float">
            <text:p>1.0036109230422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228" calcext:value-type="float">
            <text:p>0.2228</text:p>
          </table:table-cell>
          <table:table-cell table:formula="of:=([.B228]+[.C228])/2" office:value-type="float" office:value="0.22115" calcext:value-type="float">
            <text:p>0.22115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26" calcext:value-type="float">
            <text:p>0.226</text:p>
          </table:table-cell>
          <table:table-cell table:formula="of:=([.E228]+[.F228])/2" office:value-type="float" office:value="0.2363" calcext:value-type="float">
            <text:p>0.2363</text:p>
          </table:table-cell>
          <table:table-cell table:formula="of:=[.G228]/[.D228]" office:value-type="float" office:value="1.06850553922677" calcext:value-type="float">
            <text:p>1.0685055392267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6" calcext:value-type="float">
            <text:p>0.2246</text:p>
          </table:table-cell>
          <table:table-cell table:formula="of:=([.I228]+[.J228])/2" office:value-type="float" office:value="0.2228" calcext:value-type="float">
            <text:p>0.2228</text:p>
          </table:table-cell>
          <table:table-cell table:formula="of:=[.K228]/[.D228]" office:value-type="float" office:value="1.00746099932173" calcext:value-type="float">
            <text:p>1.00746099932173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2485" calcext:value-type="float">
            <text:p>0.2485</text:p>
          </table:table-cell>
          <table:table-cell table:formula="of:=([.B229]+[.C229])/2" office:value-type="float" office:value="0.24745" calcext:value-type="float">
            <text:p>0.2474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2" calcext:value-type="float">
            <text:p>0.2532</text:p>
          </table:table-cell>
          <table:table-cell table:formula="of:=([.E229]+[.F229])/2" office:value-type="float" office:value="0.25065" calcext:value-type="float">
            <text:p>0.25065</text:p>
          </table:table-cell>
          <table:table-cell table:formula="of:=[.G229]/[.D229]" office:value-type="float" office:value="1.01293190543544" calcext:value-type="float">
            <text:p>1.01293190543544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455" calcext:value-type="float">
            <text:p>0.2455</text:p>
          </table:table-cell>
          <table:table-cell table:formula="of:=([.I229]+[.J229])/2" office:value-type="float" office:value="0.2476" calcext:value-type="float">
            <text:p>0.2476</text:p>
          </table:table-cell>
          <table:table-cell table:formula="of:=[.K229]/[.D229]" office:value-type="float" office:value="1.00060618306729" calcext:value-type="float">
            <text:p>1.00060618306729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7927" calcext:value-type="float">
            <text:p>0.7927</text:p>
          </table:table-cell>
          <table:table-cell table:formula="of:=([.B230]+[.C230])/2" office:value-type="float" office:value="0.7871" calcext:value-type="float">
            <text:p>0.787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9" calcext:value-type="float">
            <text:p>0.0059</text:p>
          </table:table-cell>
          <table:table-cell table:formula="of:=([.E230]+[.F230])/2" office:value-type="float" office:value="0.0056" calcext:value-type="float">
            <text:p>0.0056</text:p>
          </table:table-cell>
          <table:table-cell table:formula="of:=[.G230]/[.D230]" office:value-type="float" office:value="0.00711472493965189" calcext:value-type="float">
            <text:p>0.0071147249396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2" calcext:value-type="float">
            <text:p>0.0062</text:p>
          </table:table-cell>
          <table:table-cell table:formula="of:=([.I230]+[.J230])/2" office:value-type="float" office:value="0.0057" calcext:value-type="float">
            <text:p>0.0057</text:p>
          </table:table-cell>
          <table:table-cell table:formula="of:=[.K230]/[.D230]" office:value-type="float" office:value="0.00724177359928853" calcext:value-type="float">
            <text:p>0.007241773599289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686" calcext:value-type="float">
            <text:p>0.9686</text:p>
          </table:table-cell>
          <table:table-cell table:formula="of:=([.B231]+[.C231])/2" office:value-type="float" office:value="0.94445" calcext:value-type="float">
            <text:p>0.94445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909" calcext:value-type="float">
            <text:p>0.8909</text:p>
          </table:table-cell>
          <table:table-cell table:formula="of:=([.E231]+[.F231])/2" office:value-type="float" office:value="0.8894" calcext:value-type="float">
            <text:p>0.8894</text:p>
          </table:table-cell>
          <table:table-cell table:formula="of:=[.G231]/[.D231]" office:value-type="float" office:value="0.941712107575838" calcext:value-type="float">
            <text:p>0.94171210757583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37" calcext:value-type="float">
            <text:p>0.837</text:p>
          </table:table-cell>
          <table:table-cell table:formula="of:=([.I231]+[.J231])/2" office:value-type="float" office:value="0.86035" calcext:value-type="float">
            <text:p>0.86035</text:p>
          </table:table-cell>
          <table:table-cell table:formula="of:=[.K231]/[.D231]" office:value-type="float" office:value="0.910953464979618" calcext:value-type="float">
            <text:p>0.910953464979618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0662" calcext:value-type="float">
            <text:p>3.0662</text:p>
          </table:table-cell>
          <table:table-cell office:value-type="float" office:value="3.1986" calcext:value-type="float">
            <text:p>3.1986</text:p>
          </table:table-cell>
          <table:table-cell table:formula="of:=([.B232]+[.C232])/2" office:value-type="float" office:value="3.1324" calcext:value-type="float">
            <text:p>3.1324</text:p>
          </table:table-cell>
          <table:table-cell office:value-type="float" office:value="2.9911" calcext:value-type="float">
            <text:p>2.9911</text:p>
          </table:table-cell>
          <table:table-cell office:value-type="float" office:value="3.0518" calcext:value-type="float">
            <text:p>3.0518</text:p>
          </table:table-cell>
          <table:table-cell table:formula="of:=([.E232]+[.F232])/2" office:value-type="float" office:value="3.02145" calcext:value-type="float">
            <text:p>3.02145</text:p>
          </table:table-cell>
          <table:table-cell table:formula="of:=[.G232]/[.D232]" office:value-type="float" office:value="0.96457987485634" calcext:value-type="float">
            <text:p>0.96457987485634</text:p>
          </table:table-cell>
          <table:table-cell office:value-type="float" office:value="2.9831" calcext:value-type="float">
            <text:p>2.9831</text:p>
          </table:table-cell>
          <table:table-cell office:value-type="float" office:value="2.9548" calcext:value-type="float">
            <text:p>2.9548</text:p>
          </table:table-cell>
          <table:table-cell table:formula="of:=([.I232]+[.J232])/2" office:value-type="float" office:value="2.96895" calcext:value-type="float">
            <text:p>2.96895</text:p>
          </table:table-cell>
          <table:table-cell table:formula="of:=[.K232]/[.D232]" office:value-type="float" office:value="0.947819563274167" calcext:value-type="float">
            <text:p>0.947819563274167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number-columns-repeated="2" office:value-type="float" office:value="0.0093" calcext:value-type="float">
            <text:p>0.0093</text:p>
          </table:table-cell>
          <table:table-cell table:formula="of:=([.B233]+[.C233])/2" office:value-type="float" office:value="0.0093" calcext:value-type="float">
            <text:p>0.0093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13" calcext:value-type="float">
            <text:p>0.0113</text:p>
          </table:table-cell>
          <table:table-cell table:formula="of:=([.E233]+[.F233])/2" office:value-type="float" office:value="0.01045" calcext:value-type="float">
            <text:p>0.01045</text:p>
          </table:table-cell>
          <table:table-cell table:formula="of:=[.G233]/[.D233]" office:value-type="float" office:value="1.12365591397849" calcext:value-type="float">
            <text:p>1.1236559139784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95" calcext:value-type="float">
            <text:p>0.0095</text:p>
          </table:table-cell>
          <table:table-cell table:formula="of:=([.I233]+[.J233])/2" office:value-type="float" office:value="0.0096" calcext:value-type="float">
            <text:p>0.0096</text:p>
          </table:table-cell>
          <table:table-cell table:formula="of:=[.K233]/[.D233]" office:value-type="float" office:value="1.03225806451613" calcext:value-type="float">
            <text:p>1.03225806451613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966" calcext:value-type="float">
            <text:p>0.2966</text:p>
          </table:table-cell>
          <table:table-cell table:formula="of:=([.B234]+[.C234])/2" office:value-type="float" office:value="0.27095" calcext:value-type="float">
            <text:p>0.27095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302" calcext:value-type="float">
            <text:p>0.302</text:p>
          </table:table-cell>
          <table:table-cell table:formula="of:=([.E234]+[.F234])/2" office:value-type="float" office:value="0.27545" calcext:value-type="float">
            <text:p>0.27545</text:p>
          </table:table-cell>
          <table:table-cell table:formula="of:=[.G234]/[.D234]" office:value-type="float" office:value="1.01660823030079" calcext:value-type="float">
            <text:p>1.0166082303007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552" calcext:value-type="float">
            <text:p>0.2552</text:p>
          </table:table-cell>
          <table:table-cell table:formula="of:=([.I234]+[.J234])/2" office:value-type="float" office:value="0.2557" calcext:value-type="float">
            <text:p>0.2557</text:p>
          </table:table-cell>
          <table:table-cell table:formula="of:=[.K234]/[.D234]" office:value-type="float" office:value="0.943716552869533" calcext:value-type="float">
            <text:p>0.94371655286953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8" calcext:value-type="float">
            <text:p>0.338</text:p>
          </table:table-cell>
          <table:table-cell table:formula="of:=([.B235]+[.C235])/2" office:value-type="float" office:value="0.348" calcext:value-type="float">
            <text:p>0.348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3399" calcext:value-type="float">
            <text:p>0.3399</text:p>
          </table:table-cell>
          <table:table-cell table:formula="of:=([.E235]+[.F235])/2" office:value-type="float" office:value="0.3403" calcext:value-type="float">
            <text:p>0.3403</text:p>
          </table:table-cell>
          <table:table-cell table:formula="of:=[.G235]/[.D235]" office:value-type="float" office:value="0.977873563218391" calcext:value-type="float">
            <text:p>0.977873563218391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3272" calcext:value-type="float">
            <text:p>0.3272</text:p>
          </table:table-cell>
          <table:table-cell table:formula="of:=([.I235]+[.J235])/2" office:value-type="float" office:value="0.32905" calcext:value-type="float">
            <text:p>0.32905</text:p>
          </table:table-cell>
          <table:table-cell table:formula="of:=[.K235]/[.D235]" office:value-type="float" office:value="0.945545977011494" calcext:value-type="float">
            <text:p>0.945545977011494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363" calcext:value-type="float">
            <text:p>0.1363</text:p>
          </table:table-cell>
          <table:table-cell table:formula="of:=([.B236]+[.C236])/2" office:value-type="float" office:value="0.13275" calcext:value-type="float">
            <text:p>0.13275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8" calcext:value-type="float">
            <text:p>0.1328</text:p>
          </table:table-cell>
          <table:table-cell table:formula="of:=([.E236]+[.F236])/2" office:value-type="float" office:value="0.13165" calcext:value-type="float">
            <text:p>0.13165</text:p>
          </table:table-cell>
          <table:table-cell table:formula="of:=[.G236]/[.D236]" office:value-type="float" office:value="0.991713747645951" calcext:value-type="float">
            <text:p>0.991713747645951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271" calcext:value-type="float">
            <text:p>0.1271</text:p>
          </table:table-cell>
          <table:table-cell table:formula="of:=([.I236]+[.J236])/2" office:value-type="float" office:value="0.12765" calcext:value-type="float">
            <text:p>0.12765</text:p>
          </table:table-cell>
          <table:table-cell table:formula="of:=[.K236]/[.D236]" office:value-type="float" office:value="0.961581920903955" calcext:value-type="float">
            <text:p>0.96158192090395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15" calcext:value-type="float">
            <text:p>0.0315</text:p>
          </table:table-cell>
          <table:table-cell table:formula="of:=([.B237]+[.C237])/2" office:value-type="float" office:value="0.03315" calcext:value-type="float">
            <text:p>0.0331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39" calcext:value-type="float">
            <text:p>0.0339</text:p>
          </table:table-cell>
          <table:table-cell table:formula="of:=([.E237]+[.F237])/2" office:value-type="float" office:value="0.0392" calcext:value-type="float">
            <text:p>0.0392</text:p>
          </table:table-cell>
          <table:table-cell table:formula="of:=[.G237]/[.D237]" office:value-type="float" office:value="1.18250377073906" calcext:value-type="float">
            <text:p>1.1825037707390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" calcext:value-type="float">
            <text:p>0.03</text:p>
          </table:table-cell>
          <table:table-cell table:formula="of:=([.I237]+[.J237])/2" office:value-type="float" office:value="0.0304" calcext:value-type="float">
            <text:p>0.0304</text:p>
          </table:table-cell>
          <table:table-cell table:formula="of:=[.K237]/[.D237]" office:value-type="float" office:value="0.917043740573152" calcext:value-type="float">
            <text:p>0.917043740573152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991" calcext:value-type="float">
            <text:p>0.0991</text:p>
          </table:table-cell>
          <table:table-cell table:formula="of:=([.B238]+[.C238])/2" office:value-type="float" office:value="0.091" calcext:value-type="float">
            <text:p>0.09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949" calcext:value-type="float">
            <text:p>0.0949</text:p>
          </table:table-cell>
          <table:table-cell table:formula="of:=([.E238]+[.F238])/2" office:value-type="float" office:value="0.08435" calcext:value-type="float">
            <text:p>0.08435</text:p>
          </table:table-cell>
          <table:table-cell table:formula="of:=[.G238]/[.D238]" office:value-type="float" office:value="0.926923076923077" calcext:value-type="float">
            <text:p>0.92692307692307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694" calcext:value-type="float">
            <text:p>0.0694</text:p>
          </table:table-cell>
          <table:table-cell table:formula="of:=([.I238]+[.J238])/2" office:value-type="float" office:value="0.07085" calcext:value-type="float">
            <text:p>0.07085</text:p>
          </table:table-cell>
          <table:table-cell table:formula="of:=[.K238]/[.D238]" office:value-type="float" office:value="0.778571428571429" calcext:value-type="float">
            <text:p>0.77857142857142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19" calcext:value-type="float">
            <text:p>0.0319</text:p>
          </table:table-cell>
          <table:table-cell table:formula="of:=([.B239]+[.C239])/2" office:value-type="float" office:value="0.03035" calcext:value-type="float">
            <text:p>0.0303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37" calcext:value-type="float">
            <text:p>0.0337</text:p>
          </table:table-cell>
          <table:table-cell table:formula="of:=([.E239]+[.F239])/2" office:value-type="float" office:value="0.0325" calcext:value-type="float">
            <text:p>0.0325</text:p>
          </table:table-cell>
          <table:table-cell table:formula="of:=[.G239]/[.D239]" office:value-type="float" office:value="1.07084019769357" calcext:value-type="float">
            <text:p>1.07084019769357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93" calcext:value-type="float">
            <text:p>0.0293</text:p>
          </table:table-cell>
          <table:table-cell table:formula="of:=([.I239]+[.J239])/2" office:value-type="float" office:value="0.0297" calcext:value-type="float">
            <text:p>0.0297</text:p>
          </table:table-cell>
          <table:table-cell table:formula="of:=[.K239]/[.D239]" office:value-type="float" office:value="0.978583196046129" calcext:value-type="float">
            <text:p>0.978583196046129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11" calcext:value-type="float">
            <text:p>0.0211</text:p>
          </table:table-cell>
          <table:table-cell table:formula="of:=([.B240]+[.C240])/2" office:value-type="float" office:value="0.0203" calcext:value-type="float">
            <text:p>0.02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34" calcext:value-type="float">
            <text:p>0.0234</text:p>
          </table:table-cell>
          <table:table-cell table:formula="of:=([.E240]+[.F240])/2" office:value-type="float" office:value="0.0232" calcext:value-type="float">
            <text:p>0.0232</text:p>
          </table:table-cell>
          <table:table-cell table:formula="of:=[.G240]/[.D240]" office:value-type="float" office:value="1.14285714285714" calcext:value-type="float">
            <text:p>1.142857142857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9" calcext:value-type="float">
            <text:p>0.0229</text:p>
          </table:table-cell>
          <table:table-cell table:formula="of:=([.I240]+[.J240])/2" office:value-type="float" office:value="0.02295" calcext:value-type="float">
            <text:p>0.02295</text:p>
          </table:table-cell>
          <table:table-cell table:formula="of:=[.K240]/[.D240]" office:value-type="float" office:value="1.13054187192118" calcext:value-type="float">
            <text:p>1.13054187192118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4998" calcext:value-type="float">
            <text:p>0.4998</text:p>
          </table:table-cell>
          <table:table-cell table:formula="of:=([.B241]+[.C241])/2" office:value-type="float" office:value="0.47995" calcext:value-type="float">
            <text:p>0.4799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735" calcext:value-type="float">
            <text:p>0.4735</text:p>
          </table:table-cell>
          <table:table-cell table:formula="of:=([.E241]+[.F241])/2" office:value-type="float" office:value="0.46765" calcext:value-type="float">
            <text:p>0.46765</text:p>
          </table:table-cell>
          <table:table-cell table:formula="of:=[.G241]/[.D241]" office:value-type="float" office:value="0.974372330451089" calcext:value-type="float">
            <text:p>0.974372330451089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543" calcext:value-type="float">
            <text:p>0.4543</text:p>
          </table:table-cell>
          <table:table-cell table:formula="of:=([.I241]+[.J241])/2" office:value-type="float" office:value="0.429" calcext:value-type="float">
            <text:p>0.429</text:p>
          </table:table-cell>
          <table:table-cell table:formula="of:=[.K241]/[.D241]" office:value-type="float" office:value="0.893843108657152" calcext:value-type="float">
            <text:p>0.893843108657152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453" calcext:value-type="float">
            <text:p>0.1453</text:p>
          </table:table-cell>
          <table:table-cell table:formula="of:=([.B242]+[.C242])/2" office:value-type="float" office:value="0.1435" calcext:value-type="float">
            <text:p>0.1435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488" calcext:value-type="float">
            <text:p>0.1488</text:p>
          </table:table-cell>
          <table:table-cell table:formula="of:=([.E242]+[.F242])/2" office:value-type="float" office:value="0.14675" calcext:value-type="float">
            <text:p>0.14675</text:p>
          </table:table-cell>
          <table:table-cell table:formula="of:=[.G242]/[.D242]" office:value-type="float" office:value="1.02264808362369" calcext:value-type="float">
            <text:p>1.02264808362369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42" calcext:value-type="float">
            <text:p>0.142</text:p>
          </table:table-cell>
          <table:table-cell table:formula="of:=([.I242]+[.J242])/2" office:value-type="float" office:value="0.14305" calcext:value-type="float">
            <text:p>0.14305</text:p>
          </table:table-cell>
          <table:table-cell table:formula="of:=[.K242]/[.D242]" office:value-type="float" office:value="0.996864111498258" calcext:value-type="float">
            <text:p>0.996864111498258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02" calcext:value-type="float">
            <text:p>0.8202</text:p>
          </table:table-cell>
          <table:table-cell table:formula="of:=([.B243]+[.C243])/2" office:value-type="float" office:value="0.8233" calcext:value-type="float">
            <text:p>0.823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452" calcext:value-type="float">
            <text:p>0.8452</text:p>
          </table:table-cell>
          <table:table-cell table:formula="of:=([.E243]+[.F243])/2" office:value-type="float" office:value="0.8254" calcext:value-type="float">
            <text:p>0.8254</text:p>
          </table:table-cell>
          <table:table-cell table:formula="of:=[.G243]/[.D243]" office:value-type="float" office:value="1.00255071055508" calcext:value-type="float">
            <text:p>1.00255071055508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06" calcext:value-type="float">
            <text:p>0.8006</text:p>
          </table:table-cell>
          <table:table-cell table:formula="of:=([.I243]+[.J243])/2" office:value-type="float" office:value="0.80305" calcext:value-type="float">
            <text:p>0.80305</text:p>
          </table:table-cell>
          <table:table-cell table:formula="of:=[.K243]/[.D243]" office:value-type="float" office:value="0.975403862504555" calcext:value-type="float">
            <text:p>0.975403862504555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409" calcext:value-type="float">
            <text:p>0.2409</text:p>
          </table:table-cell>
          <table:table-cell table:formula="of:=([.B244]+[.C244])/2" office:value-type="float" office:value="0.2382" calcext:value-type="float">
            <text:p>0.2382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485" calcext:value-type="float">
            <text:p>0.2485</text:p>
          </table:table-cell>
          <table:table-cell table:formula="of:=([.E244]+[.F244])/2" office:value-type="float" office:value="0.2455" calcext:value-type="float">
            <text:p>0.2455</text:p>
          </table:table-cell>
          <table:table-cell table:formula="of:=[.G244]/[.D244]" office:value-type="float" office:value="1.03064651553317" calcext:value-type="float">
            <text:p>1.03064651553317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401" calcext:value-type="float">
            <text:p>0.2401</text:p>
          </table:table-cell>
          <table:table-cell table:formula="of:=([.I244]+[.J244])/2" office:value-type="float" office:value="0.25185" calcext:value-type="float">
            <text:p>0.25185</text:p>
          </table:table-cell>
          <table:table-cell table:formula="of:=[.K244]/[.D244]" office:value-type="float" office:value="1.05730478589421" calcext:value-type="float">
            <text:p>1.05730478589421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4496" calcext:value-type="float">
            <text:p>0.4496</text:p>
          </table:table-cell>
          <table:table-cell table:formula="of:=([.B245]+[.C245])/2" office:value-type="float" office:value="0.44045" calcext:value-type="float">
            <text:p>0.4404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4739" calcext:value-type="float">
            <text:p>0.4739</text:p>
          </table:table-cell>
          <table:table-cell table:formula="of:=([.E245]+[.F245])/2" office:value-type="float" office:value="0.46185" calcext:value-type="float">
            <text:p>0.46185</text:p>
          </table:table-cell>
          <table:table-cell table:formula="of:=[.G245]/[.D245]" office:value-type="float" office:value="1.04858667272108" calcext:value-type="float">
            <text:p>1.04858667272108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636" calcext:value-type="float">
            <text:p>0.4636</text:p>
          </table:table-cell>
          <table:table-cell table:formula="of:=([.I245]+[.J245])/2" office:value-type="float" office:value="0.45955" calcext:value-type="float">
            <text:p>0.45955</text:p>
          </table:table-cell>
          <table:table-cell table:formula="of:=[.K245]/[.D245]" office:value-type="float" office:value="1.0433647406062" calcext:value-type="float">
            <text:p>1.0433647406062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397" calcext:value-type="float">
            <text:p>0.1397</text:p>
          </table:table-cell>
          <table:table-cell table:formula="of:=([.B246]+[.C246])/2" office:value-type="float" office:value="0.13615" calcext:value-type="float">
            <text:p>0.13615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373" calcext:value-type="float">
            <text:p>0.1373</text:p>
          </table:table-cell>
          <table:table-cell table:formula="of:=([.E246]+[.F246])/2" office:value-type="float" office:value="0.13645" calcext:value-type="float">
            <text:p>0.13645</text:p>
          </table:table-cell>
          <table:table-cell table:formula="of:=[.G246]/[.D246]" office:value-type="float" office:value="1.00220345207492" calcext:value-type="float">
            <text:p>1.00220345207492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467" calcext:value-type="float">
            <text:p>0.1467</text:p>
          </table:table-cell>
          <table:table-cell table:formula="of:=([.I246]+[.J246])/2" office:value-type="float" office:value="0.14025" calcext:value-type="float">
            <text:p>0.14025</text:p>
          </table:table-cell>
          <table:table-cell table:formula="of:=[.K246]/[.D246]" office:value-type="float" office:value="1.03011384502387" calcext:value-type="float">
            <text:p>1.0301138450238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7" calcext:value-type="float">
            <text:p>0.047</text:p>
          </table:table-cell>
          <table:table-cell table:formula="of:=([.B247]+[.C247])/2" office:value-type="float" office:value="0.0466" calcext:value-type="float">
            <text:p>0.046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96" calcext:value-type="float">
            <text:p>0.0496</text:p>
          </table:table-cell>
          <table:table-cell table:formula="of:=([.E247]+[.F247])/2" office:value-type="float" office:value="0.04995" calcext:value-type="float">
            <text:p>0.04995</text:p>
          </table:table-cell>
          <table:table-cell table:formula="of:=[.G247]/[.D247]" office:value-type="float" office:value="1.07188841201717" calcext:value-type="float">
            <text:p>1.07188841201717</text:p>
          </table:table-cell>
          <table:table-cell table:number-columns-repeated="2" office:value-type="float" office:value="0.0491" calcext:value-type="float">
            <text:p>0.0491</text:p>
          </table:table-cell>
          <table:table-cell table:formula="of:=([.I247]+[.J247])/2" office:value-type="float" office:value="0.0491" calcext:value-type="float">
            <text:p>0.0491</text:p>
          </table:table-cell>
          <table:table-cell table:formula="of:=[.K247]/[.D247]" office:value-type="float" office:value="1.05364806866953" calcext:value-type="float">
            <text:p>1.05364806866953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912" calcext:value-type="float">
            <text:p>0.1912</text:p>
          </table:table-cell>
          <table:table-cell table:formula="of:=([.B248]+[.C248])/2" office:value-type="float" office:value="0.1723" calcext:value-type="float">
            <text:p>0.1723</text:p>
          </table:table-cell>
          <table:table-cell office:value-type="float" office:value="0.16" calcext:value-type="float">
            <text:p>0.16</text:p>
          </table:table-cell>
          <table:table-cell office:value-type="float" office:value="0.1577" calcext:value-type="float">
            <text:p>0.1577</text:p>
          </table:table-cell>
          <table:table-cell table:formula="of:=([.E248]+[.F248])/2" office:value-type="float" office:value="0.15885" calcext:value-type="float">
            <text:p>0.15885</text:p>
          </table:table-cell>
          <table:table-cell table:formula="of:=[.G248]/[.D248]" office:value-type="float" office:value="0.921938479396401" calcext:value-type="float">
            <text:p>0.921938479396401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559" calcext:value-type="float">
            <text:p>0.1559</text:p>
          </table:table-cell>
          <table:table-cell table:formula="of:=([.I248]+[.J248])/2" office:value-type="float" office:value="0.1728" calcext:value-type="float">
            <text:p>0.1728</text:p>
          </table:table-cell>
          <table:table-cell table:formula="of:=[.K248]/[.D248]" office:value-type="float" office:value="1.00290191526407" calcext:value-type="float">
            <text:p>1.00290191526407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718" calcext:value-type="float">
            <text:p>0.2718</text:p>
          </table:table-cell>
          <table:table-cell table:formula="of:=([.B249]+[.C249])/2"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82" calcext:value-type="float">
            <text:p>0.2782</text:p>
          </table:table-cell>
          <table:table-cell table:formula="of:=([.E249]+[.F249])/2" office:value-type="float" office:value="0.2751" calcext:value-type="float">
            <text:p>0.2751</text:p>
          </table:table-cell>
          <table:table-cell table:formula="of:=[.G249]/[.D249]" office:value-type="float" office:value="1.00036363636364" calcext:value-type="float">
            <text:p>1.00036363636364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2666" calcext:value-type="float">
            <text:p>0.2666</text:p>
          </table:table-cell>
          <table:table-cell table:formula="of:=([.I249]+[.J249])/2" office:value-type="float" office:value="0.2701" calcext:value-type="float">
            <text:p>0.2701</text:p>
          </table:table-cell>
          <table:table-cell table:formula="of:=[.K249]/[.D249]" office:value-type="float" office:value="0.982181818181818" calcext:value-type="float">
            <text:p>0.98218181818181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number-columns-repeated="2" office:value-type="float" office:value="0.0122" calcext:value-type="float">
            <text:p>0.0122</text:p>
          </table:table-cell>
          <table:table-cell table:formula="of:=([.B250]+[.C250])/2" office:value-type="float" office:value="0.0122" calcext:value-type="float">
            <text:p>0.012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4" calcext:value-type="float">
            <text:p>0.0124</text:p>
          </table:table-cell>
          <table:table-cell table:formula="of:=([.E250]+[.F250])/2" office:value-type="float" office:value="0.01225" calcext:value-type="float">
            <text:p>0.01225</text:p>
          </table:table-cell>
          <table:table-cell table:formula="of:=[.G250]/[.D250]" office:value-type="float" office:value="1.00409836065574" calcext:value-type="float">
            <text:p>1.0040983606557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9" calcext:value-type="float">
            <text:p>0.0119</text:p>
          </table:table-cell>
          <table:table-cell table:formula="of:=([.I250]+[.J250])/2" office:value-type="float" office:value="0.01185" calcext:value-type="float">
            <text:p>0.01185</text:p>
          </table:table-cell>
          <table:table-cell table:formula="of:=[.K250]/[.D250]" office:value-type="float" office:value="0.971311475409836" calcext:value-type="float">
            <text:p>0.971311475409836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71" calcext:value-type="float">
            <text:p>0.071</text:p>
          </table:table-cell>
          <table:table-cell table:formula="of:=([.B251]+[.C251])/2" office:value-type="float" office:value="0.06835" calcext:value-type="float">
            <text:p>0.0683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" calcext:value-type="float">
            <text:p>0.06</text:p>
          </table:table-cell>
          <table:table-cell table:formula="of:=([.E251]+[.F251])/2" office:value-type="float" office:value="0.06055" calcext:value-type="float">
            <text:p>0.06055</text:p>
          </table:table-cell>
          <table:table-cell table:formula="of:=[.G251]/[.D251]" office:value-type="float" office:value="0.885881492318947" calcext:value-type="float">
            <text:p>0.885881492318947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73" calcext:value-type="float">
            <text:p>0.0573</text:p>
          </table:table-cell>
          <table:table-cell table:formula="of:=([.I251]+[.J251])/2" office:value-type="float" office:value="0.0584" calcext:value-type="float">
            <text:p>0.0584</text:p>
          </table:table-cell>
          <table:table-cell table:formula="of:=[.K251]/[.D251]" office:value-type="float" office:value="0.854425749817118" calcext:value-type="float">
            <text:p>0.854425749817118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899" calcext:value-type="float">
            <text:p>0.8899</text:p>
          </table:table-cell>
          <table:table-cell table:formula="of:=([.B252]+[.C252])/2" office:value-type="float" office:value="0.86905" calcext:value-type="float">
            <text:p>0.86905</text:p>
          </table:table-cell>
          <table:table-cell office:value-type="float" office:value="0.863" calcext:value-type="float">
            <text:p>0.863</text:p>
          </table:table-cell>
          <table:table-cell office:value-type="float" office:value="0.9289" calcext:value-type="float">
            <text:p>0.9289</text:p>
          </table:table-cell>
          <table:table-cell table:formula="of:=([.E252]+[.F252])/2" office:value-type="float" office:value="0.89595" calcext:value-type="float">
            <text:p>0.89595</text:p>
          </table:table-cell>
          <table:table-cell table:formula="of:=[.G252]/[.D252]" office:value-type="float" office:value="1.03095333985386" calcext:value-type="float">
            <text:p>1.03095333985386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482" calcext:value-type="float">
            <text:p>0.8482</text:p>
          </table:table-cell>
          <table:table-cell table:formula="of:=([.I252]+[.J252])/2" office:value-type="float" office:value="0.8624" calcext:value-type="float">
            <text:p>0.8624</text:p>
          </table:table-cell>
          <table:table-cell table:formula="of:=[.K252]/[.D252]" office:value-type="float" office:value="0.992347966169956" calcext:value-type="float">
            <text:p>0.992347966169956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517" calcext:value-type="float">
            <text:p>0.0517</text:p>
          </table:table-cell>
          <table:table-cell table:formula="of:=([.B253]+[.C253])/2" office:value-type="float" office:value="0.0509" calcext:value-type="float">
            <text:p>0.050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05" calcext:value-type="float">
            <text:p>0.0505</text:p>
          </table:table-cell>
          <table:table-cell table:formula="of:=([.E253]+[.F253])/2" office:value-type="float" office:value="0.0502" calcext:value-type="float">
            <text:p>0.0502</text:p>
          </table:table-cell>
          <table:table-cell table:formula="of:=[.G253]/[.D253]" office:value-type="float" office:value="0.986247544204322" calcext:value-type="float">
            <text:p>0.986247544204322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9" calcext:value-type="float">
            <text:p>0.0499</text:p>
          </table:table-cell>
          <table:table-cell table:formula="of:=([.I253]+[.J253])/2" office:value-type="float" office:value="0.0498" calcext:value-type="float">
            <text:p>0.0498</text:p>
          </table:table-cell>
          <table:table-cell table:formula="of:=[.K253]/[.D253]" office:value-type="float" office:value="0.978388998035363" calcext:value-type="float">
            <text:p>0.978388998035363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9509" calcext:value-type="float">
            <text:p>2.9509</text:p>
          </table:table-cell>
          <table:table-cell office:value-type="float" office:value="3.1441" calcext:value-type="float">
            <text:p>3.1441</text:p>
          </table:table-cell>
          <table:table-cell table:formula="of:=([.B254]+[.C254])/2" office:value-type="float" office:value="3.0475" calcext:value-type="float">
            <text:p>3.0475</text:p>
          </table:table-cell>
          <table:table-cell office:value-type="float" office:value="3.0441" calcext:value-type="float">
            <text:p>3.0441</text:p>
          </table:table-cell>
          <table:table-cell office:value-type="float" office:value="3.0086" calcext:value-type="float">
            <text:p>3.0086</text:p>
          </table:table-cell>
          <table:table-cell table:formula="of:=([.E254]+[.F254])/2" office:value-type="float" office:value="3.02635" calcext:value-type="float">
            <text:p>3.02635</text:p>
          </table:table-cell>
          <table:table-cell table:formula="of:=[.G254]/[.D254]" office:value-type="float" office:value="0.993059885151764" calcext:value-type="float">
            <text:p>0.993059885151764</text:p>
          </table:table-cell>
          <table:table-cell office:value-type="float" office:value="3.2786" calcext:value-type="float">
            <text:p>3.2786</text:p>
          </table:table-cell>
          <table:table-cell office:value-type="float" office:value="3.1805" calcext:value-type="float">
            <text:p>3.1805</text:p>
          </table:table-cell>
          <table:table-cell table:formula="of:=([.I254]+[.J254])/2" office:value-type="float" office:value="3.22955" calcext:value-type="float">
            <text:p>3.22955</text:p>
          </table:table-cell>
          <table:table-cell table:formula="of:=[.K254]/[.D254]" office:value-type="float" office:value="1.05973748974569" calcext:value-type="float">
            <text:p>1.05973748974569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129" calcext:value-type="float">
            <text:p>1.5129</text:p>
          </table:table-cell>
          <table:table-cell office:value-type="float" office:value="1.5336" calcext:value-type="float">
            <text:p>1.5336</text:p>
          </table:table-cell>
          <table:table-cell table:formula="of:=([.B255]+[.C255])/2" office:value-type="float" office:value="1.52325" calcext:value-type="float">
            <text:p>1.52325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486" calcext:value-type="float">
            <text:p>1.486</text:p>
          </table:table-cell>
          <table:table-cell table:formula="of:=([.E255]+[.F255])/2" office:value-type="float" office:value="1.4827" calcext:value-type="float">
            <text:p>1.4827</text:p>
          </table:table-cell>
          <table:table-cell table:formula="of:=[.G255]/[.D255]" office:value-type="float" office:value="0.973379287707205" calcext:value-type="float">
            <text:p>0.973379287707205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408" calcext:value-type="float">
            <text:p>1.408</text:p>
          </table:table-cell>
          <table:table-cell table:formula="of:=([.I255]+[.J255])/2" office:value-type="float" office:value="1.44255" calcext:value-type="float">
            <text:p>1.44255</text:p>
          </table:table-cell>
          <table:table-cell table:formula="of:=[.K255]/[.D255]" office:value-type="float" office:value="0.947021171836534" calcext:value-type="float">
            <text:p>0.947021171836534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309" calcext:value-type="float">
            <text:p>0.1309</text:p>
          </table:table-cell>
          <table:table-cell table:formula="of:=([.B256]+[.C256])/2" office:value-type="float" office:value="0.1131" calcext:value-type="float">
            <text:p>0.113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13" calcext:value-type="float">
            <text:p>0.1013</text:p>
          </table:table-cell>
          <table:table-cell table:formula="of:=([.E256]+[.F256])/2" office:value-type="float" office:value="0.10125" calcext:value-type="float">
            <text:p>0.10125</text:p>
          </table:table-cell>
          <table:table-cell table:formula="of:=[.G256]/[.D256]" office:value-type="float" office:value="0.895225464190981" calcext:value-type="float">
            <text:p>0.89522546419098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016" calcext:value-type="float">
            <text:p>0.1016</text:p>
          </table:table-cell>
          <table:table-cell table:formula="of:=([.I256]+[.J256])/2" office:value-type="float" office:value="0.1021" calcext:value-type="float">
            <text:p>0.1021</text:p>
          </table:table-cell>
          <table:table-cell table:formula="of:=[.K256]/[.D256]" office:value-type="float" office:value="0.902740937223696" calcext:value-type="float">
            <text:p>0.902740937223696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377" calcext:value-type="float">
            <text:p>0.1377</text:p>
          </table:table-cell>
          <table:table-cell table:formula="of:=([.B257]+[.C257])/2" office:value-type="float" office:value="0.13455" calcext:value-type="float">
            <text:p>0.13455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72" calcext:value-type="float">
            <text:p>0.1372</text:p>
          </table:table-cell>
          <table:table-cell table:formula="of:=([.E257]+[.F257])/2" office:value-type="float" office:value="0.13525" calcext:value-type="float">
            <text:p>0.13525</text:p>
          </table:table-cell>
          <table:table-cell table:formula="of:=[.G257]/[.D257]" office:value-type="float" office:value="1.00520252694166" calcext:value-type="float">
            <text:p>1.005202526941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table:formula="of:=([.I257]+[.J257])/2" office:value-type="float" office:value="0.133" calcext:value-type="float">
            <text:p>0.133</text:p>
          </table:table-cell>
          <table:table-cell table:formula="of:=[.K257]/[.D257]" office:value-type="float" office:value="0.988480118914901" calcext:value-type="float">
            <text:p>0.988480118914901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2835" calcext:value-type="float">
            <text:p>0.2835</text:p>
          </table:table-cell>
          <table:table-cell table:formula="of:=([.B258]+[.C258])/2" office:value-type="float" office:value="0.28845" calcext:value-type="float">
            <text:p>0.2884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828" calcext:value-type="float">
            <text:p>0.2828</text:p>
          </table:table-cell>
          <table:table-cell table:formula="of:=([.E258]+[.F258])/2" office:value-type="float" office:value="0.28435" calcext:value-type="float">
            <text:p>0.28435</text:p>
          </table:table-cell>
          <table:table-cell table:formula="of:=[.G258]/[.D258]" office:value-type="float" office:value="0.985786098110591" calcext:value-type="float">
            <text:p>0.985786098110591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104" calcext:value-type="float">
            <text:p>0.3104</text:p>
          </table:table-cell>
          <table:table-cell table:formula="of:=([.I258]+[.J258])/2" office:value-type="float" office:value="0.2946" calcext:value-type="float">
            <text:p>0.2946</text:p>
          </table:table-cell>
          <table:table-cell table:formula="of:=[.K258]/[.D258]" office:value-type="float" office:value="1.02132085283411" calcext:value-type="float">
            <text:p>1.02132085283411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2.5925" calcext:value-type="float">
            <text:p>2.5925</text:p>
          </table:table-cell>
          <table:table-cell office:value-type="float" office:value="2.6484" calcext:value-type="float">
            <text:p>2.6484</text:p>
          </table:table-cell>
          <table:table-cell table:formula="of:=([.B259]+[.C259])/2" office:value-type="float" office:value="2.62045" calcext:value-type="float">
            <text:p>2.62045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7833" calcext:value-type="float">
            <text:p>2.7833</text:p>
          </table:table-cell>
          <table:table-cell table:formula="of:=([.E259]+[.F259])/2" office:value-type="float" office:value="2.7494" calcext:value-type="float">
            <text:p>2.7494</text:p>
          </table:table-cell>
          <table:table-cell table:formula="of:=[.G259]/[.D259]" office:value-type="float" office:value="1.04920910530634" calcext:value-type="float">
            <text:p>1.04920910530634</text:p>
          </table:table-cell>
          <table:table-cell office:value-type="float" office:value="1.9324" calcext:value-type="float">
            <text:p>1.9324</text:p>
          </table:table-cell>
          <table:table-cell office:value-type="float" office:value="1.7752" calcext:value-type="float">
            <text:p>1.7752</text:p>
          </table:table-cell>
          <table:table-cell table:formula="of:=([.I259]+[.J259])/2" office:value-type="float" office:value="1.8538" calcext:value-type="float">
            <text:p>1.8538</text:p>
          </table:table-cell>
          <table:table-cell table:formula="of:=[.K259]/[.D259]" office:value-type="float" office:value="0.707435745768856" calcext:value-type="float">
            <text:p>0.707435745768856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3.075" calcext:value-type="float">
            <text:p>3.075</text:p>
          </table:table-cell>
          <table:table-cell office:value-type="float" office:value="3.0962" calcext:value-type="float">
            <text:p>3.0962</text:p>
          </table:table-cell>
          <table:table-cell table:formula="of:=([.B260]+[.C260])/2" office:value-type="float" office:value="3.0856" calcext:value-type="float">
            <text:p>3.0856</text:p>
          </table:table-cell>
          <table:table-cell office:value-type="float" office:value="2.9362" calcext:value-type="float">
            <text:p>2.9362</text:p>
          </table:table-cell>
          <table:table-cell office:value-type="float" office:value="3.0191" calcext:value-type="float">
            <text:p>3.0191</text:p>
          </table:table-cell>
          <table:table-cell table:formula="of:=([.E260]+[.F260])/2" office:value-type="float" office:value="2.97765" calcext:value-type="float">
            <text:p>2.97765</text:p>
          </table:table-cell>
          <table:table-cell table:formula="of:=[.G260]/[.D260]" office:value-type="float" office:value="0.965014907959554" calcext:value-type="float">
            <text:p>0.965014907959554</text:p>
          </table:table-cell>
          <table:table-cell office:value-type="float" office:value="2.059" calcext:value-type="float">
            <text:p>2.059</text:p>
          </table:table-cell>
          <table:table-cell office:value-type="float" office:value="1.9716" calcext:value-type="float">
            <text:p>1.9716</text:p>
          </table:table-cell>
          <table:table-cell table:formula="of:=([.I260]+[.J260])/2" office:value-type="float" office:value="2.0153" calcext:value-type="float">
            <text:p>2.0153</text:p>
          </table:table-cell>
          <table:table-cell table:formula="of:=[.K260]/[.D260]" office:value-type="float" office:value="0.653130671506352" calcext:value-type="float">
            <text:p>0.65313067150635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3.4606" calcext:value-type="float">
            <text:p>13.4606</text:p>
          </table:table-cell>
          <table:table-cell office:value-type="float" office:value="13.2093" calcext:value-type="float">
            <text:p>13.2093</text:p>
          </table:table-cell>
          <table:table-cell table:formula="of:=([.B261]+[.C261])/2" office:value-type="float" office:value="13.33495" calcext:value-type="float">
            <text:p>13.33495</text:p>
          </table:table-cell>
          <table:table-cell office:value-type="float" office:value="13.7529" calcext:value-type="float">
            <text:p>13.7529</text:p>
          </table:table-cell>
          <table:table-cell office:value-type="float" office:value="13.4273" calcext:value-type="float">
            <text:p>13.4273</text:p>
          </table:table-cell>
          <table:table-cell table:formula="of:=([.E261]+[.F261])/2" office:value-type="float" office:value="13.5901" calcext:value-type="float">
            <text:p>13.5901</text:p>
          </table:table-cell>
          <table:table-cell table:formula="of:=[.G261]/[.D261]" office:value-type="float" office:value="1.01913393001099" calcext:value-type="float">
            <text:p>1.01913393001099</text:p>
          </table:table-cell>
          <table:table-cell office:value-type="float" office:value="7.6947" calcext:value-type="float">
            <text:p>7.6947</text:p>
          </table:table-cell>
          <table:table-cell office:value-type="float" office:value="7.639" calcext:value-type="float">
            <text:p>7.639</text:p>
          </table:table-cell>
          <table:table-cell table:formula="of:=([.I261]+[.J261])/2" office:value-type="float" office:value="7.66685" calcext:value-type="float">
            <text:p>7.66685</text:p>
          </table:table-cell>
          <table:table-cell table:formula="of:=[.K261]/[.D261]" office:value-type="float" office:value="0.574944038035388" calcext:value-type="float">
            <text:p>0.574944038035388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805" calcext:value-type="float">
            <text:p>0.7805</text:p>
          </table:table-cell>
          <table:table-cell table:formula="of:=([.B262]+[.C262])/2" office:value-type="float" office:value="0.74545" calcext:value-type="float">
            <text:p>0.7454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236" calcext:value-type="float">
            <text:p>0.8236</text:p>
          </table:table-cell>
          <table:table-cell table:formula="of:=([.E262]+[.F262])/2" office:value-type="float" office:value="0.81005" calcext:value-type="float">
            <text:p>0.81005</text:p>
          </table:table-cell>
          <table:table-cell table:formula="of:=[.G262]/[.D262]" office:value-type="float" office:value="1.0866590649943" calcext:value-type="float">
            <text:p>1.0866590649943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7704" calcext:value-type="float">
            <text:p>0.7704</text:p>
          </table:table-cell>
          <table:table-cell table:formula="of:=([.I262]+[.J262])/2" office:value-type="float" office:value="0.75435" calcext:value-type="float">
            <text:p>0.75435</text:p>
          </table:table-cell>
          <table:table-cell table:formula="of:=[.K262]/[.D262]" office:value-type="float" office:value="1.01193909718962" calcext:value-type="float">
            <text:p>1.01193909718962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371" calcext:value-type="float">
            <text:p>0.2371</text:p>
          </table:table-cell>
          <table:table-cell table:formula="of:=([.B263]+[.C263])/2" office:value-type="float" office:value="0.2329" calcext:value-type="float">
            <text:p>0.2329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666" calcext:value-type="float">
            <text:p>0.2666</text:p>
          </table:table-cell>
          <table:table-cell table:formula="of:=([.E263]+[.F263])/2" office:value-type="float" office:value="0.26065" calcext:value-type="float">
            <text:p>0.26065</text:p>
          </table:table-cell>
          <table:table-cell table:formula="of:=[.G263]/[.D263]" office:value-type="float" office:value="1.11914984972091" calcext:value-type="float">
            <text:p>1.119149849720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95" calcext:value-type="float">
            <text:p>0.2295</text:p>
          </table:table-cell>
          <table:table-cell table:formula="of:=([.I263]+[.J263])/2" office:value-type="float" office:value="0.23175" calcext:value-type="float">
            <text:p>0.23175</text:p>
          </table:table-cell>
          <table:table-cell table:formula="of:=[.K263]/[.D263]" office:value-type="float" office:value="0.995062258480034" calcext:value-type="float">
            <text:p>0.995062258480034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418" calcext:value-type="float">
            <text:p>0.3418</text:p>
          </table:table-cell>
          <table:table-cell table:formula="of:=([.B264]+[.C264])/2" office:value-type="float" office:value="0.33355" calcext:value-type="float">
            <text:p>0.33355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3581" calcext:value-type="float">
            <text:p>0.3581</text:p>
          </table:table-cell>
          <table:table-cell table:formula="of:=([.E264]+[.F264])/2" office:value-type="float" office:value="0.3472" calcext:value-type="float">
            <text:p>0.3472</text:p>
          </table:table-cell>
          <table:table-cell table:formula="of:=[.G264]/[.D264]" office:value-type="float" office:value="1.04092339979014" calcext:value-type="float">
            <text:p>1.04092339979014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42" calcext:value-type="float">
            <text:p>0.3442</text:p>
          </table:table-cell>
          <table:table-cell table:formula="of:=([.I264]+[.J264])/2" office:value-type="float" office:value="0.3603" calcext:value-type="float">
            <text:p>0.3603</text:p>
          </table:table-cell>
          <table:table-cell table:formula="of:=[.K264]/[.D264]" office:value-type="float" office:value="1.0801978713836" calcext:value-type="float">
            <text:p>1.0801978713836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21" calcext:value-type="float">
            <text:p>0.0421</text:p>
          </table:table-cell>
          <table:table-cell table:formula="of:=([.B265]+[.C265])/2" office:value-type="float" office:value="0.0409" calcext:value-type="float">
            <text:p>0.0409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22" calcext:value-type="float">
            <text:p>0.0422</text:p>
          </table:table-cell>
          <table:table-cell table:formula="of:=([.E265]+[.F265])/2" office:value-type="float" office:value="0.0423" calcext:value-type="float">
            <text:p>0.0423</text:p>
          </table:table-cell>
          <table:table-cell table:formula="of:=[.G265]/[.D265]" office:value-type="float" office:value="1.03422982885086" calcext:value-type="float">
            <text:p>1.0342298288508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" calcext:value-type="float">
            <text:p>0.04</text:p>
          </table:table-cell>
          <table:table-cell table:formula="of:=([.I265]+[.J265])/2" office:value-type="float" office:value="0.03995" calcext:value-type="float">
            <text:p>0.03995</text:p>
          </table:table-cell>
          <table:table-cell table:formula="of:=[.K265]/[.D265]" office:value-type="float" office:value="0.976772616136919" calcext:value-type="float">
            <text:p>0.97677261613691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7079" calcext:value-type="float">
            <text:p>0.7079</text:p>
          </table:table-cell>
          <table:table-cell table:formula="of:=([.B266]+[.C266])/2" office:value-type="float" office:value="0.7072" calcext:value-type="float">
            <text:p>0.7072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872" calcext:value-type="float">
            <text:p>0.6872</text:p>
          </table:table-cell>
          <table:table-cell table:formula="of:=([.E266]+[.F266])/2" office:value-type="float" office:value="0.6933" calcext:value-type="float">
            <text:p>0.6933</text:p>
          </table:table-cell>
          <table:table-cell table:formula="of:=[.G266]/[.D266]" office:value-type="float" office:value="0.980345022624434" calcext:value-type="float">
            <text:p>0.980345022624434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6406" calcext:value-type="float">
            <text:p>0.6406</text:p>
          </table:table-cell>
          <table:table-cell table:formula="of:=([.I266]+[.J266])/2" office:value-type="float" office:value="0.64685" calcext:value-type="float">
            <text:p>0.64685</text:p>
          </table:table-cell>
          <table:table-cell table:formula="of:=[.K266]/[.D266]" office:value-type="float" office:value="0.914663461538462" calcext:value-type="float">
            <text:p>0.914663461538462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46" calcext:value-type="float">
            <text:p>0.0446</text:p>
          </table:table-cell>
          <table:table-cell table:formula="of:=([.B267]+[.C267])/2" office:value-type="float" office:value="0.043" calcext:value-type="float">
            <text:p>0.04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71" calcext:value-type="float">
            <text:p>0.0471</text:p>
          </table:table-cell>
          <table:table-cell table:formula="of:=([.E267]+[.F267])/2" office:value-type="float" office:value="0.0456" calcext:value-type="float">
            <text:p>0.0456</text:p>
          </table:table-cell>
          <table:table-cell table:formula="of:=[.G267]/[.D267]" office:value-type="float" office:value="1.06046511627907" calcext:value-type="float">
            <text:p>1.0604651162790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3" calcext:value-type="float">
            <text:p>0.043</text:p>
          </table:table-cell>
          <table:table-cell table:formula="of:=([.I267]+[.J267])/2" office:value-type="float" office:value="0.04315" calcext:value-type="float">
            <text:p>0.04315</text:p>
          </table:table-cell>
          <table:table-cell table:formula="of:=[.K267]/[.D267]" office:value-type="float" office:value="1.00348837209302" calcext:value-type="float">
            <text:p>1.00348837209302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2806" calcext:value-type="float">
            <text:p>0.2806</text:p>
          </table:table-cell>
          <table:table-cell table:formula="of:=([.B268]+[.C268])/2" office:value-type="float" office:value="0.2649" calcext:value-type="float">
            <text:p>0.264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081" calcext:value-type="float">
            <text:p>0.3081</text:p>
          </table:table-cell>
          <table:table-cell table:formula="of:=([.E268]+[.F268])/2" office:value-type="float" office:value="0.2817" calcext:value-type="float">
            <text:p>0.2817</text:p>
          </table:table-cell>
          <table:table-cell table:formula="of:=[.G268]/[.D268]" office:value-type="float" office:value="1.0634201585504" calcext:value-type="float">
            <text:p>1.0634201585504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513" calcext:value-type="float">
            <text:p>0.2513</text:p>
          </table:table-cell>
          <table:table-cell table:formula="of:=([.I268]+[.J268])/2" office:value-type="float" office:value="0.2699" calcext:value-type="float">
            <text:p>0.2699</text:p>
          </table:table-cell>
          <table:table-cell table:formula="of:=[.K268]/[.D268]" office:value-type="float" office:value="1.01887504718762" calcext:value-type="float">
            <text:p>1.01887504718762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7458" calcext:value-type="float">
            <text:p>1.7458</text:p>
          </table:table-cell>
          <table:table-cell office:value-type="float" office:value="1.7771" calcext:value-type="float">
            <text:p>1.7771</text:p>
          </table:table-cell>
          <table:table-cell table:formula="of:=([.B269]+[.C269])/2" office:value-type="float" office:value="1.76145" calcext:value-type="float">
            <text:p>1.76145</text:p>
          </table:table-cell>
          <table:table-cell office:value-type="float" office:value="1.6904" calcext:value-type="float">
            <text:p>1.6904</text:p>
          </table:table-cell>
          <table:table-cell office:value-type="float" office:value="1.6781" calcext:value-type="float">
            <text:p>1.6781</text:p>
          </table:table-cell>
          <table:table-cell table:formula="of:=([.E269]+[.F269])/2" office:value-type="float" office:value="1.68425" calcext:value-type="float">
            <text:p>1.68425</text:p>
          </table:table-cell>
          <table:table-cell table:formula="of:=[.G269]/[.D269]" office:value-type="float" office:value="0.956172471543331" calcext:value-type="float">
            <text:p>0.956172471543331</text:p>
          </table:table-cell>
          <table:table-cell office:value-type="float" office:value="1.6918" calcext:value-type="float">
            <text:p>1.6918</text:p>
          </table:table-cell>
          <table:table-cell office:value-type="float" office:value="1.7088" calcext:value-type="float">
            <text:p>1.7088</text:p>
          </table:table-cell>
          <table:table-cell table:formula="of:=([.I269]+[.J269])/2" office:value-type="float" office:value="1.7003" calcext:value-type="float">
            <text:p>1.7003</text:p>
          </table:table-cell>
          <table:table-cell table:formula="of:=[.K269]/[.D269]" office:value-type="float" office:value="0.965284282835164" calcext:value-type="float">
            <text:p>0.965284282835164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668" calcext:value-type="float">
            <text:p>0.2668</text:p>
          </table:table-cell>
          <table:table-cell table:formula="of:=([.B270]+[.C270])/2" office:value-type="float" office:value="0.25975" calcext:value-type="float">
            <text:p>0.259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684" calcext:value-type="float">
            <text:p>0.2684</text:p>
          </table:table-cell>
          <table:table-cell table:formula="of:=([.E270]+[.F270])/2" office:value-type="float" office:value="0.2666" calcext:value-type="float">
            <text:p>0.2666</text:p>
          </table:table-cell>
          <table:table-cell table:formula="of:=[.G270]/[.D270]" office:value-type="float" office:value="1.02637151106834" calcext:value-type="float">
            <text:p>1.02637151106834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566" calcext:value-type="float">
            <text:p>0.2566</text:p>
          </table:table-cell>
          <table:table-cell table:formula="of:=([.I270]+[.J270])/2" office:value-type="float" office:value="0.25835" calcext:value-type="float">
            <text:p>0.25835</text:p>
          </table:table-cell>
          <table:table-cell table:formula="of:=[.K270]/[.D270]" office:value-type="float" office:value="0.99461020211742" calcext:value-type="float">
            <text:p>0.99461020211742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584" calcext:value-type="float">
            <text:p>0.2584</text:p>
          </table:table-cell>
          <table:table-cell table:formula="of:=([.B271]+[.C271])/2" office:value-type="float" office:value="0.2541" calcext:value-type="float">
            <text:p>0.2541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38" calcext:value-type="float">
            <text:p>0.238</text:p>
          </table:table-cell>
          <table:table-cell table:formula="of:=([.E271]+[.F271])/2" office:value-type="float" office:value="0.23575" calcext:value-type="float">
            <text:p>0.23575</text:p>
          </table:table-cell>
          <table:table-cell table:formula="of:=[.G271]/[.D271]" office:value-type="float" office:value="0.927784336875246" calcext:value-type="float">
            <text:p>0.927784336875246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542" calcext:value-type="float">
            <text:p>0.2542</text:p>
          </table:table-cell>
          <table:table-cell table:formula="of:=([.I271]+[.J271])/2" office:value-type="float" office:value="0.24095" calcext:value-type="float">
            <text:p>0.24095</text:p>
          </table:table-cell>
          <table:table-cell table:formula="of:=[.K271]/[.D271]" office:value-type="float" office:value="0.948248720975994" calcext:value-type="float">
            <text:p>0.948248720975994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732" calcext:value-type="float">
            <text:p>0.3732</text:p>
          </table:table-cell>
          <table:table-cell table:formula="of:=([.B272]+[.C272])/2" office:value-type="float" office:value="0.3644" calcext:value-type="float">
            <text:p>0.3644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28" calcext:value-type="float">
            <text:p>0.4028</text:p>
          </table:table-cell>
          <table:table-cell table:formula="of:=([.E272]+[.F272])/2" office:value-type="float" office:value="0.38895" calcext:value-type="float">
            <text:p>0.38895</text:p>
          </table:table-cell>
          <table:table-cell table:formula="of:=[.G272]/[.D272]" office:value-type="float" office:value="1.0673710208562" calcext:value-type="float">
            <text:p>1.0673710208562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822" calcext:value-type="float">
            <text:p>0.3822</text:p>
          </table:table-cell>
          <table:table-cell table:formula="of:=([.I272]+[.J272])/2" office:value-type="float" office:value="0.37125" calcext:value-type="float">
            <text:p>0.37125</text:p>
          </table:table-cell>
          <table:table-cell table:formula="of:=[.K272]/[.D272]" office:value-type="float" office:value="1.01879802414929" calcext:value-type="float">
            <text:p>1.01879802414929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3" calcext:value-type="float">
            <text:p>0.83</text:p>
          </table:table-cell>
          <table:table-cell office:value-type="float" office:value="0.851" calcext:value-type="float">
            <text:p>0.851</text:p>
          </table:table-cell>
          <table:table-cell table:formula="of:=([.B273]+[.C273])/2" office:value-type="float" office:value="0.8405" calcext:value-type="float">
            <text:p>0.8405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737" calcext:value-type="float">
            <text:p>0.1737</text:p>
          </table:table-cell>
          <table:table-cell table:formula="of:=([.E273]+[.F273])/2" office:value-type="float" office:value="0.1628" calcext:value-type="float">
            <text:p>0.1628</text:p>
          </table:table-cell>
          <table:table-cell table:formula="of:=[.G273]/[.D273]" office:value-type="float" office:value="0.193694229625223" calcext:value-type="float">
            <text:p>0.193694229625223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688" calcext:value-type="float">
            <text:p>0.1688</text:p>
          </table:table-cell>
          <table:table-cell table:formula="of:=([.I273]+[.J273])/2" office:value-type="float" office:value="0.1611" calcext:value-type="float">
            <text:p>0.1611</text:p>
          </table:table-cell>
          <table:table-cell table:formula="of:=[.K273]/[.D273]" office:value-type="float" office:value="0.191671624033314" calcext:value-type="float">
            <text:p>0.191671624033314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5" calcext:value-type="float">
            <text:p>0.2325</text:p>
          </table:table-cell>
          <table:table-cell table:formula="of:=([.B274]+[.C274])/2" office:value-type="float" office:value="0.22925" calcext:value-type="float">
            <text:p>0.229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54" calcext:value-type="float">
            <text:p>0.2554</text:p>
          </table:table-cell>
          <table:table-cell table:formula="of:=([.E274]+[.F274])/2" office:value-type="float" office:value="0.2452" calcext:value-type="float">
            <text:p>0.2452</text:p>
          </table:table-cell>
          <table:table-cell table:formula="of:=[.G274]/[.D274]" office:value-type="float" office:value="1.06957470010905" calcext:value-type="float">
            <text:p>1.0695747001090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271" calcext:value-type="float">
            <text:p>0.2271</text:p>
          </table:table-cell>
          <table:table-cell table:formula="of:=([.I274]+[.J274])/2" office:value-type="float" office:value="0.2305" calcext:value-type="float">
            <text:p>0.2305</text:p>
          </table:table-cell>
          <table:table-cell table:formula="of:=[.K274]/[.D274]" office:value-type="float" office:value="1.00545256270447" calcext:value-type="float">
            <text:p>1.00545256270447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261" calcext:value-type="float">
            <text:p>0.2261</text:p>
          </table:table-cell>
          <table:table-cell table:formula="of:=([.B275]+[.C275])/2" office:value-type="float" office:value="0.22345" calcext:value-type="float">
            <text:p>0.2234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262" calcext:value-type="float">
            <text:p>0.2262</text:p>
          </table:table-cell>
          <table:table-cell table:formula="of:=([.E275]+[.F275])/2" office:value-type="float" office:value="0.23735" calcext:value-type="float">
            <text:p>0.23735</text:p>
          </table:table-cell>
          <table:table-cell table:formula="of:=[.G275]/[.D275]" office:value-type="float" office:value="1.0622063101365" calcext:value-type="float">
            <text:p>1.062206310136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717" calcext:value-type="float">
            <text:p>0.2717</text:p>
          </table:table-cell>
          <table:table-cell table:formula="of:=([.I275]+[.J275])/2" office:value-type="float" office:value="0.24965" calcext:value-type="float">
            <text:p>0.24965</text:p>
          </table:table-cell>
          <table:table-cell table:formula="of:=[.K275]/[.D275]" office:value-type="float" office:value="1.11725218169613" calcext:value-type="float">
            <text:p>1.11725218169613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9138" calcext:value-type="float">
            <text:p>0.9138</text:p>
          </table:table-cell>
          <table:table-cell table:formula="of:=([.B276]+[.C276])/2" office:value-type="float" office:value="0.8766" calcext:value-type="float">
            <text:p>0.876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7" calcext:value-type="float">
            <text:p>0.0327</text:p>
          </table:table-cell>
          <table:table-cell table:formula="of:=([.E276]+[.F276])/2" office:value-type="float" office:value="0.03195" calcext:value-type="float">
            <text:p>0.03195</text:p>
          </table:table-cell>
          <table:table-cell table:formula="of:=[.G276]/[.D276]" office:value-type="float" office:value="0.0364476386036961" calcext:value-type="float">
            <text:p>0.03644763860369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9" calcext:value-type="float">
            <text:p>0.0309</text:p>
          </table:table-cell>
          <table:table-cell table:formula="of:=([.I276]+[.J276])/2" office:value-type="float" office:value="0.03105" calcext:value-type="float">
            <text:p>0.03105</text:p>
          </table:table-cell>
          <table:table-cell table:formula="of:=[.K276]/[.D276]" office:value-type="float" office:value="0.0354209445585216" calcext:value-type="float">
            <text:p>0.03542094455852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601" calcext:value-type="float">
            <text:p>1.7601</text:p>
          </table:table-cell>
          <table:table-cell office:value-type="float" office:value="1.759" calcext:value-type="float">
            <text:p>1.759</text:p>
          </table:table-cell>
          <table:table-cell table:formula="of:=([.B277]+[.C277])/2" office:value-type="float" office:value="1.75955" calcext:value-type="float">
            <text:p>1.75955</text:p>
          </table:table-cell>
          <table:table-cell office:value-type="float" office:value="1.206" calcext:value-type="float">
            <text:p>1.206</text:p>
          </table:table-cell>
          <table:table-cell office:value-type="float" office:value="1.3727" calcext:value-type="float">
            <text:p>1.3727</text:p>
          </table:table-cell>
          <table:table-cell table:formula="of:=([.E277]+[.F277])/2" office:value-type="float" office:value="1.28935" calcext:value-type="float">
            <text:p>1.28935</text:p>
          </table:table-cell>
          <table:table-cell table:formula="of:=[.G277]/[.D277]" office:value-type="float" office:value="0.732772583899292" calcext:value-type="float">
            <text:p>0.732772583899292</text:p>
          </table:table-cell>
          <table:table-cell office:value-type="float" office:value="1.3209" calcext:value-type="float">
            <text:p>1.3209</text:p>
          </table:table-cell>
          <table:table-cell office:value-type="float" office:value="1.3526" calcext:value-type="float">
            <text:p>1.3526</text:p>
          </table:table-cell>
          <table:table-cell table:formula="of:=([.I277]+[.J277])/2" office:value-type="float" office:value="1.33675" calcext:value-type="float">
            <text:p>1.33675</text:p>
          </table:table-cell>
          <table:table-cell table:formula="of:=[.K277]/[.D277]" office:value-type="float" office:value="0.759711289818419" calcext:value-type="float">
            <text:p>0.75971128981841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235" calcext:value-type="float">
            <text:p>0.9235</text:p>
          </table:table-cell>
          <table:table-cell table:formula="of:=([.B278]+[.C278])/2" office:value-type="float" office:value="0.89795" calcext:value-type="float">
            <text:p>0.89795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39" calcext:value-type="float">
            <text:p>0.939</text:p>
          </table:table-cell>
          <table:table-cell table:formula="of:=([.E278]+[.F278])/2" office:value-type="float" office:value="0.91645" calcext:value-type="float">
            <text:p>0.91645</text:p>
          </table:table-cell>
          <table:table-cell table:formula="of:=[.G278]/[.D278]" office:value-type="float" office:value="1.02060248343449" calcext:value-type="float">
            <text:p>1.02060248343449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605" calcext:value-type="float">
            <text:p>0.8605</text:p>
          </table:table-cell>
          <table:table-cell table:formula="of:=([.I278]+[.J278])/2" office:value-type="float" office:value="0.8792" calcext:value-type="float">
            <text:p>0.8792</text:p>
          </table:table-cell>
          <table:table-cell table:formula="of:=[.K278]/[.D278]" office:value-type="float" office:value="0.979119104627206" calcext:value-type="float">
            <text:p>0.979119104627206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294" calcext:value-type="float">
            <text:p>0.9294</text:p>
          </table:table-cell>
          <table:table-cell table:formula="of:=([.B279]+[.C279])/2" office:value-type="float" office:value="0.94915" calcext:value-type="float">
            <text:p>0.94915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118" calcext:value-type="float">
            <text:p>0.2118</text:p>
          </table:table-cell>
          <table:table-cell table:formula="of:=([.E279]+[.F279])/2" office:value-type="float" office:value="0.2093" calcext:value-type="float">
            <text:p>0.2093</text:p>
          </table:table-cell>
          <table:table-cell table:formula="of:=[.G279]/[.D279]" office:value-type="float" office:value="0.220513090660064" calcext:value-type="float">
            <text:p>0.22051309066006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024" calcext:value-type="float">
            <text:p>0.2024</text:p>
          </table:table-cell>
          <table:table-cell table:formula="of:=([.I279]+[.J279])/2" office:value-type="float" office:value="0.2251" calcext:value-type="float">
            <text:p>0.2251</text:p>
          </table:table-cell>
          <table:table-cell table:formula="of:=[.K279]/[.D279]" office:value-type="float" office:value="0.23715956382026" calcext:value-type="float">
            <text:p>0.23715956382026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79" calcext:value-type="float">
            <text:p>0.3179</text:p>
          </table:table-cell>
          <table:table-cell table:formula="of:=([.B280]+[.C280])/2" office:value-type="float" office:value="0.30245" calcext:value-type="float">
            <text:p>0.30245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991" calcext:value-type="float">
            <text:p>0.2991</text:p>
          </table:table-cell>
          <table:table-cell table:formula="of:=([.E280]+[.F280])/2" office:value-type="float" office:value="0.29615" calcext:value-type="float">
            <text:p>0.29615</text:p>
          </table:table-cell>
          <table:table-cell table:formula="of:=[.G280]/[.D280]" office:value-type="float" office:value="0.97917011076211" calcext:value-type="float">
            <text:p>0.97917011076211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898" calcext:value-type="float">
            <text:p>0.2898</text:p>
          </table:table-cell>
          <table:table-cell table:formula="of:=([.I280]+[.J280])/2" office:value-type="float" office:value="0.29405" calcext:value-type="float">
            <text:p>0.29405</text:p>
          </table:table-cell>
          <table:table-cell table:formula="of:=[.K280]/[.D280]" office:value-type="float" office:value="0.972226814349479" calcext:value-type="float">
            <text:p>0.97222681434947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304" calcext:value-type="float">
            <text:p>0.304</text:p>
          </table:table-cell>
          <table:table-cell table:formula="of:=([.B281]+[.C281])/2" office:value-type="float" office:value="0.30195" calcext:value-type="float">
            <text:p>0.30195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113" calcext:value-type="float">
            <text:p>0.3113</text:p>
          </table:table-cell>
          <table:table-cell table:formula="of:=([.E281]+[.F281])/2" office:value-type="float" office:value="0.31045" calcext:value-type="float">
            <text:p>0.31045</text:p>
          </table:table-cell>
          <table:table-cell table:formula="of:=[.G281]/[.D281]" office:value-type="float" office:value="1.02815035601921" calcext:value-type="float">
            <text:p>1.02815035601921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088" calcext:value-type="float">
            <text:p>0.3088</text:p>
          </table:table-cell>
          <table:table-cell table:formula="of:=([.I281]+[.J281])/2" office:value-type="float" office:value="0.314" calcext:value-type="float">
            <text:p>0.314</text:p>
          </table:table-cell>
          <table:table-cell table:formula="of:=[.K281]/[.D281]" office:value-type="float" office:value="1.03990726941547" calcext:value-type="float">
            <text:p>1.03990726941547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9562" calcext:value-type="float">
            <text:p>1.9562</text:p>
          </table:table-cell>
          <table:table-cell office:value-type="float" office:value="2.038" calcext:value-type="float">
            <text:p>2.038</text:p>
          </table:table-cell>
          <table:table-cell table:formula="of:=([.B282]+[.C282])/2" office:value-type="float" office:value="1.9971" calcext:value-type="float">
            <text:p>1.9971</text:p>
          </table:table-cell>
          <table:table-cell office:value-type="float" office:value="2.0835" calcext:value-type="float">
            <text:p>2.0835</text:p>
          </table:table-cell>
          <table:table-cell office:value-type="float" office:value="2.123" calcext:value-type="float">
            <text:p>2.123</text:p>
          </table:table-cell>
          <table:table-cell table:formula="of:=([.E282]+[.F282])/2" office:value-type="float" office:value="2.10325" calcext:value-type="float">
            <text:p>2.10325</text:p>
          </table:table-cell>
          <table:table-cell table:formula="of:=[.G282]/[.D282]" office:value-type="float" office:value="1.05315207050223" calcext:value-type="float">
            <text:p>1.05315207050223</text:p>
          </table:table-cell>
          <table:table-cell office:value-type="float" office:value="1.9557" calcext:value-type="float">
            <text:p>1.9557</text:p>
          </table:table-cell>
          <table:table-cell office:value-type="float" office:value="1.991" calcext:value-type="float">
            <text:p>1.991</text:p>
          </table:table-cell>
          <table:table-cell table:formula="of:=([.I282]+[.J282])/2" office:value-type="float" office:value="1.97335" calcext:value-type="float">
            <text:p>1.97335</text:p>
          </table:table-cell>
          <table:table-cell table:formula="of:=[.K282]/[.D282]" office:value-type="float" office:value="0.988107756246558" calcext:value-type="float">
            <text:p>0.98810775624655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1201" calcext:value-type="float">
            <text:p>1.1201</text:p>
          </table:table-cell>
          <table:table-cell table:formula="of:=([.B283]+[.C283])/2" office:value-type="float" office:value="1.10625" calcext:value-type="float">
            <text:p>1.10625</text:p>
          </table:table-cell>
          <table:table-cell office:value-type="float" office:value="1.2017" calcext:value-type="float">
            <text:p>1.2017</text:p>
          </table:table-cell>
          <table:table-cell office:value-type="float" office:value="1.1552" calcext:value-type="float">
            <text:p>1.1552</text:p>
          </table:table-cell>
          <table:table-cell table:formula="of:=([.E283]+[.F283])/2" office:value-type="float" office:value="1.17845" calcext:value-type="float">
            <text:p>1.17845</text:p>
          </table:table-cell>
          <table:table-cell table:formula="of:=[.G283]/[.D283]" office:value-type="float" office:value="1.06526553672316" calcext:value-type="float">
            <text:p>1.06526553672316</text:p>
          </table:table-cell>
          <table:table-cell office:value-type="float" office:value="1.1801" calcext:value-type="float">
            <text:p>1.1801</text:p>
          </table:table-cell>
          <table:table-cell office:value-type="float" office:value="1.1293" calcext:value-type="float">
            <text:p>1.1293</text:p>
          </table:table-cell>
          <table:table-cell table:formula="of:=([.I283]+[.J283])/2" office:value-type="float" office:value="1.1547" calcext:value-type="float">
            <text:p>1.1547</text:p>
          </table:table-cell>
          <table:table-cell table:formula="of:=[.K283]/[.D283]" office:value-type="float" office:value="1.04379661016949" calcext:value-type="float">
            <text:p>1.04379661016949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226" calcext:value-type="float">
            <text:p>0.2226</text:p>
          </table:table-cell>
          <table:table-cell table:formula="of:=([.B284]+[.C284])/2" office:value-type="float" office:value="0.21915" calcext:value-type="float">
            <text:p>0.21915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2245" calcext:value-type="float">
            <text:p>0.2245</text:p>
          </table:table-cell>
          <table:table-cell table:formula="of:=([.E284]+[.F284])/2" office:value-type="float" office:value="0.2234" calcext:value-type="float">
            <text:p>0.2234</text:p>
          </table:table-cell>
          <table:table-cell table:formula="of:=[.G284]/[.D284]" office:value-type="float" office:value="1.01939310974219" calcext:value-type="float">
            <text:p>1.01939310974219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168" calcext:value-type="float">
            <text:p>0.2168</text:p>
          </table:table-cell>
          <table:table-cell table:formula="of:=([.I284]+[.J284])/2" office:value-type="float" office:value="0.22005" calcext:value-type="float">
            <text:p>0.22005</text:p>
          </table:table-cell>
          <table:table-cell table:formula="of:=[.K284]/[.D284]" office:value-type="float" office:value="1.0041067761807" calcext:value-type="float">
            <text:p>1.004106776180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5124" calcext:value-type="float">
            <text:p>1.5124</text:p>
          </table:table-cell>
          <table:table-cell office:value-type="float" office:value="1.5687" calcext:value-type="float">
            <text:p>1.5687</text:p>
          </table:table-cell>
          <table:table-cell table:formula="of:=([.B285]+[.C285])/2" office:value-type="float" office:value="1.54055" calcext:value-type="float">
            <text:p>1.540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2" calcext:value-type="float">
            <text:p>0.0052</text:p>
          </table:table-cell>
          <table:table-cell table:formula="of:=([.E285]+[.F285])/2" office:value-type="float" office:value="0.00545" calcext:value-type="float">
            <text:p>0.00545</text:p>
          </table:table-cell>
          <table:table-cell table:formula="of:=[.G285]/[.D285]" office:value-type="float" office:value="0.0035376975755412" calcext:value-type="float">
            <text:p>0.00353769757554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8" calcext:value-type="float">
            <text:p>0.0058</text:p>
          </table:table-cell>
          <table:table-cell table:formula="of:=([.I285]+[.J285])/2" office:value-type="float" office:value="0.0056" calcext:value-type="float">
            <text:p>0.0056</text:p>
          </table:table-cell>
          <table:table-cell table:formula="of:=[.K285]/[.D285]" office:value-type="float" office:value="0.00363506539872124" calcext:value-type="float">
            <text:p>0.003635065398721</text:p>
          </table:table-cell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formula="of:=SUM([.B2:.B285])" office:value-type="float" office:value="170.137" calcext:value-type="float">
            <text:p>170.137</text:p>
          </table:table-cell>
          <table:table-cell table:formula="of:=SUM([.C2:.C285])" office:value-type="float" office:value="173.2887" calcext:value-type="float">
            <text:p>173.2887</text:p>
          </table:table-cell>
          <table:table-cell table:formula="of:=SUM([.D2:.D285])" office:value-type="float" office:value="171.71285" calcext:value-type="float">
            <text:p>171.71285</text:p>
          </table:table-cell>
          <table:table-cell table:formula="of:=SUM([.E2:.E285])" office:value-type="float" office:value="153.4491" calcext:value-type="float">
            <text:p>153.4491</text:p>
          </table:table-cell>
          <table:table-cell table:formula="of:=SUM([.F2:.F285])" office:value-type="float" office:value="154.7705" calcext:value-type="float">
            <text:p>154.7705</text:p>
          </table:table-cell>
          <table:table-cell table:formula="of:=SUM([.G2:.G285])" office:value-type="float" office:value="154.1098" calcext:value-type="float">
            <text:p>154.1098</text:p>
          </table:table-cell>
          <table:table-cell table:formula="of:=[.G286]/[.D286]" office:value-type="float" office:value="0.897485540540501" calcext:value-type="float">
            <text:p>0.897485540540501</text:p>
          </table:table-cell>
          <table:table-cell table:formula="of:=SUM([.I2:.I285])" office:value-type="float" office:value="138.522" calcext:value-type="float">
            <text:p>138.522</text:p>
          </table:table-cell>
          <table:table-cell table:formula="of:=SUM([.J2:.J285])" office:value-type="float" office:value="137.2269" calcext:value-type="float">
            <text:p>137.2269</text:p>
          </table:table-cell>
          <table:table-cell table:formula="of:=SUM([.K2:.K285])" office:value-type="float" office:value="137.87445" calcext:value-type="float">
            <text:p>137.87445</text:p>
          </table:table-cell>
          <table:table-cell table:formula="of:=[.K286]/[.D286]" office:value-type="float" office:value="0.802936122718829" calcext:value-type="float">
            <text:p>0.80293612271882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aster Rules</text:p>
          </table:table-cell>
          <table:table-cell table:number-columns-repeated="6"/>
          <table:table-cell table:style-name="Default" table:formula="of:=COUNTIF([.H2:.H285];&quot;&lt;1.0&quot;)" office:value-type="float" office:value="104" calcext:value-type="float">
            <text:p>104</text:p>
          </table:table-cell>
          <table:table-cell table:number-columns-repeated="3"/>
          <table:table-cell table:style-name="Default" table:formula="of:=COUNTIF([.L2:.L285];&quot;&lt;1.0&quot;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lower Rules</text:p>
          </table:table-cell>
          <table:table-cell table:number-columns-repeated="6"/>
          <table:table-cell table:style-name="Default" table:formula="of:=COUNTIF([.H2:.H285];&quot;&gt;1.0&quot;)" office:value-type="float" office:value="177" calcext:value-type="float">
            <text:p>177</text:p>
          </table:table-cell>
          <table:table-cell table:number-columns-repeated="3"/>
          <table:table-cell table:style-name="Default" table:formula="of:=COUNTIF([.L2:.L285];&quot;&gt;1.0&quot;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ules, more than 25% slower</text:p>
          </table:table-cell>
          <table:table-cell table:number-columns-repeated="6"/>
          <table:table-cell table:style-name="Default" table:formula="of:=COUNTIF([.H2:.H285]; &quot;&gt;1.25&quot;)" office:value-type="float" office:value="5" calcext:value-type="float">
            <text:p>5</text:p>
          </table:table-cell>
          <table:table-cell table:number-columns-repeated="3"/>
          <table:table-cell table:style-name="Default" table:formula="of:=COUNTIF([.L2:.L285]; &quot;&gt;1.25&quot;)" office:value-type="float" office:value="5" calcext:value-type="float">
            <text:p>5</text:p>
          </table:table-cell>
        </table:table-row>
        <calcext:conditional-formats>
          <calcext:conditional-format calcext:target-range-address="Sheet1.H2:Sheet1.H286">
            <calcext:condition calcext:apply-style-name="Good" calcext:value="&lt;1" calcext:base-cell-address="Sheet1.H2"/>
            <calcext:condition calcext:apply-style-name="Warning" calcext:value="between(1,1.25)" calcext:base-cell-address="Sheet1.H2"/>
            <calcext:condition calcext:apply-style-name="Bad" calcext:value="&gt;1.25" calcext:base-cell-address="Sheet1.H2"/>
          </calcext:conditional-format>
          <calcext:conditional-format calcext:target-range-address="Sheet1.L2:Sheet1.L286">
            <calcext:condition calcext:apply-style-name="Good" calcext:value="&lt;1" calcext:base-cell-address="Sheet1.L2"/>
            <calcext:condition calcext:apply-style-name="Warning" calcext:value="between(1,1.25)" calcext:base-cell-address="Sheet1.L2"/>
            <calcext:condition calcext:apply-style-name="Bad" calcext:value="&gt;1.25" calcext:base-cell-address="Sheet1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9T16:20:22.291119562</meta:creation-date>
    <dc:date>2020-03-29T16:58:30.166197532</dc:date>
    <meta:editing-duration>PT38M6S</meta:editing-duration>
    <meta:editing-cycles>8</meta:editing-cycles>
    <meta:generator>LibreOffice/6.4.1.2$Linux_X86_64 LibreOffice_project/40$Build-2</meta:generator>
    <meta:document-statistic meta:table-count="1" meta:cell-count="3440" meta:object-count="0"/>
  </office:meta>
</office:document-meta>
</file>